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asestudy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N = 1</text:p>
          </table:table-cell>
          <table:table-cell table:number-columns-repeated="3"/>
          <table:table-cell office:value-type="string">
            <text:p>N = 5</text:p>
          </table:table-cell>
          <table:table-cell table:number-columns-repeated="3"/>
          <table:table-cell office:value-type="string">
            <text:p>N = 11</text:p>
          </table:table-cell>
          <table:table-cell table:number-columns-repeated="5"/>
        </table:table-row>
        <table:table-row table:style-name="ro1">
          <table:table-cell office:value-type="string">
            <text:p>Jiffies</text:p>
          </table:table-cell>
          <table:table-cell office:value-type="string">
            <text:p>minor fault</text:p>
          </table:table-cell>
          <table:table-cell office:value-type="string">
            <text:p>major fault</text:p>
          </table:table-cell>
          <table:table-cell office:value-type="string">
            <text:p>CPU Utilization</text:p>
          </table:table-cell>
          <table:table-cell office:value-type="string">
            <text:p>Jiffies</text:p>
          </table:table-cell>
          <table:table-cell table:number-columns-repeated="2"/>
          <table:table-cell office:value-type="string">
            <text:p>CPU Utilization</text:p>
          </table:table-cell>
          <table:table-cell office:value-type="string">
            <text:p>Jiffies</text:p>
          </table:table-cell>
          <table:table-cell table:number-columns-repeated="2"/>
          <table:table-cell office:value-type="string">
            <text:p>CPU Utilization</text:p>
          </table:table-cell>
          <table:table-cell table:number-columns-repeated="2"/>
        </table:table-row>
        <table:table-row table:style-name="ro1">
          <table:table-cell office:value-type="float" office:value="4295779882">
            <text:p>4295779882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295905264">
            <text:p>4295905264</text:p>
          </table:table-cell>
          <table:table-cell office:value-type="float" office:value="13038">
            <text:p>1303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296075568">
            <text:p>4296075568</text:p>
          </table:table-cell>
          <table:table-cell office:value-type="float" office:value="8162">
            <text:p>816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>
            <draw:frame table:end-cell-address="casestudy2.AE55" table:end-x="0.8563in" table:end-y="0.0118in" draw:z-index="1" draw:style-name="gr1" svg:width="15.5413in" svg:height="9.2126in" svg:x="0.4283in" svg:y="0.0449in">
              <draw:object draw:notify-on-update-of-ranges="casestudy2.A3:casestudy2.A404 casestudy2.D2:casestudy2.D2 casestudy2.D3:casestudy2.D40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295779932">
            <text:p>429577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14">
            <text:p>4295905314</text:p>
          </table:table-cell>
          <table:table-cell office:value-type="float" office:value="17557">
            <text:p>1755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75618">
            <text:p>4296075618</text:p>
          </table:table-cell>
          <table:table-cell office:value-type="float" office:value="14514">
            <text:p>1451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295779982">
            <text:p>4295779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64">
            <text:p>4295905364</text:p>
          </table:table-cell>
          <table:table-cell office:value-type="float" office:value="11267">
            <text:p>1126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96075668">
            <text:p>4296075668</text:p>
          </table:table-cell>
          <table:table-cell office:value-type="float" office:value="16773">
            <text:p>167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0032">
            <text:p>429578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14">
            <text:p>4295905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18">
            <text:p>4296075718</text:p>
          </table:table-cell>
          <table:table-cell office:value-type="float" office:value="17604">
            <text:p>1760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0082">
            <text:p>429578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64">
            <text:p>4295905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68">
            <text:p>4296075768</text:p>
          </table:table-cell>
          <table:table-cell office:value-type="float" office:value="17777">
            <text:p>1777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0132">
            <text:p>429578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14">
            <text:p>4295905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18">
            <text:p>4296075818</text:p>
          </table:table-cell>
          <table:table-cell office:value-type="float" office:value="16813">
            <text:p>168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0182">
            <text:p>429578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64">
            <text:p>4295905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68">
            <text:p>429607586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0232">
            <text:p>429578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14">
            <text:p>4295905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18">
            <text:p>42960759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282">
            <text:p>429578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64">
            <text:p>4295905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68">
            <text:p>4296075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332">
            <text:p>429578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14">
            <text:p>4295905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18">
            <text:p>42960760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382">
            <text:p>429578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64">
            <text:p>4295905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68">
            <text:p>4296076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432">
            <text:p>429578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14">
            <text:p>4295905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18">
            <text:p>42960761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482">
            <text:p>429578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64">
            <text:p>4295905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68">
            <text:p>4296076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532">
            <text:p>429578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14">
            <text:p>4295905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18">
            <text:p>4296076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582">
            <text:p>429578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64">
            <text:p>4295905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68">
            <text:p>4296076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632">
            <text:p>429578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14">
            <text:p>4295906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18">
            <text:p>4296076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682">
            <text:p>429578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64">
            <text:p>4295906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68">
            <text:p>4296076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732">
            <text:p>429578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14">
            <text:p>4295906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18">
            <text:p>4296076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782">
            <text:p>429578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64">
            <text:p>4295906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68">
            <text:p>4296076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832">
            <text:p>429578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214">
            <text:p>4295906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18">
            <text:p>4296076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882">
            <text:p>4295780882</text:p>
          </table:table-cell>
          <table:table-cell office:value-type="float" office:value="3886">
            <text:p>388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6264">
            <text:p>4295906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68">
            <text:p>4296076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932">
            <text:p>4295780932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5906314">
            <text:p>4295906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618">
            <text:p>4296076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982">
            <text:p>4295780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364">
            <text:p>4295906364</text:p>
          </table:table-cell>
          <table:table-cell office:value-type="float" office:value="6310">
            <text:p>63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76668">
            <text:p>4296076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032">
            <text:p>429578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14">
            <text:p>4295906414</text:p>
          </table:table-cell>
          <table:table-cell office:value-type="float" office:value="16698">
            <text:p>1669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296076718">
            <text:p>4296076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082">
            <text:p>429578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64">
            <text:p>4295906464</text:p>
          </table:table-cell>
          <table:table-cell office:value-type="float" office:value="4807">
            <text:p>480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76768">
            <text:p>4296076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132">
            <text:p>429578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14">
            <text:p>4295906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18">
            <text:p>4296076818</text:p>
          </table:table-cell>
          <table:table-cell office:value-type="float" office:value="6335">
            <text:p>63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295781182">
            <text:p>429578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64">
            <text:p>4295906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68">
            <text:p>4296076868</text:p>
          </table:table-cell>
          <table:table-cell office:value-type="float" office:value="14149">
            <text:p>1414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295781232">
            <text:p>429578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14">
            <text:p>4295906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18">
            <text:p>4296076918</text:p>
          </table:table-cell>
          <table:table-cell office:value-type="float" office:value="15977">
            <text:p>1597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1282">
            <text:p>429578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64">
            <text:p>4295906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68">
            <text:p>4296076968</text:p>
          </table:table-cell>
          <table:table-cell office:value-type="float" office:value="15373">
            <text:p>153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1332">
            <text:p>429578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14">
            <text:p>4295906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18">
            <text:p>4296077018</text:p>
          </table:table-cell>
          <table:table-cell office:value-type="float" office:value="9359">
            <text:p>93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295781382">
            <text:p>429578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64">
            <text:p>4295906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68">
            <text:p>4296077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432">
            <text:p>429578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14">
            <text:p>4295906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18">
            <text:p>42960771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482">
            <text:p>429578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64">
            <text:p>4295906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68">
            <text:p>4296077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532">
            <text:p>429578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14">
            <text:p>4295906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18">
            <text:p>4296077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582">
            <text:p>429578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64">
            <text:p>4295906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68">
            <text:p>4296077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632">
            <text:p>429578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14">
            <text:p>4295907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18">
            <text:p>4296077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682">
            <text:p>429578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64">
            <text:p>4295907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68">
            <text:p>4296077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732">
            <text:p>429578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14">
            <text:p>4295907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18">
            <text:p>4296077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782">
            <text:p>429578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64">
            <text:p>4295907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68">
            <text:p>4296077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832">
            <text:p>429578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14">
            <text:p>4295907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18">
            <text:p>4296077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882">
            <text:p>429578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64">
            <text:p>4295907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68">
            <text:p>4296077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932">
            <text:p>4295781932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7314">
            <text:p>4295907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18">
            <text:p>4296077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982">
            <text:p>4295781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364">
            <text:p>4295907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68">
            <text:p>4296077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032">
            <text:p>429578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14">
            <text:p>4295907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718">
            <text:p>4296077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082">
            <text:p>429578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64">
            <text:p>4295907464</text:p>
          </table:table-cell>
          <table:table-cell office:value-type="float" office:value="11509">
            <text:p>1150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96077768">
            <text:p>4296077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132">
            <text:p>429578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14">
            <text:p>4295907514</text:p>
          </table:table-cell>
          <table:table-cell office:value-type="float" office:value="7376">
            <text:p>73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96077818">
            <text:p>4296077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182">
            <text:p>429578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64">
            <text:p>4295907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868">
            <text:p>4296077868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295782232">
            <text:p>429578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14">
            <text:p>4295907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18">
            <text:p>42960779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282">
            <text:p>429578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64">
            <text:p>4295907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68">
            <text:p>4296077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332">
            <text:p>429578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14">
            <text:p>4295907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18">
            <text:p>4296078018</text:p>
          </table:table-cell>
          <table:table-cell office:value-type="float" office:value="10512">
            <text:p>1051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295782382">
            <text:p>429578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64">
            <text:p>4295907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68">
            <text:p>4296078068</text:p>
          </table:table-cell>
          <table:table-cell office:value-type="float" office:value="15068">
            <text:p>1506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2432">
            <text:p>429578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14">
            <text:p>4295907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18">
            <text:p>4296078118</text:p>
          </table:table-cell>
          <table:table-cell office:value-type="float" office:value="12190">
            <text:p>1219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295782482">
            <text:p>429578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64">
            <text:p>4295907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68">
            <text:p>4296078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532">
            <text:p>429578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14">
            <text:p>4295907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18">
            <text:p>4296078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582">
            <text:p>429578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64">
            <text:p>4295907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68">
            <text:p>4296078268</text:p>
          </table:table-cell>
          <table:table-cell table:number-columns-repeated="3" office:value-type="float" office:value="0">
            <text:p>0</text:p>
          </table:table-cell>
          <table:table-cell/>
          <table:table-cell>
            <draw:frame table:end-cell-address="casestudy2.AF114" table:end-x="0.6472in" table:end-y="0.1488in" draw:z-index="2" draw:style-name="gr1" svg:width="16.211in" svg:height="10.2406in" svg:x="0.439in" svg:y="0.0429in">
              <draw:object draw:notify-on-update-of-ranges="casestudy2.E3:casestudy2.E412 casestudy2.H2:casestudy2.H2 casestudy2.H3:casestudy2.H4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4295782632">
            <text:p>429578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14">
            <text:p>4295908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18">
            <text:p>4296078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682">
            <text:p>429578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64">
            <text:p>4295908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68">
            <text:p>4296078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732">
            <text:p>429578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14">
            <text:p>4295908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18">
            <text:p>4296078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782">
            <text:p>429578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64">
            <text:p>4295908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68">
            <text:p>4296078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832">
            <text:p>429578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14">
            <text:p>4295908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18">
            <text:p>4296078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882">
            <text:p>429578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64">
            <text:p>4295908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68">
            <text:p>4296078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932">
            <text:p>4295782932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5908314">
            <text:p>4295908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18">
            <text:p>4296078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982">
            <text:p>4295782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364">
            <text:p>4295908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68">
            <text:p>4296078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032">
            <text:p>429578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14">
            <text:p>4295908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18">
            <text:p>4296078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082">
            <text:p>429578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64">
            <text:p>4295908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68">
            <text:p>4296078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132">
            <text:p>429578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14">
            <text:p>4295908514</text:p>
          </table:table-cell>
          <table:table-cell office:value-type="float" office:value="8028">
            <text:p>80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296078818">
            <text:p>4296078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182">
            <text:p>429578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64">
            <text:p>4295908564</text:p>
          </table:table-cell>
          <table:table-cell office:value-type="float" office:value="4842">
            <text:p>48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78868">
            <text:p>429607886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3232">
            <text:p>429578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14">
            <text:p>4295908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18">
            <text:p>4296078918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3282">
            <text:p>429578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64">
            <text:p>4295908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68">
            <text:p>4296078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332">
            <text:p>429578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14">
            <text:p>4295908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18">
            <text:p>42960790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95783382">
            <text:p>429578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64">
            <text:p>4295908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68">
            <text:p>4296079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432">
            <text:p>429578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14">
            <text:p>4295908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18">
            <text:p>4296079118</text:p>
          </table:table-cell>
          <table:table-cell office:value-type="float" office:value="7011">
            <text:p>70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295783482">
            <text:p>429578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64">
            <text:p>4295908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68">
            <text:p>4296079168</text:p>
          </table:table-cell>
          <table:table-cell office:value-type="float" office:value="14797">
            <text:p>1479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3532">
            <text:p>429578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14">
            <text:p>4295908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18">
            <text:p>4296079218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3582">
            <text:p>429578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64">
            <text:p>4295908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68">
            <text:p>4296079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632">
            <text:p>429578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14">
            <text:p>4295909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18">
            <text:p>4296079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682">
            <text:p>429578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64">
            <text:p>4295909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68">
            <text:p>4296079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732">
            <text:p>429578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14">
            <text:p>4295909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18">
            <text:p>4296079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782">
            <text:p>429578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64">
            <text:p>4295909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68">
            <text:p>4296079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832">
            <text:p>429578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14">
            <text:p>4295909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18">
            <text:p>4296079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882">
            <text:p>429578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64">
            <text:p>4295909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68">
            <text:p>4296079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932">
            <text:p>4295783932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5909314">
            <text:p>4295909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18">
            <text:p>4296079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982">
            <text:p>4295783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364">
            <text:p>4295909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68">
            <text:p>4296079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032">
            <text:p>429578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14">
            <text:p>4295909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18">
            <text:p>4296079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082">
            <text:p>429578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64">
            <text:p>4295909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68">
            <text:p>4296079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132">
            <text:p>429578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14">
            <text:p>4295909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818">
            <text:p>4296079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182">
            <text:p>429578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64">
            <text:p>4295909564</text:p>
          </table:table-cell>
          <table:table-cell office:value-type="float" office:value="8695">
            <text:p>869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296079868">
            <text:p>4296079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232">
            <text:p>429578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14">
            <text:p>4295909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18">
            <text:p>42960799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4282">
            <text:p>429578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64">
            <text:p>4295909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68">
            <text:p>4296079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332">
            <text:p>429578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14">
            <text:p>4295909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18">
            <text:p>42960800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4382">
            <text:p>429578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64">
            <text:p>4295909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68">
            <text:p>4296080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432">
            <text:p>429578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14">
            <text:p>4295909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18">
            <text:p>42960801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95784482">
            <text:p>429578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64">
            <text:p>4295909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68">
            <text:p>429608016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4532">
            <text:p>429578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14">
            <text:p>4295909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18">
            <text:p>4296080218</text:p>
          </table:table-cell>
          <table:table-cell office:value-type="float" office:value="11677">
            <text:p>1167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295784582">
            <text:p>429578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64">
            <text:p>4295909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68">
            <text:p>4296080268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4632">
            <text:p>429578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14">
            <text:p>4295910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18">
            <text:p>4296080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682">
            <text:p>429578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64">
            <text:p>4295910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68">
            <text:p>4296080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732">
            <text:p>429578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14">
            <text:p>4295910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18">
            <text:p>4296080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782">
            <text:p>429578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64">
            <text:p>4295910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68">
            <text:p>4296080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832">
            <text:p>429578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14">
            <text:p>4295910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18">
            <text:p>4296080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882">
            <text:p>429578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64">
            <text:p>4295910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68">
            <text:p>4296080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932">
            <text:p>4295784932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5910314">
            <text:p>4295910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18">
            <text:p>4296080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982">
            <text:p>4295784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364">
            <text:p>4295910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68">
            <text:p>4296080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032">
            <text:p>429578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14">
            <text:p>4295910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18">
            <text:p>4296080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082">
            <text:p>429578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64">
            <text:p>4295910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68">
            <text:p>4296080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132">
            <text:p>429578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14">
            <text:p>4295910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818">
            <text:p>4296080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182">
            <text:p>429578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64">
            <text:p>4295910564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0868">
            <text:p>4296080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232">
            <text:p>429578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14">
            <text:p>4295910614</text:p>
          </table:table-cell>
          <table:table-cell office:value-type="float" office:value="4899">
            <text:p>489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80918">
            <text:p>42960809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5282">
            <text:p>429578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64">
            <text:p>4295910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968">
            <text:p>4296080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332">
            <text:p>429578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14">
            <text:p>4295910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18">
            <text:p>42960810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5382">
            <text:p>429578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64">
            <text:p>4295910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68">
            <text:p>4296081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432">
            <text:p>429578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14">
            <text:p>4295910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18">
            <text:p>42960811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5482">
            <text:p>429578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64">
            <text:p>4295910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68">
            <text:p>429608116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5532">
            <text:p>429578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14">
            <text:p>4295910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18">
            <text:p>4296081218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>
            <draw:frame table:end-cell-address="casestudy2.AI158" table:end-x="0.5925in" table:end-y="0.1283in" draw:z-index="3" draw:style-name="gr1" svg:width="18.7134in" svg:height="7.5732in" svg:x="0.5488in" svg:y="0.0232in">
              <draw:object draw:notify-on-update-of-ranges="casestudy2.I3:casestudy2.I421 casestudy2.L2:casestudy2.L2 casestudy2.L3:casestudy2.L4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4295785582">
            <text:p>429578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64">
            <text:p>4295910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68">
            <text:p>4296081268</text:p>
          </table:table-cell>
          <table:table-cell office:value-type="float" office:value="7783">
            <text:p>77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295785632">
            <text:p>429578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14">
            <text:p>4295911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18">
            <text:p>4296081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682">
            <text:p>429578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64">
            <text:p>4295911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68">
            <text:p>4296081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732">
            <text:p>429578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14">
            <text:p>4295911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18">
            <text:p>4296081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782">
            <text:p>429578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64">
            <text:p>4295911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68">
            <text:p>4296081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832">
            <text:p>429578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14">
            <text:p>4295911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18">
            <text:p>4296081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882">
            <text:p>429578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64">
            <text:p>4295911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68">
            <text:p>4296081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932">
            <text:p>4295785932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5911314">
            <text:p>4295911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18">
            <text:p>4296081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982">
            <text:p>4295785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364">
            <text:p>4295911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68">
            <text:p>4296081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032">
            <text:p>429578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14">
            <text:p>4295911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18">
            <text:p>4296081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082">
            <text:p>429578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64">
            <text:p>4295911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68">
            <text:p>4296081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132">
            <text:p>429578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14">
            <text:p>4295911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18">
            <text:p>4296081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182">
            <text:p>429578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64">
            <text:p>4295911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68">
            <text:p>4296081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232">
            <text:p>429578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14">
            <text:p>4295911614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81918">
            <text:p>42960819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6282">
            <text:p>429578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64">
            <text:p>4295911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968">
            <text:p>4296081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332">
            <text:p>429578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14">
            <text:p>4295911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18">
            <text:p>4296082018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6382">
            <text:p>429578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64">
            <text:p>4295911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68">
            <text:p>429608206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6432">
            <text:p>429578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14">
            <text:p>4295911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18">
            <text:p>42960821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6482">
            <text:p>429578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64">
            <text:p>4295911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68">
            <text:p>4296082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532">
            <text:p>429578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14">
            <text:p>4295911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18">
            <text:p>42960822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6582">
            <text:p>429578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64">
            <text:p>4295911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68">
            <text:p>4296082268</text:p>
          </table:table-cell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295786632">
            <text:p>429578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14">
            <text:p>4295912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18">
            <text:p>4296082318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6682">
            <text:p>429578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64">
            <text:p>4295912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68">
            <text:p>4296082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732">
            <text:p>429578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14">
            <text:p>4295912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18">
            <text:p>4296082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782">
            <text:p>429578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64">
            <text:p>4295912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68">
            <text:p>4296082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832">
            <text:p>429578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14">
            <text:p>4295912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18">
            <text:p>4296082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882">
            <text:p>429578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64">
            <text:p>4295912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68">
            <text:p>4296082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932">
            <text:p>429578693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2314">
            <text:p>4295912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18">
            <text:p>4296082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982">
            <text:p>4295786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364">
            <text:p>4295912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68">
            <text:p>4296082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032">
            <text:p>429578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14">
            <text:p>4295912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18">
            <text:p>4296082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082">
            <text:p>429578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64">
            <text:p>4295912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68">
            <text:p>4296082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132">
            <text:p>429578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14">
            <text:p>4295912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18">
            <text:p>4296082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182">
            <text:p>429578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64">
            <text:p>4295912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68">
            <text:p>4296082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232">
            <text:p>429578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14">
            <text:p>4295912614</text:p>
          </table:table-cell>
          <table:table-cell office:value-type="float" office:value="2695">
            <text:p>269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82918">
            <text:p>42960829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7282">
            <text:p>429578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64">
            <text:p>4295912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968">
            <text:p>4296082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332">
            <text:p>429578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14">
            <text:p>4295912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18">
            <text:p>42960830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382">
            <text:p>429578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64">
            <text:p>4295912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68">
            <text:p>42960830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432">
            <text:p>429578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14">
            <text:p>4295912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18">
            <text:p>42960831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7482">
            <text:p>429578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64">
            <text:p>4295912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68">
            <text:p>4296083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532">
            <text:p>429578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14">
            <text:p>4295912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18">
            <text:p>42960832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582">
            <text:p>429578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64">
            <text:p>4295912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68">
            <text:p>42960832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632">
            <text:p>429578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14">
            <text:p>4295913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18">
            <text:p>429608331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295787682">
            <text:p>429578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64">
            <text:p>4295913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68">
            <text:p>4296083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732">
            <text:p>429578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14">
            <text:p>4295913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18">
            <text:p>4296083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782">
            <text:p>429578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64">
            <text:p>4295913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68">
            <text:p>4296083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832">
            <text:p>429578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14">
            <text:p>4295913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18">
            <text:p>4296083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882">
            <text:p>429578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64">
            <text:p>4295913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68">
            <text:p>4296083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932">
            <text:p>429578793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14">
            <text:p>4295913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18">
            <text:p>4296083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982">
            <text:p>4295787982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64">
            <text:p>4295913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68">
            <text:p>4296083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032">
            <text:p>429578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14">
            <text:p>4295913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18">
            <text:p>4296083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082">
            <text:p>429578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64">
            <text:p>4295913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68">
            <text:p>4296083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132">
            <text:p>429578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14">
            <text:p>4295913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18">
            <text:p>4296083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182">
            <text:p>429578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64">
            <text:p>4295913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68">
            <text:p>4296083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232">
            <text:p>429578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14">
            <text:p>4295913614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6083919">
            <text:p>42960839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8282">
            <text:p>429578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64">
            <text:p>429591366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3969">
            <text:p>4296083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332">
            <text:p>429578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14">
            <text:p>4295913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19">
            <text:p>4296084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382">
            <text:p>429578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64">
            <text:p>4295913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69">
            <text:p>42960840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432">
            <text:p>429578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14">
            <text:p>4295913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19">
            <text:p>4296084119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482">
            <text:p>429578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64">
            <text:p>4295913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69">
            <text:p>4296084169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532">
            <text:p>429578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14">
            <text:p>4295913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19">
            <text:p>42960842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582">
            <text:p>429578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64">
            <text:p>4295913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69">
            <text:p>42960842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632">
            <text:p>429578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14">
            <text:p>4295914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19">
            <text:p>4296084319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295788682">
            <text:p>429578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64">
            <text:p>4295914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69">
            <text:p>4296084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732">
            <text:p>429578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14">
            <text:p>4295914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19">
            <text:p>4296084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782">
            <text:p>429578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64">
            <text:p>4295914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69">
            <text:p>4296084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832">
            <text:p>429578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14">
            <text:p>4295914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19">
            <text:p>4296084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882">
            <text:p>429578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64">
            <text:p>4295914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69">
            <text:p>4296084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932">
            <text:p>429578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314">
            <text:p>4295914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19">
            <text:p>4296084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982">
            <text:p>429578898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4364">
            <text:p>4295914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69">
            <text:p>4296084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032">
            <text:p>429578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14">
            <text:p>4295914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19">
            <text:p>4296084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082">
            <text:p>429578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64">
            <text:p>4295914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69">
            <text:p>4296084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132">
            <text:p>429578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14">
            <text:p>4295914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19">
            <text:p>4296084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182">
            <text:p>429578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64">
            <text:p>4295914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69">
            <text:p>4296084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232">
            <text:p>429578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15">
            <text:p>4295914615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4919">
            <text:p>42960849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282">
            <text:p>429578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65">
            <text:p>4295914665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4969">
            <text:p>4296084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332">
            <text:p>429578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15">
            <text:p>429591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19">
            <text:p>4296085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382">
            <text:p>429578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65">
            <text:p>429591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69">
            <text:p>42960850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9432">
            <text:p>429578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15">
            <text:p>429591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19">
            <text:p>4296085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482">
            <text:p>429578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65">
            <text:p>429591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69">
            <text:p>42960851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532">
            <text:p>429578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15">
            <text:p>429591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19">
            <text:p>42960852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582">
            <text:p>429578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65">
            <text:p>429591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69">
            <text:p>42960852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9632">
            <text:p>429578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15">
            <text:p>429591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19">
            <text:p>4296085319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295789682">
            <text:p>429578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65">
            <text:p>429591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69">
            <text:p>4296085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732">
            <text:p>429578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15">
            <text:p>429591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19">
            <text:p>4296085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782">
            <text:p>429578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65">
            <text:p>429591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69">
            <text:p>4296085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832">
            <text:p>429578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15">
            <text:p>429591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19">
            <text:p>4296085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882">
            <text:p>429578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65">
            <text:p>429591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69">
            <text:p>4296085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932">
            <text:p>429578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315">
            <text:p>429591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19">
            <text:p>4296085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982">
            <text:p>429578998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5365">
            <text:p>429591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69">
            <text:p>4296085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032">
            <text:p>429579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15">
            <text:p>429591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19">
            <text:p>4296085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082">
            <text:p>429579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65">
            <text:p>429591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69">
            <text:p>4296085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132">
            <text:p>429579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15">
            <text:p>429591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19">
            <text:p>4296085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182">
            <text:p>429579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65">
            <text:p>429591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69">
            <text:p>4296085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232">
            <text:p>429579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15">
            <text:p>429591561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5919">
            <text:p>42960859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282">
            <text:p>429579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65">
            <text:p>4295915665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6085969">
            <text:p>4296085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332">
            <text:p>429579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15">
            <text:p>4295915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19">
            <text:p>4296086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382">
            <text:p>429579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65">
            <text:p>4295915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69">
            <text:p>42960860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432">
            <text:p>429579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15">
            <text:p>4295915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19">
            <text:p>4296086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482">
            <text:p>429579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65">
            <text:p>4295915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69">
            <text:p>42960861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532">
            <text:p>429579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15">
            <text:p>4295915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19">
            <text:p>42960862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0582">
            <text:p>429579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65">
            <text:p>4295915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69">
            <text:p>42960862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0632">
            <text:p>429579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15">
            <text:p>4295916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19">
            <text:p>4296086319</text:p>
          </table:table-cell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95790682">
            <text:p>429579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65">
            <text:p>4295916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69">
            <text:p>4296086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732">
            <text:p>429579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15">
            <text:p>4295916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19">
            <text:p>4296086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782">
            <text:p>429579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65">
            <text:p>4295916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69">
            <text:p>4296086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832">
            <text:p>429579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15">
            <text:p>4295916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19">
            <text:p>4296086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882">
            <text:p>4295790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65">
            <text:p>4295916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69">
            <text:p>4296086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932">
            <text:p>4295790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315">
            <text:p>4295916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19">
            <text:p>4296086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982">
            <text:p>429579098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5916365">
            <text:p>4295916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69">
            <text:p>4296086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032">
            <text:p>429579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15">
            <text:p>4295916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19">
            <text:p>4296086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082">
            <text:p>429579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65">
            <text:p>4295916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69">
            <text:p>4296086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132">
            <text:p>429579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15">
            <text:p>4295916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19">
            <text:p>4296086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182">
            <text:p>429579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65">
            <text:p>4295916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69">
            <text:p>4296086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232">
            <text:p>429579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15">
            <text:p>429591661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6919">
            <text:p>42960869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1282">
            <text:p>429579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65">
            <text:p>429591666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6969">
            <text:p>4296086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332">
            <text:p>429579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15">
            <text:p>4295916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19">
            <text:p>4296087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382">
            <text:p>429579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65">
            <text:p>4295916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69">
            <text:p>42960870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432">
            <text:p>429579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15">
            <text:p>4295916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19">
            <text:p>4296087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482">
            <text:p>429579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65">
            <text:p>4295916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69">
            <text:p>42960871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1532">
            <text:p>429579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15">
            <text:p>4295916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19">
            <text:p>42960872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582">
            <text:p>429579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65">
            <text:p>4295916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69">
            <text:p>42960872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632">
            <text:p>429579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15">
            <text:p>4295917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19">
            <text:p>4296087319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95791682">
            <text:p>429579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65">
            <text:p>4295917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69">
            <text:p>4296087369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1732">
            <text:p>429579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15">
            <text:p>4295917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19">
            <text:p>4296087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782">
            <text:p>429579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65">
            <text:p>4295917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69">
            <text:p>4296087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832">
            <text:p>429579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15">
            <text:p>4295917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19">
            <text:p>4296087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882">
            <text:p>429579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65">
            <text:p>4295917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69">
            <text:p>4296087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932">
            <text:p>4295791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315">
            <text:p>4295917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19">
            <text:p>4296087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982">
            <text:p>429579198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7365">
            <text:p>4295917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69">
            <text:p>4296087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032">
            <text:p>429579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15">
            <text:p>4295917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19">
            <text:p>4296087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082">
            <text:p>429579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65">
            <text:p>4295917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69">
            <text:p>4296087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132">
            <text:p>429579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15">
            <text:p>4295917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19">
            <text:p>4296087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182">
            <text:p>429579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65">
            <text:p>4295917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69">
            <text:p>4296087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232">
            <text:p>429579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15">
            <text:p>429591761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7919">
            <text:p>42960879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2282">
            <text:p>429579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65">
            <text:p>4295917665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7969">
            <text:p>4296087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332">
            <text:p>429579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15">
            <text:p>4295917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19">
            <text:p>4296088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382">
            <text:p>429579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65">
            <text:p>4295917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69">
            <text:p>42960880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432">
            <text:p>429579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15">
            <text:p>4295917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19">
            <text:p>4296088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482">
            <text:p>429579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65">
            <text:p>4295917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69">
            <text:p>42960881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532">
            <text:p>429579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15">
            <text:p>4295917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19">
            <text:p>42960882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582">
            <text:p>429579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65">
            <text:p>4295917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69">
            <text:p>42960882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632">
            <text:p>429579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15">
            <text:p>4295918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19">
            <text:p>4296088319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2682">
            <text:p>429579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65">
            <text:p>4295918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69">
            <text:p>4296088369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2732">
            <text:p>429579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15">
            <text:p>4295918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19">
            <text:p>4296088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782">
            <text:p>429579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65">
            <text:p>4295918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69">
            <text:p>4296088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832">
            <text:p>429579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15">
            <text:p>4295918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19">
            <text:p>4296088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882">
            <text:p>429579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65">
            <text:p>4295918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69">
            <text:p>4296088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932">
            <text:p>4295792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315">
            <text:p>4295918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19">
            <text:p>4296088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982">
            <text:p>42957929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8365">
            <text:p>4295918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69">
            <text:p>4296088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032">
            <text:p>429579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15">
            <text:p>4295918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19">
            <text:p>4296088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082">
            <text:p>429579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65">
            <text:p>4295918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69">
            <text:p>4296088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132">
            <text:p>429579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15">
            <text:p>4295918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19">
            <text:p>4296088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182">
            <text:p>429579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65">
            <text:p>4295918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69">
            <text:p>4296088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232">
            <text:p>429579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15">
            <text:p>42959186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8919">
            <text:p>42960889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3282">
            <text:p>429579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65">
            <text:p>4295918665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8969">
            <text:p>4296088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332">
            <text:p>429579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15">
            <text:p>4295918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19">
            <text:p>4296089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382">
            <text:p>429579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65">
            <text:p>4295918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69">
            <text:p>42960890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432">
            <text:p>429579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15">
            <text:p>4295918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19">
            <text:p>4296089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482">
            <text:p>429579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65">
            <text:p>4295918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69">
            <text:p>42960891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3532">
            <text:p>429579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15">
            <text:p>4295918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19">
            <text:p>4296089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582">
            <text:p>429579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65">
            <text:p>4295918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69">
            <text:p>4296089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632">
            <text:p>429579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15">
            <text:p>4295919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19">
            <text:p>429608931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682">
            <text:p>429579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65">
            <text:p>4295919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69">
            <text:p>429608936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3732">
            <text:p>429579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15">
            <text:p>4295919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19">
            <text:p>4296089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782">
            <text:p>429579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65">
            <text:p>4295919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69">
            <text:p>4296089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832">
            <text:p>429579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15">
            <text:p>4295919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19">
            <text:p>4296089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882">
            <text:p>429579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65">
            <text:p>4295919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69">
            <text:p>4296089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932">
            <text:p>4295793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315">
            <text:p>4295919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19">
            <text:p>4296089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982">
            <text:p>429579398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9365">
            <text:p>4295919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69">
            <text:p>4296089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032">
            <text:p>429579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15">
            <text:p>4295919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19">
            <text:p>4296089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082">
            <text:p>429579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65">
            <text:p>4295919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69">
            <text:p>4296089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132">
            <text:p>429579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15">
            <text:p>4295919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19">
            <text:p>4296089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182">
            <text:p>429579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65">
            <text:p>4295919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69">
            <text:p>4296089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232">
            <text:p>429579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15">
            <text:p>42959196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9919">
            <text:p>42960899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4282">
            <text:p>429579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65">
            <text:p>4295919665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89969">
            <text:p>4296089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332">
            <text:p>429579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15">
            <text:p>4295919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19">
            <text:p>4296090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382">
            <text:p>429579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65">
            <text:p>4295919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69">
            <text:p>42960900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432">
            <text:p>429579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15">
            <text:p>4295919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19">
            <text:p>4296090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482">
            <text:p>429579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65">
            <text:p>4295919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69">
            <text:p>42960901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4532">
            <text:p>429579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15">
            <text:p>4295919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19">
            <text:p>42960902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582">
            <text:p>429579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65">
            <text:p>4295919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69">
            <text:p>42960902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632">
            <text:p>429579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15">
            <text:p>4295920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19">
            <text:p>429609031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4682">
            <text:p>429579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65">
            <text:p>4295920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69">
            <text:p>429609036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4732">
            <text:p>429579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15">
            <text:p>4295920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19">
            <text:p>4296090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782">
            <text:p>429579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65">
            <text:p>4295920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69">
            <text:p>4296090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832">
            <text:p>429579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15">
            <text:p>4295920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19">
            <text:p>4296090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882">
            <text:p>429579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65">
            <text:p>4295920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69">
            <text:p>4296090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932">
            <text:p>4295794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315">
            <text:p>4295920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19">
            <text:p>4296090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982">
            <text:p>42957949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0365">
            <text:p>4295920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69">
            <text:p>4296090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032">
            <text:p>429579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15">
            <text:p>4295920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19">
            <text:p>4296090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082">
            <text:p>429579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65">
            <text:p>4295920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69">
            <text:p>4296090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132">
            <text:p>429579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15">
            <text:p>4295920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19">
            <text:p>4296090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182">
            <text:p>429579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65">
            <text:p>4295920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69">
            <text:p>4296090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232">
            <text:p>429579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15">
            <text:p>42959206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0919">
            <text:p>42960909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282">
            <text:p>429579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65">
            <text:p>429592066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90969">
            <text:p>4296090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332">
            <text:p>429579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15">
            <text:p>4295920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19">
            <text:p>4296091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382">
            <text:p>429579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65">
            <text:p>4295920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69">
            <text:p>42960910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5432">
            <text:p>429579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15">
            <text:p>4295920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19">
            <text:p>4296091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482">
            <text:p>429579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65">
            <text:p>4295920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69">
            <text:p>42960911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532">
            <text:p>429579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15">
            <text:p>4295920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19">
            <text:p>42960912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582">
            <text:p>429579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65">
            <text:p>4295920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69">
            <text:p>42960912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632">
            <text:p>429579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15">
            <text:p>4295921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19">
            <text:p>42960913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5682">
            <text:p>429579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65">
            <text:p>4295921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69">
            <text:p>429609136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95732">
            <text:p>429579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15">
            <text:p>4295921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19">
            <text:p>4296091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782">
            <text:p>429579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65">
            <text:p>4295921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69">
            <text:p>4296091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832">
            <text:p>429579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15">
            <text:p>4295921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19">
            <text:p>4296091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882">
            <text:p>429579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65">
            <text:p>4295921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69">
            <text:p>4296091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932">
            <text:p>4295795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315">
            <text:p>4295921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19">
            <text:p>4296091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982">
            <text:p>429579598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1365">
            <text:p>4295921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69">
            <text:p>4296091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032">
            <text:p>429579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15">
            <text:p>4295921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19">
            <text:p>4296091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082">
            <text:p>429579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65">
            <text:p>4295921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69">
            <text:p>4296091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132">
            <text:p>429579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15">
            <text:p>4295921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19">
            <text:p>4296091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182">
            <text:p>429579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65">
            <text:p>4295921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69">
            <text:p>4296091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232">
            <text:p>429579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15">
            <text:p>42959216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1919">
            <text:p>42960919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282">
            <text:p>429579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65">
            <text:p>42959216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1969">
            <text:p>4296091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332">
            <text:p>429579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15">
            <text:p>4295921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19">
            <text:p>4296092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382">
            <text:p>429579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65">
            <text:p>4295921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69">
            <text:p>42960920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432">
            <text:p>429579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15">
            <text:p>4295921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19">
            <text:p>4296092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482">
            <text:p>429579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65">
            <text:p>4295921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69">
            <text:p>42960921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532">
            <text:p>429579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15">
            <text:p>4295921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19">
            <text:p>42960922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582">
            <text:p>429579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65">
            <text:p>4295921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69">
            <text:p>42960922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6632">
            <text:p>429579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15">
            <text:p>4295922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19">
            <text:p>42960923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6682">
            <text:p>429579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65">
            <text:p>4295922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69">
            <text:p>429609236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6732">
            <text:p>429579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15">
            <text:p>4295922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19">
            <text:p>4296092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782">
            <text:p>429579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65">
            <text:p>4295922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69">
            <text:p>4296092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832">
            <text:p>429579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15">
            <text:p>4295922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19">
            <text:p>4296092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882">
            <text:p>429579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65">
            <text:p>4295922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69">
            <text:p>4296092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932">
            <text:p>4295796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315">
            <text:p>4295922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19">
            <text:p>4296092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982">
            <text:p>42957969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2365">
            <text:p>42959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69">
            <text:p>4296092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032">
            <text:p>429579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15">
            <text:p>4295922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19">
            <text:p>4296092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082">
            <text:p>429579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65">
            <text:p>4295922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69">
            <text:p>4296092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132">
            <text:p>429579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15">
            <text:p>4295922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19">
            <text:p>4296092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182">
            <text:p>429579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65">
            <text:p>4295922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69">
            <text:p>4296092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232">
            <text:p>429579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15">
            <text:p>42959226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2919">
            <text:p>42960929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282">
            <text:p>429579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65">
            <text:p>42959226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2969">
            <text:p>4296092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332">
            <text:p>429579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15">
            <text:p>4295922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19">
            <text:p>4296093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382">
            <text:p>429579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65">
            <text:p>4295922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69">
            <text:p>42960930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432">
            <text:p>429579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15">
            <text:p>4295922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19">
            <text:p>4296093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482">
            <text:p>429579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65">
            <text:p>4295922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69">
            <text:p>42960931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532">
            <text:p>429579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15">
            <text:p>4295922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19">
            <text:p>42960932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582">
            <text:p>429579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65">
            <text:p>4295922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69">
            <text:p>42960932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632">
            <text:p>429579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15">
            <text:p>4295923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19">
            <text:p>42960933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7682">
            <text:p>429579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65">
            <text:p>4295923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69">
            <text:p>42960933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7732">
            <text:p>429579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15">
            <text:p>4295923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19">
            <text:p>4296093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782">
            <text:p>429579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65">
            <text:p>4295923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69">
            <text:p>4296093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832">
            <text:p>429579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15">
            <text:p>4295923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19">
            <text:p>4296093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882">
            <text:p>429579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65">
            <text:p>4295923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69">
            <text:p>4296093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932">
            <text:p>4295797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315">
            <text:p>4295923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19">
            <text:p>4296093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982">
            <text:p>429579798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3365">
            <text:p>4295923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69">
            <text:p>4296093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032">
            <text:p>429579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15">
            <text:p>4295923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19">
            <text:p>4296093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082">
            <text:p>429579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65">
            <text:p>4295923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69">
            <text:p>4296093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132">
            <text:p>429579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15">
            <text:p>4295923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19">
            <text:p>4296093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182">
            <text:p>429579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65">
            <text:p>4295923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69">
            <text:p>4296093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232">
            <text:p>429579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15">
            <text:p>42959236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3919">
            <text:p>42960939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282">
            <text:p>429579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65">
            <text:p>429592366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3969">
            <text:p>4296093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332">
            <text:p>429579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15">
            <text:p>4295923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19">
            <text:p>4296094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382">
            <text:p>429579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65">
            <text:p>4295923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69">
            <text:p>42960940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8432">
            <text:p>429579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15">
            <text:p>4295923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19">
            <text:p>4296094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482">
            <text:p>429579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65">
            <text:p>4295923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69">
            <text:p>42960941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532">
            <text:p>429579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15">
            <text:p>4295923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19">
            <text:p>42960942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582">
            <text:p>429579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65">
            <text:p>4295923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69">
            <text:p>42960942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632">
            <text:p>429579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15">
            <text:p>4295924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19">
            <text:p>42960943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8682">
            <text:p>429579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65">
            <text:p>4295924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69">
            <text:p>42960943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98732">
            <text:p>429579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15">
            <text:p>4295924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19">
            <text:p>4296094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782">
            <text:p>429579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65">
            <text:p>4295924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69">
            <text:p>4296094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832">
            <text:p>429579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15">
            <text:p>4295924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19">
            <text:p>4296094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882">
            <text:p>429579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65">
            <text:p>4295924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69">
            <text:p>4296094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932">
            <text:p>429579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315">
            <text:p>4295924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19">
            <text:p>4296094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982">
            <text:p>42957989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4365">
            <text:p>4295924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69">
            <text:p>4296094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032">
            <text:p>429579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15">
            <text:p>4295924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19">
            <text:p>4296094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082">
            <text:p>429579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65">
            <text:p>4295924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69">
            <text:p>4296094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132">
            <text:p>429579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15">
            <text:p>4295924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19">
            <text:p>4296094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182">
            <text:p>429579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65">
            <text:p>4295924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69">
            <text:p>4296094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232">
            <text:p>429579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15">
            <text:p>4295924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4919">
            <text:p>42960949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282">
            <text:p>429579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65">
            <text:p>42959246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94969">
            <text:p>4296094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332">
            <text:p>429579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15">
            <text:p>429592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19">
            <text:p>4296095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382">
            <text:p>429579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65">
            <text:p>429592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69">
            <text:p>4296095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432">
            <text:p>429579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15">
            <text:p>429592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19">
            <text:p>4296095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482">
            <text:p>429579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65">
            <text:p>429592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69">
            <text:p>4296095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532">
            <text:p>429579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15">
            <text:p>429592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19">
            <text:p>4296095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582">
            <text:p>429579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65">
            <text:p>429592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69">
            <text:p>42960952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632">
            <text:p>429579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15">
            <text:p>429592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19">
            <text:p>42960953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9682">
            <text:p>429579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65">
            <text:p>429592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69">
            <text:p>429609536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9732">
            <text:p>429579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15">
            <text:p>429592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19">
            <text:p>4296095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782">
            <text:p>429579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65">
            <text:p>429592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69">
            <text:p>4296095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832">
            <text:p>429579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15">
            <text:p>429592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19">
            <text:p>4296095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882">
            <text:p>429579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65">
            <text:p>429592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69">
            <text:p>4296095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932">
            <text:p>4295799932</text:p>
          </table:table-cell>
          <table:table-cell table:number-columns-repeated="2" office:value-type="float" office:value="0">
            <text:p>0</text:p>
          </table:table-cell>
          <table:table-cell table:formula="of:=SUM( )" office:value-type="float" office:value="0">
            <text:p>0</text:p>
          </table:table-cell>
          <table:table-cell office:value-type="float" office:value="4295925315">
            <text:p>429592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19">
            <text:p>4296095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d</text:p>
          </table:table-cell>
          <table:table-cell office:value-type="float" office:value="402">
            <text:p>402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5925365">
            <text:p>429592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69">
            <text:p>4296095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404])" office:value-type="float" office:value="104">
            <text:p>104</text:p>
          </table:table-cell>
          <table:table-cell office:value-type="float" office:value="4295925415">
            <text:p>429592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19">
            <text:p>4296095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465">
            <text:p>429592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69">
            <text:p>4296095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515">
            <text:p>429592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19">
            <text:p>4296095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565">
            <text:p>429592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69">
            <text:p>4296095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615">
            <text:p>4295925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96095919">
            <text:p>4296095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665">
            <text:p>42959256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96095969">
            <text:p>4296095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715">
            <text:p>42959257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96019">
            <text:p>4296096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ead</text:p>
          </table:table-cell>
          <table:table-cell office:value-type="float" office:value="410">
            <text:p>410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6096069">
            <text:p>42960960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:.H412])" office:value-type="float" office:value="555">
            <text:p>555</text:p>
          </table:table-cell>
          <table:table-cell office:value-type="float" office:value="4296096119">
            <text:p>4296096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169">
            <text:p>42960961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219">
            <text:p>4296096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269">
            <text:p>4296096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319">
            <text:p>42960963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369">
            <text:p>42960963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419">
            <text:p>4296096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469">
            <text:p>4296096469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read</text:p>
          </table:table-cell>
          <table:table-cell office:value-type="float" office:value="419">
            <text:p>419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UM([.L3:.L421])" office:value-type="float" office:value="1255">
            <text:p>125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Total Utilization</text:p>
          </table:table-cell>
          <table:table-cell/>
          <table:table-cell>
            <draw:frame table:end-cell-address="casestudy2.N456" table:end-x="0.4169in" table:end-y="0.0843in" draw:z-index="0" draw:style-name="gr1" svg:width="8.5937in" svg:height="5.2614in" svg:x="0.7134in" svg:y="0.1571in">
              <draw:object draw:notify-on-update-of-ranges="casestudy2.A427:casestudy2.A429 casestudy2.A426:casestudy2.A426 casestudy2.B427:casestudy2.B4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55">
            <text:p>1255</text:p>
          </table:table-cell>
          <table:table-cell table:number-columns-repeated="12"/>
        </table:table-row>
      </table:table>
      <table:table table:name="2gb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N = 1</text:p>
          </table:table-cell>
          <table:table-cell table:number-columns-repeated="4"/>
          <table:table-cell office:value-type="string">
            <text:p>CPU utilization</text:p>
          </table:table-cell>
          <table:table-cell/>
          <table:table-cell office:value-type="string">
            <text:p>N = 5</text:p>
          </table:table-cell>
          <table:table-cell table:number-columns-repeated="3"/>
          <table:table-cell office:value-type="string">
            <text:p>CPU Utilization</text:p>
          </table:table-cell>
          <table:table-cell/>
          <table:table-cell office:value-type="string">
            <text:p>N = 11</text:p>
          </table:table-cell>
          <table:table-cell table:number-columns-repeated="3"/>
          <table:table-cell office:value-type="string">
            <text:p>CPU Utilization</text:p>
          </table:table-cell>
          <table:table-cell/>
        </table:table-row>
        <table:table-row table:style-name="ro2">
          <table:table-cell office:value-type="string">
            <text:p>Jiffies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cpu use</text:p>
          </table:table-cell>
          <table:table-cell office:value-type="string">
            <text:p>Jiffies diff</text:p>
          </table:table-cell>
          <table:table-cell office:value-type="string">
            <text:p>cpu use / 50</text:p>
          </table:table-cell>
          <table:table-cell/>
          <table:table-cell office:value-type="string">
            <text:p>Jiffies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cpu use</text:p>
          </table:table-cell>
          <table:table-cell office:value-type="string">
            <text:p>cpu use / 50</text:p>
          </table:table-cell>
          <table:table-cell/>
          <table:table-cell office:value-type="string">
            <text:p>Jiffies</text:p>
          </table:table-cell>
          <table:table-cell office:value-type="string">
            <text:p>minor</text:p>
          </table:table-cell>
          <table:table-cell office:value-type="string">
            <text:p>major</text:p>
          </table:table-cell>
          <table:table-cell office:value-type="string">
            <text:p>cpu use</text:p>
          </table:table-cell>
          <table:table-cell office:value-type="string">
            <text:p>cpu use / 50</text:p>
          </table:table-cell>
          <table:table-cell>
            <draw:frame table:end-cell-address="2gb.AG53" table:end-x="0.0185in" table:end-y="0.1in" draw:z-index="0" draw:style-name="gr1" svg:width="11.8504in" svg:height="9.0185in" svg:x="0.6146in" svg:y="0.1571in">
              <draw:object draw:notify-on-update-of-ranges="2gb.A3:2gb.A405 2gb.F1:2gb.F1 2gb.F3:2gb.F40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96093458">
            <text:p>4296093458</text:p>
          </table:table-cell>
          <table:table-cell office:value-type="float" office:value="9284">
            <text:p>928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.4">
            <text:p>0.4</text:p>
          </table:table-cell>
          <table:table-cell/>
          <table:table-cell office:value-type="float" office:value="4296166664">
            <text:p>4296166664</text:p>
          </table:table-cell>
          <table:table-cell office:value-type="float" office:value="16203">
            <text:p>1620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.84">
            <text:p>0.84</text:p>
          </table:table-cell>
          <table:table-cell/>
          <table:table-cell office:value-type="float" office:value="4296277483">
            <text:p>4296277483</text:p>
          </table:table-cell>
          <table:table-cell office:value-type="float" office:value="12773">
            <text:p>1277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4296093508">
            <text:p>429609350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4296166714">
            <text:p>4296166714</text:p>
          </table:table-cell>
          <table:table-cell office:value-type="float" office:value="22691">
            <text:p>2269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/>
          <table:table-cell office:value-type="float" office:value="4296277533">
            <text:p>4296277533</text:p>
          </table:table-cell>
          <table:table-cell office:value-type="float" office:value="18907">
            <text:p>1890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4296093558">
            <text:p>429609355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float" office:value="4296166764">
            <text:p>4296166764</text:p>
          </table:table-cell>
          <table:table-cell office:value-type="float" office:value="7529">
            <text:p>75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  <table:table-cell office:value-type="float" office:value="4296277583">
            <text:p>4296277583</text:p>
          </table:table-cell>
          <table:table-cell office:value-type="float" office:value="21740">
            <text:p>217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6093608">
            <text:p>4296093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814">
            <text:p>4296166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633">
            <text:p>4296277633</text:p>
          </table:table-cell>
          <table:table-cell office:value-type="float" office:value="22146">
            <text:p>2214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4296093658">
            <text:p>4296093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864">
            <text:p>4296166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683">
            <text:p>4296277683</text:p>
          </table:table-cell>
          <table:table-cell office:value-type="float" office:value="20662">
            <text:p>2066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6093708">
            <text:p>4296093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914">
            <text:p>4296166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733">
            <text:p>4296277733</text:p>
          </table:table-cell>
          <table:table-cell office:value-type="float" office:value="5904">
            <text:p>590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4296093758">
            <text:p>4296093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6964">
            <text:p>4296166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783">
            <text:p>42962777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3808">
            <text:p>4296093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014">
            <text:p>4296167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833">
            <text:p>42962778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3858">
            <text:p>4296093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064">
            <text:p>4296167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883">
            <text:p>42962778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3908">
            <text:p>4296093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114">
            <text:p>4296167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933">
            <text:p>42962779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3958">
            <text:p>4296093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164">
            <text:p>4296167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7983">
            <text:p>42962779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008">
            <text:p>4296094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214">
            <text:p>4296167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033">
            <text:p>42962780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058">
            <text:p>4296094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264">
            <text:p>4296167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083">
            <text:p>42962780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108">
            <text:p>4296094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314">
            <text:p>4296167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133">
            <text:p>42962781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158">
            <text:p>4296094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364">
            <text:p>4296167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183">
            <text:p>42962781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208">
            <text:p>4296094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414">
            <text:p>4296167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233">
            <text:p>42962782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258">
            <text:p>4296094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464">
            <text:p>4296167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283">
            <text:p>42962782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308">
            <text:p>4296094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514">
            <text:p>4296167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333">
            <text:p>42962783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358">
            <text:p>4296094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564">
            <text:p>4296167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383">
            <text:p>42962783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408">
            <text:p>4296094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614">
            <text:p>4296167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433">
            <text:p>42962784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458">
            <text:p>4296094458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float" office:value="0.34">
            <text:p>0.34</text:p>
          </table:table-cell>
          <table:table-cell/>
          <table:table-cell office:value-type="float" office:value="4296167664">
            <text:p>4296167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483">
            <text:p>42962784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508">
            <text:p>42960945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714">
            <text:p>4296167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533">
            <text:p>42962785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558">
            <text:p>4296094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764">
            <text:p>4296167764</text:p>
          </table:table-cell>
          <table:table-cell office:value-type="float" office:value="15015">
            <text:p>150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.66">
            <text:p>0.66</text:p>
          </table:table-cell>
          <table:table-cell/>
          <table:table-cell office:value-type="float" office:value="4296278583">
            <text:p>42962785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608">
            <text:p>4296094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814">
            <text:p>4296167814</text:p>
          </table:table-cell>
          <table:table-cell office:value-type="float" office:value="20890">
            <text:p>2089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.96">
            <text:p>0.96</text:p>
          </table:table-cell>
          <table:table-cell/>
          <table:table-cell office:value-type="float" office:value="4296278633">
            <text:p>42962786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658">
            <text:p>4296094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864">
            <text:p>4296167864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78683">
            <text:p>4296278683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094708">
            <text:p>4296094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914">
            <text:p>4296167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733">
            <text:p>4296278733</text:p>
          </table:table-cell>
          <table:table-cell office:value-type="float" office:value="19393">
            <text:p>1939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float" office:value="4296094758">
            <text:p>4296094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7964">
            <text:p>4296167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783">
            <text:p>4296278783</text:p>
          </table:table-cell>
          <table:table-cell office:value-type="float" office:value="20751">
            <text:p>2075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6094808">
            <text:p>4296094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014">
            <text:p>4296168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833">
            <text:p>4296278833</text:p>
          </table:table-cell>
          <table:table-cell office:value-type="float" office:value="21129">
            <text:p>2112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4296094858">
            <text:p>4296094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064">
            <text:p>4296168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883">
            <text:p>4296278883</text:p>
          </table:table-cell>
          <table:table-cell office:value-type="float" office:value="19941">
            <text:p>199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4296094908">
            <text:p>4296094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114">
            <text:p>4296168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933">
            <text:p>42962789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4958">
            <text:p>4296094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164">
            <text:p>4296168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8983">
            <text:p>42962789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008">
            <text:p>4296095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214">
            <text:p>4296168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033">
            <text:p>42962790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058">
            <text:p>4296095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264">
            <text:p>4296168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083">
            <text:p>42962790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108">
            <text:p>4296095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314">
            <text:p>4296168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133">
            <text:p>42962791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158">
            <text:p>4296095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364">
            <text:p>4296168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183">
            <text:p>42962791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208">
            <text:p>4296095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414">
            <text:p>4296168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233">
            <text:p>42962792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258">
            <text:p>4296095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464">
            <text:p>4296168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283">
            <text:p>42962792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308">
            <text:p>4296095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514">
            <text:p>4296168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333">
            <text:p>42962793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358">
            <text:p>4296095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564">
            <text:p>4296168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383">
            <text:p>42962793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408">
            <text:p>4296095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614">
            <text:p>4296168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433">
            <text:p>42962794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458">
            <text:p>4296095458</text:p>
          </table:table-cell>
          <table:table-cell office:value-type="float" office:value="3187">
            <text:p>318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4296168664">
            <text:p>4296168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483">
            <text:p>42962794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508">
            <text:p>4296095508</text:p>
          </table:table-cell>
          <table:table-cell office:value-type="float" office:value="2860">
            <text:p>28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0.14">
            <text:p>0.14</text:p>
          </table:table-cell>
          <table:table-cell/>
          <table:table-cell office:value-type="float" office:value="4296168714">
            <text:p>4296168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533">
            <text:p>42962795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558">
            <text:p>4296095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764">
            <text:p>4296168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583">
            <text:p>42962795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608">
            <text:p>4296095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814">
            <text:p>4296168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633">
            <text:p>42962796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658">
            <text:p>4296095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864">
            <text:p>4296168864</text:p>
          </table:table-cell>
          <table:table-cell office:value-type="float" office:value="18947">
            <text:p>189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.92">
            <text:p>0.92</text:p>
          </table:table-cell>
          <table:table-cell/>
          <table:table-cell office:value-type="float" office:value="4296279683">
            <text:p>42962796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708">
            <text:p>4296095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914">
            <text:p>4296168914</text:p>
          </table:table-cell>
          <table:table-cell office:value-type="float" office:value="11288">
            <text:p>112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.54">
            <text:p>0.54</text:p>
          </table:table-cell>
          <table:table-cell/>
          <table:table-cell office:value-type="float" office:value="4296279733">
            <text:p>42962797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758">
            <text:p>4296095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8964">
            <text:p>4296168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783">
            <text:p>42962797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808">
            <text:p>4296095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014">
            <text:p>42961690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833">
            <text:p>42962798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5858">
            <text:p>4296095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064">
            <text:p>4296169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883">
            <text:p>4296279883</text:p>
          </table:table-cell>
          <table:table-cell office:value-type="float" office:value="12017">
            <text:p>120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1">
          <table:table-cell office:value-type="float" office:value="4296095908">
            <text:p>4296095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114">
            <text:p>4296169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933">
            <text:p>4296279933</text:p>
          </table:table-cell>
          <table:table-cell office:value-type="float" office:value="19883">
            <text:p>1988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4296095958">
            <text:p>4296095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164">
            <text:p>4296169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79983">
            <text:p>4296279983</text:p>
          </table:table-cell>
          <table:table-cell office:value-type="float" office:value="21799">
            <text:p>2179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4296096008">
            <text:p>4296096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214">
            <text:p>4296169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033">
            <text:p>4296280033</text:p>
          </table:table-cell>
          <table:table-cell office:value-type="float" office:value="12818">
            <text:p>1281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4296096058">
            <text:p>4296096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264">
            <text:p>4296169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083">
            <text:p>4296280083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2gb.AG101" table:end-x="0.074in" table:end-y="0.0465in" draw:z-index="1" draw:style-name="gr1" svg:width="11.8039in" svg:height="8.1744in" svg:x="0.7165in" svg:y="0.0508in">
              <draw:object draw:notify-on-update-of-ranges="2gb.H3:2gb.H414 2gb.L1:2gb.L1 2gb.L3:2gb.L4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296096108">
            <text:p>4296096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314">
            <text:p>4296169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133">
            <text:p>42962801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158">
            <text:p>4296096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364">
            <text:p>4296169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183">
            <text:p>42962801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208">
            <text:p>4296096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414">
            <text:p>4296169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233">
            <text:p>42962802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258">
            <text:p>4296096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464">
            <text:p>4296169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283">
            <text:p>42962802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308">
            <text:p>4296096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514">
            <text:p>4296169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333">
            <text:p>42962803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358">
            <text:p>4296096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564">
            <text:p>4296169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383">
            <text:p>42962803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408">
            <text:p>4296096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614">
            <text:p>4296169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433">
            <text:p>42962804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458">
            <text:p>42960964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664">
            <text:p>4296169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483">
            <text:p>42962804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508">
            <text:p>4296096508</text:p>
          </table:table-cell>
          <table:table-cell office:value-type="float" office:value="5055">
            <text:p>50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0.24">
            <text:p>0.24</text:p>
          </table:table-cell>
          <table:table-cell/>
          <table:table-cell office:value-type="float" office:value="4296169714">
            <text:p>42961697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533">
            <text:p>42962805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558">
            <text:p>4296096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764">
            <text:p>4296169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583">
            <text:p>42962805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608">
            <text:p>4296096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814">
            <text:p>4296169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633">
            <text:p>42962806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658">
            <text:p>4296096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864">
            <text:p>4296169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683">
            <text:p>42962806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708">
            <text:p>4296096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915">
            <text:p>4296169915</text:p>
          </table:table-cell>
          <table:table-cell office:value-type="float" office:value="10247">
            <text:p>1024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/>
          <table:table-cell office:value-type="float" office:value="4296280733">
            <text:p>42962807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758">
            <text:p>4296096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69965">
            <text:p>4296169965</text:p>
          </table:table-cell>
          <table:table-cell office:value-type="float" office:value="15028">
            <text:p>1502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.66">
            <text:p>0.66</text:p>
          </table:table-cell>
          <table:table-cell/>
          <table:table-cell office:value-type="float" office:value="4296280783">
            <text:p>42962807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808">
            <text:p>4296096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015">
            <text:p>4296170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833">
            <text:p>42962808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6858">
            <text:p>4296096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065">
            <text:p>4296170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883">
            <text:p>4296280883</text:p>
          </table:table-cell>
          <table:table-cell office:value-type="float" office:value="2808">
            <text:p>280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096908">
            <text:p>4296096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115">
            <text:p>4296170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933">
            <text:p>4296280933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096958">
            <text:p>4296096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165">
            <text:p>4296170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0983">
            <text:p>4296280983</text:p>
          </table:table-cell>
          <table:table-cell office:value-type="float" office:value="5055">
            <text:p>505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4296097008">
            <text:p>4296097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215">
            <text:p>4296170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033">
            <text:p>4296281033</text:p>
          </table:table-cell>
          <table:table-cell office:value-type="float" office:value="5436">
            <text:p>54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1">
          <table:table-cell office:value-type="float" office:value="4296097058">
            <text:p>4296097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265">
            <text:p>4296170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083">
            <text:p>4296281083</text:p>
          </table:table-cell>
          <table:table-cell office:value-type="float" office:value="11141">
            <text:p>1114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4296097108">
            <text:p>4296097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315">
            <text:p>4296170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133">
            <text:p>4296281133</text:p>
          </table:table-cell>
          <table:table-cell office:value-type="float" office:value="11954">
            <text:p>1195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98">
            <text:p>0.98</text:p>
          </table:table-cell>
          <table:table-cell/>
        </table:table-row>
        <table:table-row table:style-name="ro1">
          <table:table-cell office:value-type="float" office:value="4296097158">
            <text:p>4296097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365">
            <text:p>4296170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183">
            <text:p>4296281183</text:p>
          </table:table-cell>
          <table:table-cell office:value-type="float" office:value="10549">
            <text:p>10549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.Q77]/50"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4296097208">
            <text:p>4296097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415">
            <text:p>4296170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233">
            <text:p>4296281233</text:p>
          </table:table-cell>
          <table:table-cell office:value-type="float" office:value="6415">
            <text:p>641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.Q78]/50"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4296097258">
            <text:p>42960972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465">
            <text:p>4296170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283">
            <text:p>42962812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308">
            <text:p>42960973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515">
            <text:p>4296170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333">
            <text:p>42962813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358">
            <text:p>42960973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565">
            <text:p>4296170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383">
            <text:p>42962813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408">
            <text:p>42960974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615">
            <text:p>4296170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433">
            <text:p>42962814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458">
            <text:p>42960974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665">
            <text:p>4296170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483">
            <text:p>42962814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508">
            <text:p>4296097508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4296170715">
            <text:p>4296170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533">
            <text:p>42962815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558">
            <text:p>42960975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765">
            <text:p>4296170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583">
            <text:p>42962815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608">
            <text:p>42960976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815">
            <text:p>4296170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633">
            <text:p>42962816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658">
            <text:p>42960976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865">
            <text:p>4296170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683">
            <text:p>42962816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708">
            <text:p>42960977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915">
            <text:p>4296170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733">
            <text:p>42962817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758">
            <text:p>42960977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0965">
            <text:p>4296170965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46">
            <text:p>0.46</text:p>
          </table:table-cell>
          <table:table-cell/>
          <table:table-cell office:value-type="float" office:value="4296281783">
            <text:p>42962817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808">
            <text:p>42960978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015">
            <text:p>4296171015</text:p>
          </table:table-cell>
          <table:table-cell office:value-type="float" office:value="11164">
            <text:p>1116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/>
          <table:table-cell office:value-type="float" office:value="4296281833">
            <text:p>42962818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858">
            <text:p>42960978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065">
            <text:p>4296171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883">
            <text:p>42962818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7908">
            <text:p>42960979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115">
            <text:p>4296171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933">
            <text:p>4296281933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Q92]/50"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4296097958">
            <text:p>42960979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165">
            <text:p>4296171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1983">
            <text:p>4296281983</text:p>
          </table:table-cell>
          <table:table-cell office:value-type="float" office:value="3440">
            <text:p>34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Q93]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098008">
            <text:p>42960980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215">
            <text:p>4296171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033">
            <text:p>4296282033</text:p>
          </table:table-cell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94]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098058">
            <text:p>42960980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265">
            <text:p>4296171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083">
            <text:p>42962820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108">
            <text:p>42960981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315">
            <text:p>4296171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133">
            <text:p>42962821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158">
            <text:p>429609815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365">
            <text:p>4296171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183">
            <text:p>4296282183</text:p>
          </table:table-cell>
          <table:table-cell office:value-type="float" office:value="4306">
            <text:p>430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296098208">
            <text:p>429609820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415">
            <text:p>4296171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233">
            <text:p>4296282233</text:p>
          </table:table-cell>
          <table:table-cell office:value-type="float" office:value="6622">
            <text:p>662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4296098259">
            <text:p>4296098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465">
            <text:p>4296171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283">
            <text:p>4296282283</text:p>
          </table:table-cell>
          <table:table-cell office:value-type="float" office:value="7122">
            <text:p>712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4296098309">
            <text:p>4296098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515">
            <text:p>4296171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369">
            <text:p>4296282369</text:p>
          </table:table-cell>
          <table:table-cell office:value-type="float" office:value="626">
            <text:p>626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359">
            <text:p>4296098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565">
            <text:p>4296171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431">
            <text:p>4296282431</text:p>
          </table:table-cell>
          <table:table-cell office:value-type="float" office:value="2780">
            <text:p>278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409">
            <text:p>4296098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615">
            <text:p>4296171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680">
            <text:p>4296282680</text:p>
          </table:table-cell>
          <table:table-cell office:value-type="float" office:value="13751">
            <text:p>1375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56/50" office:value-type="float" office:value="1.12">
            <text:p>1.12</text:p>
          </table:table-cell>
          <table:table-cell/>
        </table:table-row>
        <table:table-row table:style-name="ro1">
          <table:table-cell office:value-type="float" office:value="4296098459">
            <text:p>4296098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665">
            <text:p>4296171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730">
            <text:p>4296282730</text:p>
          </table:table-cell>
          <table:table-cell office:value-type="float" office:value="1709">
            <text:p>170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509">
            <text:p>4296098509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0.16">
            <text:p>0.16</text:p>
          </table:table-cell>
          <table:table-cell/>
          <table:table-cell office:value-type="float" office:value="4296171715">
            <text:p>4296171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780">
            <text:p>429628278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2gb.AE146" table:end-x="0.7134in" table:end-y="0.1602in" draw:z-index="2" draw:style-name="gr1" svg:width="10.7823in" svg:height="7.537in" svg:x="0.5992in" svg:y="0.0913in">
              <draw:object draw:notify-on-update-of-ranges="2gb.N3:2gb.N1920 2gb.R1:2gb.R1 2gb.R3:2gb.R192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296098559">
            <text:p>42960985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765">
            <text:p>4296171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830">
            <text:p>42962828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609">
            <text:p>4296098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815">
            <text:p>4296171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880">
            <text:p>42962828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659">
            <text:p>4296098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865">
            <text:p>4296171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930">
            <text:p>4296282930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098709">
            <text:p>4296098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915">
            <text:p>4296171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2980">
            <text:p>42962829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759">
            <text:p>4296098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1965">
            <text:p>4296171965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/>
          <table:table-cell office:value-type="float" office:value="4296283030">
            <text:p>4296283030</text:p>
          </table:table-cell>
          <table:table-cell office:value-type="float" office:value="3438">
            <text:p>34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098809">
            <text:p>4296098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015">
            <text:p>4296172015</text:p>
          </table:table-cell>
          <table:table-cell office:value-type="float" office:value="9115">
            <text:p>911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.5">
            <text:p>0.5</text:p>
          </table:table-cell>
          <table:table-cell/>
          <table:table-cell office:value-type="float" office:value="4296283080">
            <text:p>42962830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859">
            <text:p>4296098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065">
            <text:p>4296172065</text:p>
          </table:table-cell>
          <table:table-cell office:value-type="float" office:value="4637">
            <text:p>46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26">
            <text:p>0.26</text:p>
          </table:table-cell>
          <table:table-cell/>
          <table:table-cell office:value-type="float" office:value="4296283130">
            <text:p>42962831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909">
            <text:p>4296098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115">
            <text:p>4296172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180">
            <text:p>42962831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8959">
            <text:p>4296098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165">
            <text:p>4296172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230">
            <text:p>42962832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009">
            <text:p>4296099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215">
            <text:p>4296172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280">
            <text:p>42962832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059">
            <text:p>4296099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265">
            <text:p>4296172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330">
            <text:p>42962833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109">
            <text:p>4296099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315">
            <text:p>4296172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380">
            <text:p>42962833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159">
            <text:p>4296099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365">
            <text:p>4296172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430">
            <text:p>4296283430</text:p>
          </table:table-cell>
          <table:table-cell office:value-type="float" office:value="3442">
            <text:p>344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099209">
            <text:p>4296099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415">
            <text:p>4296172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480">
            <text:p>42962834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259">
            <text:p>4296099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465">
            <text:p>4296172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530">
            <text:p>42962835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309">
            <text:p>4296099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515">
            <text:p>4296172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580">
            <text:p>4296283580</text:p>
          </table:table-cell>
          <table:table-cell office:value-type="float" office:value="4923">
            <text:p>492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4296099359">
            <text:p>4296099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565">
            <text:p>4296172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630">
            <text:p>4296283630</text:p>
          </table:table-cell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099409">
            <text:p>4296099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615">
            <text:p>4296172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680">
            <text:p>4296283680</text:p>
          </table:table-cell>
          <table:table-cell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099459">
            <text:p>4296099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665">
            <text:p>4296172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730">
            <text:p>4296283730</text:p>
          </table:table-cell>
          <table:table-cell office:value-type="float" office:value="10492">
            <text:p>1049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43/50"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4296099509">
            <text:p>4296099509</text:p>
          </table:table-cell>
          <table:table-cell office:value-type="float" office:value="2807">
            <text:p>280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0.14">
            <text:p>0.14</text:p>
          </table:table-cell>
          <table:table-cell/>
          <table:table-cell office:value-type="float" office:value="4296172715">
            <text:p>4296172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780">
            <text:p>4296283780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099559">
            <text:p>42960995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765">
            <text:p>4296172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830">
            <text:p>4296283830</text:p>
          </table:table-cell>
          <table:table-cell office:value-type="float" office:value="3340">
            <text:p>334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4296099609">
            <text:p>4296099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815">
            <text:p>4296172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880">
            <text:p>4296283880</text:p>
          </table:table-cell>
          <table:table-cell office:value-type="float" office:value="529">
            <text:p>52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4296099659">
            <text:p>4296099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865">
            <text:p>4296172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930">
            <text:p>4296283930</text:p>
          </table:table-cell>
          <table:table-cell office:value-type="float" office:value="1418">
            <text:p>141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296099709">
            <text:p>4296099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915">
            <text:p>4296172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3980">
            <text:p>4296283980</text:p>
          </table:table-cell>
          <table:table-cell office:value-type="float" office:value="3048">
            <text:p>3048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4296099759">
            <text:p>4296099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2965">
            <text:p>4296172965</text:p>
          </table:table-cell>
          <table:table-cell office:value-type="float" office:value="2807">
            <text:p>28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84030">
            <text:p>4296284030</text:p>
          </table:table-cell>
          <table:table-cell office:value-type="float" office:value="4140">
            <text:p>414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office:value-type="float" office:value="4296099809">
            <text:p>4296099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015">
            <text:p>4296173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169">
            <text:p>42962841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859">
            <text:p>4296099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065">
            <text:p>4296173065</text:p>
          </table:table-cell>
          <table:table-cell office:value-type="float" office:value="11228">
            <text:p>1122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.62">
            <text:p>0.62</text:p>
          </table:table-cell>
          <table:table-cell/>
          <table:table-cell office:value-type="float" office:value="4296284219">
            <text:p>42962842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909">
            <text:p>4296099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115">
            <text:p>4296173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269">
            <text:p>42962842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099959">
            <text:p>4296099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165">
            <text:p>4296173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319">
            <text:p>42962843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009">
            <text:p>4296100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215">
            <text:p>4296173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369">
            <text:p>42962843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059">
            <text:p>4296100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265">
            <text:p>4296173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419">
            <text:p>4296284419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0109">
            <text:p>4296100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315">
            <text:p>4296173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469">
            <text:p>4296284469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0159">
            <text:p>4296100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365">
            <text:p>4296173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519">
            <text:p>42962845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209">
            <text:p>4296100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415">
            <text:p>4296173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569">
            <text:p>42962845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259">
            <text:p>4296100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465">
            <text:p>4296173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619">
            <text:p>4296284619</text:p>
          </table:table-cell>
          <table:table-cell office:value-type="float" office:value="2836">
            <text:p>283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00309">
            <text:p>4296100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515">
            <text:p>4296173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669">
            <text:p>4296284669</text:p>
          </table:table-cell>
          <table:table-cell office:value-type="float" office:value="2606">
            <text:p>260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100359">
            <text:p>4296100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565">
            <text:p>4296173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719">
            <text:p>4296284719</text:p>
          </table:table-cell>
          <table:table-cell office:value-type="float" office:value="225">
            <text:p>22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409">
            <text:p>4296100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615">
            <text:p>4296173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769">
            <text:p>4296284769</text:p>
          </table:table-cell>
          <table:table-cell office:value-type="float" office:value="5467">
            <text:p>546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4296100459">
            <text:p>4296100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665">
            <text:p>4296173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819">
            <text:p>4296284819</text:p>
          </table:table-cell>
          <table:table-cell office:value-type="float" office:value="5816">
            <text:p>5816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4296100509">
            <text:p>4296100509</text:p>
          </table:table-cell>
          <table:table-cell office:value-type="float" office:value="2115">
            <text:p>21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0.12">
            <text:p>0.12</text:p>
          </table:table-cell>
          <table:table-cell/>
          <table:table-cell office:value-type="float" office:value="4296173715">
            <text:p>4296173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869">
            <text:p>4296284869</text:p>
          </table:table-cell>
          <table:table-cell office:value-type="float" office:value="2818">
            <text:p>281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4296100559">
            <text:p>429610055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765">
            <text:p>4296173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919">
            <text:p>42962849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609">
            <text:p>4296100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815">
            <text:p>4296173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4969">
            <text:p>4296284969</text:p>
          </table:table-cell>
          <table:table-cell office:value-type="float" office:value="1763">
            <text:p>176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00659">
            <text:p>4296100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865">
            <text:p>4296173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019">
            <text:p>4296285019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0709">
            <text:p>4296100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915">
            <text:p>4296173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069">
            <text:p>4296285069</text:p>
          </table:table-cell>
          <table:table-cell office:value-type="float" office:value="3457">
            <text:p>345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4296100759">
            <text:p>4296100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3965">
            <text:p>4296173965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85119">
            <text:p>4296285119</text:p>
          </table:table-cell>
          <table:table-cell office:value-type="float" office:value="1889">
            <text:p>188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296100809">
            <text:p>4296100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015">
            <text:p>4296174015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5169">
            <text:p>42962851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859">
            <text:p>4296100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065">
            <text:p>4296174065</text:p>
          </table:table-cell>
          <table:table-cell office:value-type="float" office:value="3823">
            <text:p>38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  <table:table-cell office:value-type="float" office:value="4296285219">
            <text:p>42962852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909">
            <text:p>4296100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115">
            <text:p>4296174115</text:p>
          </table:table-cell>
          <table:table-cell office:value-type="float" office:value="5437">
            <text:p>54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  <table:table-cell office:value-type="float" office:value="4296285269">
            <text:p>42962852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0959">
            <text:p>4296100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165">
            <text:p>4296174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319">
            <text:p>42962853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009">
            <text:p>4296101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215">
            <text:p>4296174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369">
            <text:p>42962853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059">
            <text:p>4296101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265">
            <text:p>4296174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419">
            <text:p>42962854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109">
            <text:p>4296101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315">
            <text:p>4296174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469">
            <text:p>4296285469</text:p>
          </table:table-cell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1159">
            <text:p>4296101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365">
            <text:p>4296174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519">
            <text:p>4296285519</text:p>
          </table:table-cell>
          <table:table-cell office:value-type="float" office:value="1448">
            <text:p>144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01209">
            <text:p>4296101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415">
            <text:p>4296174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599">
            <text:p>4296285599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1259">
            <text:p>4296101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465">
            <text:p>4296174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649">
            <text:p>4296285649</text:p>
          </table:table-cell>
          <table:table-cell office:value-type="float" office:value="221">
            <text:p>2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1309">
            <text:p>4296101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515">
            <text:p>4296174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699">
            <text:p>4296285699</text:p>
          </table:table-cell>
          <table:table-cell office:value-type="float" office:value="1416">
            <text:p>14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296101359">
            <text:p>4296101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565">
            <text:p>4296174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749">
            <text:p>4296285749</text:p>
          </table:table-cell>
          <table:table-cell office:value-type="float" office:value="1182">
            <text:p>118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1409">
            <text:p>4296101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615">
            <text:p>4296174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799">
            <text:p>429628579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1459">
            <text:p>4296101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665">
            <text:p>4296174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849">
            <text:p>42962858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509">
            <text:p>4296101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715">
            <text:p>4296174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930">
            <text:p>42962859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1559">
            <text:p>4296101559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float" office:value="4296174765">
            <text:p>4296174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5980">
            <text:p>4296285980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4296101609">
            <text:p>4296101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815">
            <text:p>4296174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030">
            <text:p>42962860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659">
            <text:p>4296101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865">
            <text:p>4296174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557">
            <text:p>42962865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709">
            <text:p>4296101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915">
            <text:p>4296174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607">
            <text:p>4296286607</text:p>
          </table:table-cell>
          <table:table-cell office:value-type="float" office:value="1382">
            <text:p>138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759">
            <text:p>4296101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4965">
            <text:p>4296174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657">
            <text:p>4296286657</text:p>
          </table:table-cell>
          <table:table-cell office:value-type="float" office:value="1937">
            <text:p>193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809">
            <text:p>4296101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015">
            <text:p>4296175015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6707">
            <text:p>4296286707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859">
            <text:p>4296101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065">
            <text:p>4296175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757">
            <text:p>4296286757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909">
            <text:p>4296101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115">
            <text:p>4296175115</text:p>
          </table:table-cell>
          <table:table-cell office:value-type="float" office:value="7496">
            <text:p>749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.44">
            <text:p>0.44</text:p>
          </table:table-cell>
          <table:table-cell/>
          <table:table-cell office:value-type="float" office:value="4296286807">
            <text:p>4296286807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1959">
            <text:p>4296101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165">
            <text:p>4296175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857">
            <text:p>4296286857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009">
            <text:p>4296102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215">
            <text:p>4296175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907">
            <text:p>429628690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059">
            <text:p>4296102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265">
            <text:p>4296175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6957">
            <text:p>429628695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109">
            <text:p>4296102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315">
            <text:p>4296175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019">
            <text:p>42962870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159">
            <text:p>4296102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365">
            <text:p>4296175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069">
            <text:p>42962870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209">
            <text:p>4296102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415">
            <text:p>4296175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119">
            <text:p>42962871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259">
            <text:p>4296102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465">
            <text:p>4296175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169">
            <text:p>42962871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309">
            <text:p>4296102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515">
            <text:p>4296175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219">
            <text:p>42962872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359">
            <text:p>4296102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565">
            <text:p>4296175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269">
            <text:p>4296287269</text:p>
          </table:table-cell>
          <table:table-cell office:value-type="float" office:value="1975">
            <text:p>197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2409">
            <text:p>4296102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615">
            <text:p>4296175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319">
            <text:p>429628731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459">
            <text:p>4296102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665">
            <text:p>4296175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369">
            <text:p>4296287369</text:p>
          </table:table-cell>
          <table:table-cell office:value-type="float" office:value="316">
            <text:p>3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2509">
            <text:p>4296102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715">
            <text:p>4296175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419">
            <text:p>42962874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2559">
            <text:p>4296102559</text:p>
          </table:table-cell>
          <table:table-cell office:value-type="float" office:value="1586">
            <text:p>158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4296175765">
            <text:p>4296175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473">
            <text:p>42962874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609">
            <text:p>4296102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815">
            <text:p>4296175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529">
            <text:p>429628752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659">
            <text:p>4296102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865">
            <text:p>4296175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579">
            <text:p>4296287579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709">
            <text:p>4296102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915">
            <text:p>4296175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629">
            <text:p>4296287629</text:p>
          </table:table-cell>
          <table:table-cell office:value-type="float" office:value="1365">
            <text:p>136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2759">
            <text:p>4296102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5965">
            <text:p>4296175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679">
            <text:p>4296287679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809">
            <text:p>4296102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015">
            <text:p>4296176015</text:p>
          </table:table-cell>
          <table:table-cell office:value-type="float" office:value="1602">
            <text:p>16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7736">
            <text:p>429628773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2859">
            <text:p>4296102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065">
            <text:p>4296176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786">
            <text:p>429628778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2909">
            <text:p>4296102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115">
            <text:p>4296176115</text:p>
          </table:table-cell>
          <table:table-cell office:value-type="float" office:value="6408">
            <text:p>640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.34">
            <text:p>0.34</text:p>
          </table:table-cell>
          <table:table-cell/>
          <table:table-cell office:value-type="float" office:value="4296287851">
            <text:p>4296287851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2959">
            <text:p>4296102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165">
            <text:p>4296176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901">
            <text:p>4296287901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3009">
            <text:p>4296103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215">
            <text:p>4296176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7951">
            <text:p>429628795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059">
            <text:p>4296103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265">
            <text:p>4296176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013">
            <text:p>4296288013</text:p>
          </table:table-cell>
          <table:table-cell office:value-type="float" office:value="527">
            <text:p>5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3109">
            <text:p>4296103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315">
            <text:p>4296176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073">
            <text:p>42962880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159">
            <text:p>4296103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365">
            <text:p>4296176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148">
            <text:p>429628814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209">
            <text:p>4296103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415">
            <text:p>4296176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198">
            <text:p>4296288198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3259">
            <text:p>4296103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465">
            <text:p>4296176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248">
            <text:p>4296288248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3309">
            <text:p>4296103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515">
            <text:p>4296176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350">
            <text:p>42962883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359">
            <text:p>4296103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565">
            <text:p>4296176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400">
            <text:p>4296288400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3409">
            <text:p>4296103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615">
            <text:p>4296176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450">
            <text:p>429628845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459">
            <text:p>4296103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665">
            <text:p>4296176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500">
            <text:p>429628850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509">
            <text:p>4296103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715">
            <text:p>4296176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550">
            <text:p>429628855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559">
            <text:p>4296103559</text:p>
          </table:table-cell>
          <table:table-cell office:value-type="float" office:value="1234">
            <text:p>123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0.08">
            <text:p>0.08</text:p>
          </table:table-cell>
          <table:table-cell/>
          <table:table-cell office:value-type="float" office:value="4296176765">
            <text:p>4296176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600">
            <text:p>429628860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609">
            <text:p>4296103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815">
            <text:p>4296176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650">
            <text:p>429628865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659">
            <text:p>4296103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865">
            <text:p>4296176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700">
            <text:p>429628870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709">
            <text:p>4296103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915">
            <text:p>4296176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750">
            <text:p>429628875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759">
            <text:p>4296103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6965">
            <text:p>4296176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821">
            <text:p>4296288821</text:p>
          </table:table-cell>
          <table:table-cell office:value-type="float" office:value="2275">
            <text:p>227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4296103809">
            <text:p>4296103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015">
            <text:p>4296177015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88871">
            <text:p>4296288871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3859">
            <text:p>4296103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065">
            <text:p>4296177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8921">
            <text:p>4296288921</text:p>
          </table:table-cell>
          <table:table-cell office:value-type="float" office:value="158">
            <text:p>15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3909">
            <text:p>4296103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115">
            <text:p>4296177115</text:p>
          </table:table-cell>
          <table:table-cell office:value-type="float" office:value="4143">
            <text:p>414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  <table:table-cell office:value-type="float" office:value="4296288971">
            <text:p>4296288971</text:p>
          </table:table-cell>
          <table:table-cell office:value-type="float" office:value="682">
            <text:p>68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3959">
            <text:p>4296103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165">
            <text:p>4296177165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89021">
            <text:p>429628902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009">
            <text:p>4296104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215">
            <text:p>4296177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071">
            <text:p>429628907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059">
            <text:p>4296104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265">
            <text:p>4296177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151">
            <text:p>4296289151</text:p>
          </table:table-cell>
          <table:table-cell office:value-type="float" office:value="368">
            <text:p>368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4109">
            <text:p>4296104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315">
            <text:p>4296177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221">
            <text:p>429628922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159">
            <text:p>4296104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365">
            <text:p>4296177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271">
            <text:p>4296289271</text:p>
          </table:table-cell>
          <table:table-cell office:value-type="float" office:value="990">
            <text:p>99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4209">
            <text:p>4296104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415">
            <text:p>4296177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341">
            <text:p>42962893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259">
            <text:p>4296104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465">
            <text:p>4296177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391">
            <text:p>429628939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4309">
            <text:p>4296104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515">
            <text:p>4296177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441">
            <text:p>4296289441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4359">
            <text:p>4296104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565">
            <text:p>4296177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491">
            <text:p>4296289491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4409">
            <text:p>4296104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615">
            <text:p>4296177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541">
            <text:p>4296289541</text:p>
          </table:table-cell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4459">
            <text:p>4296104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665">
            <text:p>4296177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591">
            <text:p>429628959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4509">
            <text:p>4296104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715">
            <text:p>4296177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641">
            <text:p>42962896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559">
            <text:p>4296104559</text:p>
          </table:table-cell>
          <table:table-cell office:value-type="float" office:value="970">
            <text:p>9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77765">
            <text:p>4296177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691">
            <text:p>4296289691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4609">
            <text:p>4296104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815">
            <text:p>4296177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741">
            <text:p>4296289741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4659">
            <text:p>4296104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865">
            <text:p>4296177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791">
            <text:p>4296289791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4709">
            <text:p>4296104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915">
            <text:p>4296177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841">
            <text:p>4296289841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759">
            <text:p>4296104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7965">
            <text:p>4296177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891">
            <text:p>4296289891</text:p>
          </table:table-cell>
          <table:table-cell office:value-type="float" office:value="689">
            <text:p>68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4809">
            <text:p>4296104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015">
            <text:p>4296178015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89941">
            <text:p>42962899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859">
            <text:p>4296104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065">
            <text:p>4296178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89991">
            <text:p>42962899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4909">
            <text:p>4296104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115">
            <text:p>4296178115</text:p>
          </table:table-cell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0041">
            <text:p>4296290041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4959">
            <text:p>4296104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165">
            <text:p>4296178165</text:p>
          </table:table-cell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0091">
            <text:p>4296290091</text:p>
          </table:table-cell>
          <table:table-cell office:value-type="float" office:value="1020">
            <text:p>102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5009">
            <text:p>4296105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215">
            <text:p>4296178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141">
            <text:p>42962901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059">
            <text:p>4296105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265">
            <text:p>4296178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191">
            <text:p>42962901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109">
            <text:p>4296105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315">
            <text:p>42961783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282">
            <text:p>429629028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159">
            <text:p>4296105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365">
            <text:p>4296178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332">
            <text:p>4296290332</text:p>
          </table:table-cell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5209">
            <text:p>4296105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415">
            <text:p>4296178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385">
            <text:p>429629038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259">
            <text:p>4296105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465">
            <text:p>4296178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435">
            <text:p>4296290435</text:p>
          </table:table-cell>
          <table:table-cell office:value-type="float" office:value="655">
            <text:p>65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5309">
            <text:p>4296105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515">
            <text:p>42961785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485">
            <text:p>4296290485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5359">
            <text:p>4296105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565">
            <text:p>42961785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535">
            <text:p>429629053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409">
            <text:p>4296105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615">
            <text:p>4296178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585">
            <text:p>4296290585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5459">
            <text:p>4296105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665">
            <text:p>42961786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635">
            <text:p>4296290635</text:p>
          </table:table-cell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5509">
            <text:p>4296105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715">
            <text:p>42961787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685">
            <text:p>4296290685</text:p>
          </table:table-cell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5559">
            <text:p>4296105559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6">
            <text:p>0.06</text:p>
          </table:table-cell>
          <table:table-cell/>
          <table:table-cell office:value-type="float" office:value="4296178765">
            <text:p>4296178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735">
            <text:p>4296290735</text:p>
          </table:table-cell>
          <table:table-cell office:value-type="float" office:value="439">
            <text:p>43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5609">
            <text:p>4296105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815">
            <text:p>4296178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785">
            <text:p>42962907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5659">
            <text:p>4296105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865">
            <text:p>4296178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0972">
            <text:p>429629097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709">
            <text:p>4296105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915">
            <text:p>4296178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022">
            <text:p>429629102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5759">
            <text:p>4296105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8965">
            <text:p>42961789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072">
            <text:p>4296291072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05809">
            <text:p>4296105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015">
            <text:p>4296179015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1122">
            <text:p>4296291122</text:p>
          </table:table-cell>
          <table:table-cell office:value-type="float" office:value="1021">
            <text:p>102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05859">
            <text:p>4296105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065">
            <text:p>4296179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172">
            <text:p>4296291172</text:p>
          </table:table-cell>
          <table:table-cell office:value-type="float" office:value="667">
            <text:p>66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5909">
            <text:p>4296105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116">
            <text:p>4296179116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1222">
            <text:p>42962912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5959">
            <text:p>4296105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166">
            <text:p>4296179166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91272">
            <text:p>4296291272</text:p>
          </table:table-cell>
          <table:table-cell office:value-type="float" office:value="733">
            <text:p>73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6009">
            <text:p>4296106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216">
            <text:p>4296179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322">
            <text:p>4296291322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6059">
            <text:p>4296106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266">
            <text:p>4296179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393">
            <text:p>4296291393</text:p>
          </table:table-cell>
          <table:table-cell office:value-type="float" office:value="425">
            <text:p>42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6109">
            <text:p>4296106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316">
            <text:p>4296179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443">
            <text:p>4296291443</text:p>
          </table:table-cell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06159">
            <text:p>4296106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366">
            <text:p>4296179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493">
            <text:p>429629149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209">
            <text:p>4296106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416">
            <text:p>4296179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543">
            <text:p>4296291543</text:p>
          </table:table-cell>
          <table:table-cell office:value-type="float" office:value="557">
            <text:p>55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6259">
            <text:p>4296106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466">
            <text:p>4296179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593">
            <text:p>4296291593</text:p>
          </table:table-cell>
          <table:table-cell office:value-type="float" office:value="1473">
            <text:p>1473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106309">
            <text:p>4296106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516">
            <text:p>4296179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643">
            <text:p>4296291643</text:p>
          </table:table-cell>
          <table:table-cell office:value-type="float" office:value="289">
            <text:p>28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6359">
            <text:p>4296106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566">
            <text:p>4296179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693">
            <text:p>4296291693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6409">
            <text:p>4296106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616">
            <text:p>4296179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743">
            <text:p>429629174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459">
            <text:p>4296106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666">
            <text:p>4296179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793">
            <text:p>4296291793</text:p>
          </table:table-cell>
          <table:table-cell office:value-type="float" office:value="256">
            <text:p>25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6509">
            <text:p>4296106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716">
            <text:p>4296179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843">
            <text:p>429629184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559">
            <text:p>4296106559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6">
            <text:p>0.06</text:p>
          </table:table-cell>
          <table:table-cell/>
          <table:table-cell office:value-type="float" office:value="4296179766">
            <text:p>4296179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893">
            <text:p>4296291893</text:p>
          </table:table-cell>
          <table:table-cell office:value-type="float" office:value="309">
            <text:p>309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106609">
            <text:p>4296106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816">
            <text:p>4296179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943">
            <text:p>429629194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659">
            <text:p>4296106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866">
            <text:p>4296179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1993">
            <text:p>429629199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709">
            <text:p>4296106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916">
            <text:p>4296179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043">
            <text:p>429629204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759">
            <text:p>4296106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79966">
            <text:p>4296179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093">
            <text:p>429629209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6809">
            <text:p>4296106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016">
            <text:p>4296180016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2143">
            <text:p>4296292143</text:p>
          </table:table-cell>
          <table:table-cell office:value-type="float" office:value="587">
            <text:p>58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6859">
            <text:p>4296106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066">
            <text:p>4296180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194">
            <text:p>4296292194</text:p>
          </table:table-cell>
          <table:table-cell office:value-type="float" office:value="295">
            <text:p>29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6909">
            <text:p>4296106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116">
            <text:p>4296180116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/>
          <table:table-cell office:value-type="float" office:value="4296292244">
            <text:p>4296292244</text:p>
          </table:table-cell>
          <table:table-cell office:value-type="float" office:value="365">
            <text:p>365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6959">
            <text:p>4296106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166">
            <text:p>4296180166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92294">
            <text:p>429629229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7009">
            <text:p>4296107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216">
            <text:p>4296180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344">
            <text:p>4296292344</text:p>
          </table:table-cell>
          <table:table-cell office:value-type="float" office:value="365">
            <text:p>36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4296107059">
            <text:p>4296107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266">
            <text:p>4296180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394">
            <text:p>429629239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7109">
            <text:p>4296107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316">
            <text:p>4296180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444">
            <text:p>4296292444</text:p>
          </table:table-cell>
          <table:table-cell office:value-type="float" office:value="253">
            <text:p>25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7159">
            <text:p>4296107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366">
            <text:p>4296180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494">
            <text:p>4296292494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7209">
            <text:p>4296107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416">
            <text:p>4296180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544">
            <text:p>4296292544</text:p>
          </table:table-cell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7259">
            <text:p>4296107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466">
            <text:p>4296180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594">
            <text:p>429629259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7309">
            <text:p>4296107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516">
            <text:p>4296180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644">
            <text:p>429629264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7359">
            <text:p>4296107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566">
            <text:p>4296180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695">
            <text:p>429629269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7409">
            <text:p>4296107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616">
            <text:p>4296180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804">
            <text:p>4296292804</text:p>
          </table:table-cell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7459">
            <text:p>4296107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666">
            <text:p>4296180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854">
            <text:p>4296292854</text:p>
          </table:table-cell>
          <table:table-cell office:value-type="float" office:value="1465">
            <text:p>1465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7509">
            <text:p>4296107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716">
            <text:p>4296180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904">
            <text:p>429629290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7559">
            <text:p>4296107559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0766">
            <text:p>4296180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2954">
            <text:p>4296292954</text:p>
          </table:table-cell>
          <table:table-cell office:value-type="float" office:value="172">
            <text:p>17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7609">
            <text:p>4296107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816">
            <text:p>4296180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004">
            <text:p>4296293004</text:p>
          </table:table-cell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7659">
            <text:p>4296107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866">
            <text:p>4296180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054">
            <text:p>4296293054</text:p>
          </table:table-cell>
          <table:table-cell office:value-type="float" office:value="271">
            <text:p>27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7709">
            <text:p>4296107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916">
            <text:p>4296180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104">
            <text:p>4296293104</text:p>
          </table:table-cell>
          <table:table-cell office:value-type="float" office:value="223">
            <text:p>22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7759">
            <text:p>4296107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0966">
            <text:p>4296180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154">
            <text:p>429629315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7809">
            <text:p>4296107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016">
            <text:p>4296181016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3231">
            <text:p>429629323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07859">
            <text:p>4296107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066">
            <text:p>4296181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281">
            <text:p>42962932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7909">
            <text:p>4296107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116">
            <text:p>4296181116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3331">
            <text:p>429629333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7959">
            <text:p>4296107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166">
            <text:p>4296181166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/>
          <table:table-cell office:value-type="float" office:value="4296293381">
            <text:p>4296293381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8009">
            <text:p>4296108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216">
            <text:p>4296181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431">
            <text:p>429629343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059">
            <text:p>4296108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266">
            <text:p>4296181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481">
            <text:p>4296293481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8109">
            <text:p>4296108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316">
            <text:p>4296181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531">
            <text:p>429629353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159">
            <text:p>4296108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366">
            <text:p>4296181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585">
            <text:p>4296293585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8209">
            <text:p>4296108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416">
            <text:p>4296181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644">
            <text:p>429629364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259">
            <text:p>4296108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466">
            <text:p>4296181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694">
            <text:p>4296293694</text:p>
          </table:table-cell>
          <table:table-cell office:value-type="float" office:value="270">
            <text:p>27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08309">
            <text:p>4296108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516">
            <text:p>4296181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745">
            <text:p>4296293745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8359">
            <text:p>4296108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566">
            <text:p>4296181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795">
            <text:p>4296293795</text:p>
          </table:table-cell>
          <table:table-cell office:value-type="float" office:value="165">
            <text:p>16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8409">
            <text:p>4296108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616">
            <text:p>4296181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845">
            <text:p>429629384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459">
            <text:p>4296108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666">
            <text:p>4296181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895">
            <text:p>429629389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509">
            <text:p>4296108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716">
            <text:p>4296181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945">
            <text:p>429629394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559">
            <text:p>4296108559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1766">
            <text:p>4296181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3995">
            <text:p>429629399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8609">
            <text:p>4296108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816">
            <text:p>4296181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045">
            <text:p>4296294045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8659">
            <text:p>4296108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866">
            <text:p>4296181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095">
            <text:p>4296294095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8709">
            <text:p>4296108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916">
            <text:p>4296181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145">
            <text:p>4296294145</text:p>
          </table:table-cell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8759">
            <text:p>4296108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1966">
            <text:p>4296181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195">
            <text:p>4296294195</text:p>
          </table:table-cell>
          <table:table-cell office:value-type="float" office:value="234">
            <text:p>23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4296108809">
            <text:p>4296108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016">
            <text:p>4296182016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4245">
            <text:p>4296294245</text:p>
          </table:table-cell>
          <table:table-cell office:value-type="float" office:value="66">
            <text:p>66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8859">
            <text:p>4296108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066">
            <text:p>4296182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295">
            <text:p>4296294295</text:p>
          </table:table-cell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8909">
            <text:p>4296108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116">
            <text:p>4296182116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/>
          <table:table-cell office:value-type="float" office:value="4296294345">
            <text:p>4296294345</text:p>
          </table:table-cell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08959">
            <text:p>4296108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166">
            <text:p>4296182166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4395">
            <text:p>4296294395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9009">
            <text:p>4296109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216">
            <text:p>4296182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445">
            <text:p>4296294445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9059">
            <text:p>4296109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266">
            <text:p>4296182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495">
            <text:p>4296294495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09109">
            <text:p>4296109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316">
            <text:p>4296182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547">
            <text:p>4296294547</text:p>
          </table:table-cell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09159">
            <text:p>4296109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366">
            <text:p>4296182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601">
            <text:p>4296294601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09209">
            <text:p>4296109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416">
            <text:p>4296182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651">
            <text:p>429629465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9259">
            <text:p>4296109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466">
            <text:p>4296182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701">
            <text:p>429629470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9309">
            <text:p>4296109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516">
            <text:p>4296182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751">
            <text:p>429629475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9359">
            <text:p>4296109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566">
            <text:p>4296182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801">
            <text:p>4296294801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09409">
            <text:p>4296109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616">
            <text:p>4296182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851">
            <text:p>4296294851</text:p>
          </table:table-cell>
          <table:table-cell office:value-type="float" office:value="472">
            <text:p>47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4296109459">
            <text:p>4296109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666">
            <text:p>4296182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901">
            <text:p>4296294901</text:p>
          </table:table-cell>
          <table:table-cell office:value-type="float" office:value="397">
            <text:p>39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109509">
            <text:p>4296109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716">
            <text:p>4296182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4951">
            <text:p>4296294951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9559">
            <text:p>4296109559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2766">
            <text:p>4296182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001">
            <text:p>4296295001</text:p>
          </table:table-cell>
          <table:table-cell office:value-type="float" office:value="158">
            <text:p>15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09609">
            <text:p>4296109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816">
            <text:p>4296182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051">
            <text:p>4296295051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09659">
            <text:p>4296109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866">
            <text:p>4296182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101">
            <text:p>4296295101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09709">
            <text:p>4296109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916">
            <text:p>4296182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151">
            <text:p>429629515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9759">
            <text:p>4296109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2966">
            <text:p>4296182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201">
            <text:p>429629520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09809">
            <text:p>4296109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016">
            <text:p>429618301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5251">
            <text:p>4296295251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09859">
            <text:p>4296109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066">
            <text:p>4296183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301">
            <text:p>429629530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09909">
            <text:p>4296109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116">
            <text:p>4296183116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5352">
            <text:p>4296295352</text:p>
          </table:table-cell>
          <table:table-cell office:value-type="float" office:value="371">
            <text:p>37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09959">
            <text:p>4296109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166">
            <text:p>4296183166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5411">
            <text:p>42962954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0009">
            <text:p>4296110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216">
            <text:p>4296183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461">
            <text:p>4296295461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10059">
            <text:p>4296110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266">
            <text:p>4296183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511">
            <text:p>429629551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10109">
            <text:p>4296110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316">
            <text:p>4296183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561">
            <text:p>429629556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0159">
            <text:p>4296110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366">
            <text:p>42961833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611">
            <text:p>4296295611</text:p>
          </table:table-cell>
          <table:table-cell office:value-type="float" office:value="215">
            <text:p>21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4296110209">
            <text:p>4296110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416">
            <text:p>4296183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661">
            <text:p>4296295661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10259">
            <text:p>4296110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466">
            <text:p>4296183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711">
            <text:p>429629571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0309">
            <text:p>4296110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516">
            <text:p>4296183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824">
            <text:p>4296295824</text:p>
          </table:table-cell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4296110359">
            <text:p>4296110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566">
            <text:p>4296183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874">
            <text:p>4296295874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10409">
            <text:p>4296110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616">
            <text:p>4296183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5954">
            <text:p>4296295954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10459">
            <text:p>4296110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666">
            <text:p>4296183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004">
            <text:p>4296296004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10509">
            <text:p>4296110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716">
            <text:p>4296183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173">
            <text:p>4296296173</text:p>
          </table:table-cell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10559">
            <text:p>4296110559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3766">
            <text:p>4296183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223">
            <text:p>4296296223</text:p>
          </table:table-cell>
          <table:table-cell office:value-type="float" office:value="283">
            <text:p>283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4296110609">
            <text:p>4296110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816">
            <text:p>4296183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273">
            <text:p>4296296273</text:p>
          </table:table-cell>
          <table:table-cell office:value-type="float" office:value="316">
            <text:p>316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10659">
            <text:p>4296110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866">
            <text:p>4296183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323">
            <text:p>4296296323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10709">
            <text:p>4296110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916">
            <text:p>4296183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373">
            <text:p>4296296373</text:p>
          </table:table-cell>
          <table:table-cell office:value-type="float" office:value="228">
            <text:p>22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296110759">
            <text:p>4296110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3966">
            <text:p>4296183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428">
            <text:p>4296296428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10809">
            <text:p>4296110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017">
            <text:p>4296184017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96478">
            <text:p>4296296478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10859">
            <text:p>4296110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067">
            <text:p>42961840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528">
            <text:p>4296296528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10909">
            <text:p>4296110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117">
            <text:p>4296184117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  <table:table-cell office:value-type="float" office:value="4296296578">
            <text:p>429629657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10959">
            <text:p>4296110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168">
            <text:p>4296184168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  <table:table-cell office:value-type="float" office:value="4296296628">
            <text:p>4296296628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11009">
            <text:p>4296111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218">
            <text:p>42961842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678">
            <text:p>4296296678</text:p>
          </table:table-cell>
          <table:table-cell office:value-type="float" office:value="144">
            <text:p>14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11059">
            <text:p>4296111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268">
            <text:p>42961842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728">
            <text:p>4296296728</text:p>
          </table:table-cell>
          <table:table-cell office:value-type="float" office:value="179">
            <text:p>17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11109">
            <text:p>4296111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318">
            <text:p>4296184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778">
            <text:p>429629677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11159">
            <text:p>4296111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368">
            <text:p>42961843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828">
            <text:p>4296296828</text:p>
          </table:table-cell>
          <table:table-cell office:value-type="float" office:value="222">
            <text:p>22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4296111209">
            <text:p>4296111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418">
            <text:p>42961844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884">
            <text:p>4296296884</text:p>
          </table:table-cell>
          <table:table-cell office:value-type="float" office:value="313">
            <text:p>31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11259">
            <text:p>4296111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468">
            <text:p>4296184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934">
            <text:p>4296296934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4296111309">
            <text:p>4296111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518">
            <text:p>42961845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6984">
            <text:p>4296296984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11359">
            <text:p>4296111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568">
            <text:p>42961845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034">
            <text:p>429629703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11409">
            <text:p>4296111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618">
            <text:p>4296184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084">
            <text:p>429629708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1459">
            <text:p>4296111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668">
            <text:p>42961846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134">
            <text:p>429629713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1509">
            <text:p>4296111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718">
            <text:p>42961847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184">
            <text:p>429629718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4296111559">
            <text:p>4296111559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/>
          <table:table-cell office:value-type="float" office:value="4296184768">
            <text:p>4296184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243">
            <text:p>429629724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1609">
            <text:p>4296111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818">
            <text:p>42961848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293">
            <text:p>4296297293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1659">
            <text:p>4296111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868">
            <text:p>4296184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343">
            <text:p>4296297343</text:p>
          </table:table-cell>
          <table:table-cell office:value-type="float" office:value="267">
            <text:p>26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4296111709">
            <text:p>4296111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918">
            <text:p>4296184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393">
            <text:p>429629739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1759">
            <text:p>4296111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4968">
            <text:p>4296184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479">
            <text:p>4296297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1809">
            <text:p>4296111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018">
            <text:p>4296185018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7541">
            <text:p>42962975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11859">
            <text:p>4296111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068">
            <text:p>42961850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594">
            <text:p>4296297594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4296111909">
            <text:p>4296111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118">
            <text:p>4296185118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  <table:table-cell office:value-type="float" office:value="4296297644">
            <text:p>4296297644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1959">
            <text:p>4296111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171">
            <text:p>4296185171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  <table:table-cell office:value-type="float" office:value="4296297698">
            <text:p>4296297698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009">
            <text:p>4296112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221">
            <text:p>4296185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748">
            <text:p>4296297748</text:p>
          </table:table-cell>
          <table:table-cell office:value-type="float" office:value="336">
            <text:p>336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059">
            <text:p>4296112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271">
            <text:p>42961852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798">
            <text:p>429629779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109">
            <text:p>4296112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321">
            <text:p>4296185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848">
            <text:p>429629784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159">
            <text:p>4296112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371">
            <text:p>4296185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898">
            <text:p>429629789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209">
            <text:p>4296112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421">
            <text:p>4296185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948">
            <text:p>429629794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259">
            <text:p>4296112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471">
            <text:p>4296185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7998">
            <text:p>4296297998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12309">
            <text:p>4296112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521">
            <text:p>4296185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048">
            <text:p>4296298048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4296112359">
            <text:p>4296112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571">
            <text:p>42961855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098">
            <text:p>4296298098</text:p>
          </table:table-cell>
          <table:table-cell office:value-type="float" office:value="262">
            <text:p>262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4296112409">
            <text:p>4296112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621">
            <text:p>4296185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148">
            <text:p>429629814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459">
            <text:p>4296112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671">
            <text:p>42961856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218">
            <text:p>429629821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2509">
            <text:p>4296112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721">
            <text:p>42961857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268">
            <text:p>42962982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559">
            <text:p>4296112559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.02">
            <text:p>0.02</text:p>
          </table:table-cell>
          <table:table-cell/>
          <table:table-cell office:value-type="float" office:value="4296185771">
            <text:p>42961857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318">
            <text:p>429629831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2609">
            <text:p>42961126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821">
            <text:p>42961858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378">
            <text:p>4296298378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12659">
            <text:p>42961126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871">
            <text:p>42961858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428">
            <text:p>429629842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12709">
            <text:p>42961127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921">
            <text:p>4296185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478">
            <text:p>4296298478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4296112759">
            <text:p>42961127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5971">
            <text:p>4296185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528">
            <text:p>4296298528</text:p>
          </table:table-cell>
          <table:table-cell office:value-type="float" office:value="258">
            <text:p>25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4296112809">
            <text:p>42961128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021">
            <text:p>4296186021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  <table:table-cell office:value-type="float" office:value="4296298578">
            <text:p>429629857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296112859">
            <text:p>42961128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071">
            <text:p>4296186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632">
            <text:p>4296298632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4296112909">
            <text:p>42961129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121">
            <text:p>4296186121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  <table:table-cell office:value-type="float" office:value="4296298688">
            <text:p>4296298688</text:p>
          </table:table-cell>
          <table:table-cell office:value-type="float" office:value="172">
            <text:p>17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4296112959">
            <text:p>42961129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173">
            <text:p>429618617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  <table:table-cell office:value-type="float" office:value="4296298738">
            <text:p>4296298738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13009">
            <text:p>42961130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223">
            <text:p>4296186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788">
            <text:p>4296298788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4296113059">
            <text:p>42961130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273">
            <text:p>4296186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838">
            <text:p>429629883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6113109">
            <text:p>42961131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323">
            <text:p>4296186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888">
            <text:p>4296298888</text:p>
          </table:table-cell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4296113159">
            <text:p>42961131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373">
            <text:p>42961863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940">
            <text:p>4296298940</text:p>
          </table:table-cell>
          <table:table-cell office:value-type="float" office:value="310">
            <text:p>310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296113209">
            <text:p>42961132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423">
            <text:p>42961864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8990">
            <text:p>4296298990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296113259">
            <text:p>42961132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473">
            <text:p>42961864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058">
            <text:p>429629905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3309">
            <text:p>42961133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523">
            <text:p>42961865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108">
            <text:p>4296299108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13359">
            <text:p>42961133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573">
            <text:p>4296186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158">
            <text:p>4296299158</text:p>
          </table:table-cell>
          <table:table-cell office:value-type="float" office:value="122">
            <text:p>12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4296113409">
            <text:p>42961134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623">
            <text:p>4296186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209">
            <text:p>4296299209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4296113459">
            <text:p>429611345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673">
            <text:p>4296186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259">
            <text:p>4296299259</text:p>
          </table:table-cell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296113509">
            <text:p>4296113509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296186723">
            <text:p>42961867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309">
            <text:p>4296299309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296113559">
            <text:p>42961135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0.3">
            <text:p>0.3</text:p>
          </table:table-cell>
          <table:table-cell/>
          <table:table-cell office:value-type="float" office:value="4296186773">
            <text:p>4296186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359">
            <text:p>429629935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ad</text:p>
          </table:table-cell>
          <table:table-cell office:value-type="float" office:value="403">
            <text:p>403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3"/>
          <table:table-cell office:value-type="float" office:value="4296186823">
            <text:p>4296186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409">
            <text:p>42962994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5/10" office:value-type="float" office:value="0.5">
            <text:p>0.5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6873">
            <text:p>42961868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459">
            <text:p>4296299459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6923">
            <text:p>4296186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509">
            <text:p>4296299509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6973">
            <text:p>42961869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566">
            <text:p>429629956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7023">
            <text:p>4296187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  <table:table-cell office:value-type="float" office:value="4296299617">
            <text:p>4296299617</text:p>
          </table:table-cell>
          <table:table-cell office:value-type="float" office:value="276">
            <text:p>27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7073">
            <text:p>42961870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96299667">
            <text:p>4296299667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7123">
            <text:p>42961871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  <table:table-cell office:value-type="float" office:value="4296299717">
            <text:p>4296299717</text:p>
          </table:table-cell>
          <table:table-cell office:value-type="float" office:value="123">
            <text:p>12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7175">
            <text:p>42961871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/>
          <table:table-cell office:value-type="float" office:value="4296299767">
            <text:p>4296299767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96187225">
            <text:p>4296187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.76">
            <text:p>0.76</text:p>
          </table:table-cell>
          <table:table-cell/>
          <table:table-cell office:value-type="float" office:value="4296299817">
            <text:p>4296299817</text:p>
          </table:table-cell>
          <table:table-cell office:value-type="float" office:value="135">
            <text:p>135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read</text:p>
          </table:table-cell>
          <table:table-cell office:value-type="float" office:value="412">
            <text:p>412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2"/>
          <table:table-cell office:value-type="float" office:value="4296299867">
            <text:p>4296299867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299917">
            <text:p>4296299917</text:p>
          </table:table-cell>
          <table:table-cell office:value-type="float" office:value="442">
            <text:p>442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299969">
            <text:p>42962999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019">
            <text:p>429630001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070">
            <text:p>4296300070</text:p>
          </table:table-cell>
          <table:table-cell office:value-type="float" office:value="330">
            <text:p>33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120">
            <text:p>4296300120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170">
            <text:p>429630017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220">
            <text:p>4296300220</text:p>
          </table:table-cell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270">
            <text:p>4296300270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320">
            <text:p>4296300320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371">
            <text:p>429630037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488">
            <text:p>429630048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545">
            <text:p>429630054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595">
            <text:p>429630059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645">
            <text:p>4296300645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695">
            <text:p>429630069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748">
            <text:p>4296300748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798">
            <text:p>429630079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848">
            <text:p>429630084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909">
            <text:p>429630090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0959">
            <text:p>4296300959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009">
            <text:p>429630100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059">
            <text:p>4296301059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109">
            <text:p>42963011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159">
            <text:p>429630115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209">
            <text:p>429630120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259">
            <text:p>429630125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309">
            <text:p>4296301309</text:p>
          </table:table-cell>
          <table:table-cell office:value-type="float" office:value="269">
            <text:p>26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359">
            <text:p>4296301359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409">
            <text:p>4296301409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459">
            <text:p>4296301459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509">
            <text:p>4296301509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559">
            <text:p>4296301559</text:p>
          </table:table-cell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609">
            <text:p>4296301609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659">
            <text:p>429630165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709">
            <text:p>4296301709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759">
            <text:p>4296301759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809">
            <text:p>4296301809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859">
            <text:p>4296301859</text:p>
          </table:table-cell>
          <table:table-cell office:value-type="float" office:value="297">
            <text:p>297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909">
            <text:p>4296301909</text:p>
          </table:table-cell>
          <table:table-cell office:value-type="float" office:value="380">
            <text:p>38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1959">
            <text:p>4296301959</text:p>
          </table:table-cell>
          <table:table-cell office:value-type="float" office:value="97">
            <text:p>97</text:p>
          </table:table-cell>
          <table:table-cell table:number-columns-repeated="2"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010">
            <text:p>4296302010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063">
            <text:p>429630206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113">
            <text:p>4296302113</text:p>
          </table:table-cell>
          <table:table-cell office:value-type="float" office:value="391">
            <text:p>391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163">
            <text:p>4296302163</text:p>
          </table:table-cell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213">
            <text:p>42963022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263">
            <text:p>4296302263</text:p>
          </table:table-cell>
          <table:table-cell office:value-type="float" office:value="224">
            <text:p>22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313">
            <text:p>4296302313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363">
            <text:p>4296302363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418">
            <text:p>4296302418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468">
            <text:p>429630246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518">
            <text:p>4296302518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568">
            <text:p>4296302568</text:p>
          </table:table-cell>
          <table:table-cell office:value-type="float" office:value="193">
            <text:p>193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618">
            <text:p>4296302618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668">
            <text:p>429630266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718">
            <text:p>4296302718</text:p>
          </table:table-cell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768">
            <text:p>4296302768</text:p>
          </table:table-cell>
          <table:table-cell office:value-type="float" office:value="244">
            <text:p>24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827">
            <text:p>4296302827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2915">
            <text:p>4296302915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050">
            <text:p>4296303050</text:p>
          </table:table-cell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100">
            <text:p>4296303100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166">
            <text:p>429630316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226">
            <text:p>4296303226</text:p>
          </table:table-cell>
          <table:table-cell office:value-type="float" office:value="245">
            <text:p>245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311">
            <text:p>4296303311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361">
            <text:p>4296303361</text:p>
          </table:table-cell>
          <table:table-cell office:value-type="float" office:value="121">
            <text:p>12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433">
            <text:p>42963034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483">
            <text:p>4296303483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533">
            <text:p>42963035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583">
            <text:p>42963035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633">
            <text:p>429630363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683">
            <text:p>429630368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733">
            <text:p>4296303733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783">
            <text:p>4296303783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836">
            <text:p>4296303836</text:p>
          </table:table-cell>
          <table:table-cell office:value-type="float" office:value="258">
            <text:p>258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886">
            <text:p>4296303886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936">
            <text:p>4296303936</text:p>
          </table:table-cell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3986">
            <text:p>42963039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037">
            <text:p>4296304037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087">
            <text:p>4296304087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183">
            <text:p>4296304183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233">
            <text:p>4296304233</text:p>
          </table:table-cell>
          <table:table-cell office:value-type="float" office:value="219">
            <text:p>219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283">
            <text:p>4296304283</text:p>
          </table:table-cell>
          <table:table-cell office:value-type="float" office:value="186">
            <text:p>18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333">
            <text:p>429630433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385">
            <text:p>4296304385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435">
            <text:p>4296304435</text:p>
          </table:table-cell>
          <table:table-cell office:value-type="float" office:value="490">
            <text:p>490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486">
            <text:p>4296304486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536">
            <text:p>42963045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586">
            <text:p>429630458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636">
            <text:p>429630463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686">
            <text:p>429630468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736">
            <text:p>4296304736</text:p>
          </table:table-cell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786">
            <text:p>4296304786</text:p>
          </table:table-cell>
          <table:table-cell office:value-type="float" office:value="392">
            <text:p>392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836">
            <text:p>42963048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886">
            <text:p>4296304886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936">
            <text:p>4296304936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4986">
            <text:p>4296304986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036">
            <text:p>4296305036</text:p>
          </table:table-cell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086">
            <text:p>4296305086</text:p>
          </table:table-cell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136">
            <text:p>429630513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186">
            <text:p>4296305186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236">
            <text:p>4296305236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286">
            <text:p>4296305286</text:p>
          </table:table-cell>
          <table:table-cell office:value-type="float" office:value="297">
            <text:p>297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336">
            <text:p>4296305336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386">
            <text:p>4296305386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436">
            <text:p>42963054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486">
            <text:p>4296305486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536">
            <text:p>4296305536</text:p>
          </table:table-cell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586">
            <text:p>4296305586</text:p>
          </table:table-cell>
          <table:table-cell office:value-type="float" office:value="172">
            <text:p>172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636">
            <text:p>429630563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686">
            <text:p>4296305686</text:p>
          </table:table-cell>
          <table:table-cell office:value-type="float" office:value="151">
            <text:p>151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736">
            <text:p>429630573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5998">
            <text:p>42963059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051">
            <text:p>4296306051</text:p>
          </table:table-cell>
          <table:table-cell office:value-type="float" office:value="175">
            <text:p>17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131">
            <text:p>4296306131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181">
            <text:p>4296306181</text:p>
          </table:table-cell>
          <table:table-cell office:value-type="float" office:value="323">
            <text:p>323</text:p>
          </table:table-cell>
          <table:table-cell office:value-type="float" office:value="62">
            <text:p>62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231">
            <text:p>4296306231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281">
            <text:p>4296306281</text:p>
          </table:table-cell>
          <table:table-cell office:value-type="float" office:value="420">
            <text:p>420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332">
            <text:p>4296306332</text:p>
          </table:table-cell>
          <table:table-cell office:value-type="float" office:value="39">
            <text:p>39</text:p>
          </table:table-cell>
          <table:table-cell table:number-columns-repeated="2"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382">
            <text:p>4296306382</text:p>
          </table:table-cell>
          <table:table-cell office:value-type="float" office:value="217">
            <text:p>21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432">
            <text:p>4296306432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482">
            <text:p>429630648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532">
            <text:p>4296306532</text:p>
          </table:table-cell>
          <table:table-cell office:value-type="float" office:value="130">
            <text:p>13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582">
            <text:p>4296306582</text:p>
          </table:table-cell>
          <table:table-cell office:value-type="float" office:value="231">
            <text:p>23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637">
            <text:p>4296306637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687">
            <text:p>4296306687</text:p>
          </table:table-cell>
          <table:table-cell office:value-type="float" office:value="177">
            <text:p>177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738">
            <text:p>4296306738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788">
            <text:p>4296306788</text:p>
          </table:table-cell>
          <table:table-cell office:value-type="float" office:value="299">
            <text:p>299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841">
            <text:p>4296306841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892">
            <text:p>4296306892</text:p>
          </table:table-cell>
          <table:table-cell office:value-type="float" office:value="167">
            <text:p>167</text:p>
          </table:table-cell>
          <table:table-cell table:number-columns-repeated="2"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942">
            <text:p>4296306942</text:p>
          </table:table-cell>
          <table:table-cell office:value-type="float" office:value="331">
            <text:p>331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6992">
            <text:p>429630699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042">
            <text:p>429630704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092">
            <text:p>429630709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142">
            <text:p>429630714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192">
            <text:p>429630719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242">
            <text:p>42963072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357">
            <text:p>4296307357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407">
            <text:p>4296307407</text:p>
          </table:table-cell>
          <table:table-cell office:value-type="float" office:value="390">
            <text:p>390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table:formula="of:=41/50" office:value-type="float" office:value="0.82">
            <text:p>0.8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457">
            <text:p>4296307457</text:p>
          </table:table-cell>
          <table:table-cell office:value-type="float" office:value="282">
            <text:p>28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507">
            <text:p>429630750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557">
            <text:p>429630755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609">
            <text:p>4296307609</text:p>
          </table:table-cell>
          <table:table-cell office:value-type="float" office:value="303">
            <text:p>30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715">
            <text:p>4296307715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769">
            <text:p>429630776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819">
            <text:p>429630781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869">
            <text:p>4296307869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919">
            <text:p>42963079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7969">
            <text:p>429630796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019">
            <text:p>429630801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070">
            <text:p>4296308070</text:p>
          </table:table-cell>
          <table:table-cell office:value-type="float" office:value="91">
            <text:p>9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120">
            <text:p>4296308120</text:p>
          </table:table-cell>
          <table:table-cell office:value-type="float" office:value="278">
            <text:p>278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170">
            <text:p>4296308170</text:p>
          </table:table-cell>
          <table:table-cell office:value-type="float" office:value="201">
            <text:p>20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220">
            <text:p>4296308220</text:p>
          </table:table-cell>
          <table:table-cell office:value-type="float" office:value="233">
            <text:p>233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270">
            <text:p>42963082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320">
            <text:p>429630832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370">
            <text:p>4296308370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436">
            <text:p>4296308436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501">
            <text:p>4296308501</text:p>
          </table:table-cell>
          <table:table-cell office:value-type="float" office:value="120">
            <text:p>12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551">
            <text:p>4296308551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601">
            <text:p>4296308601</text:p>
          </table:table-cell>
          <table:table-cell office:value-type="float" office:value="229">
            <text:p>229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651">
            <text:p>4296308651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701">
            <text:p>4296308701</text:p>
          </table:table-cell>
          <table:table-cell office:value-type="float" office:value="467">
            <text:p>46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751">
            <text:p>429630875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801">
            <text:p>429630880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851">
            <text:p>4296308851</text:p>
          </table:table-cell>
          <table:table-cell office:value-type="float" office:value="179">
            <text:p>179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901">
            <text:p>4296308901</text:p>
          </table:table-cell>
          <table:table-cell office:value-type="float" office:value="196">
            <text:p>196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8951">
            <text:p>4296308951</text:p>
          </table:table-cell>
          <table:table-cell office:value-type="float" office:value="157">
            <text:p>157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012">
            <text:p>42963090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062">
            <text:p>4296309062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112">
            <text:p>4296309112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162">
            <text:p>4296309162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212">
            <text:p>429630921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262">
            <text:p>4296309262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312">
            <text:p>4296309312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362">
            <text:p>4296309362</text:p>
          </table:table-cell>
          <table:table-cell office:value-type="float" office:value="174">
            <text:p>17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412">
            <text:p>4296309412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462">
            <text:p>429630946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512">
            <text:p>4296309512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562">
            <text:p>4296309562</text:p>
          </table:table-cell>
          <table:table-cell office:value-type="float" office:value="129">
            <text:p>12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612">
            <text:p>4296309612</text:p>
          </table:table-cell>
          <table:table-cell office:value-type="float" office:value="128">
            <text:p>128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678">
            <text:p>42963096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738">
            <text:p>4296309738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788">
            <text:p>4296309788</text:p>
          </table:table-cell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838">
            <text:p>42963098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888">
            <text:p>429630988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938">
            <text:p>4296309938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09988">
            <text:p>4296309988</text:p>
          </table:table-cell>
          <table:table-cell office:value-type="float" office:value="161">
            <text:p>16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038">
            <text:p>4296310038</text:p>
          </table:table-cell>
          <table:table-cell office:value-type="float" office:value="103">
            <text:p>10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088">
            <text:p>4296310088</text:p>
          </table:table-cell>
          <table:table-cell office:value-type="float" office:value="347">
            <text:p>34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138">
            <text:p>4296310138</text:p>
          </table:table-cell>
          <table:table-cell office:value-type="float" office:value="218">
            <text:p>21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188">
            <text:p>4296310188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238">
            <text:p>4296310238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288">
            <text:p>429631028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338">
            <text:p>4296310338</text:p>
          </table:table-cell>
          <table:table-cell office:value-type="float" office:value="156">
            <text:p>15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388">
            <text:p>4296310388</text:p>
          </table:table-cell>
          <table:table-cell office:value-type="float" office:value="129">
            <text:p>129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438">
            <text:p>4296310438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488">
            <text:p>4296310488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538">
            <text:p>4296310538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588">
            <text:p>4296310588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638">
            <text:p>4296310638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688">
            <text:p>429631068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738">
            <text:p>429631073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788">
            <text:p>429631078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838">
            <text:p>429631083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888">
            <text:p>429631088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938">
            <text:p>42963109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0988">
            <text:p>429631098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038">
            <text:p>42963110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088">
            <text:p>429631108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138">
            <text:p>42963111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188">
            <text:p>429631118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238">
            <text:p>4296311238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325">
            <text:p>4296311325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378">
            <text:p>4296311378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430">
            <text:p>429631143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490">
            <text:p>429631149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542">
            <text:p>4296311542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592">
            <text:p>429631159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642">
            <text:p>429631164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713">
            <text:p>42963117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784">
            <text:p>429631178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845">
            <text:p>429631184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895">
            <text:p>4296311895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945">
            <text:p>4296311945</text:p>
          </table:table-cell>
          <table:table-cell office:value-type="float" office:value="170">
            <text:p>17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1995">
            <text:p>4296311995</text:p>
          </table:table-cell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045">
            <text:p>42963120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095">
            <text:p>4296312095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145">
            <text:p>4296312145</text:p>
          </table:table-cell>
          <table:table-cell office:value-type="float" office:value="178">
            <text:p>17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195">
            <text:p>429631219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245">
            <text:p>4296312245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323">
            <text:p>429631232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391">
            <text:p>4296312391</text:p>
          </table:table-cell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471">
            <text:p>4296312471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521">
            <text:p>429631252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571">
            <text:p>4296312571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621">
            <text:p>4296312621</text:p>
          </table:table-cell>
          <table:table-cell office:value-type="float" office:value="228">
            <text:p>228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671">
            <text:p>429631267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721">
            <text:p>4296312721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771">
            <text:p>4296312771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821">
            <text:p>4296312821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871">
            <text:p>4296312871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921">
            <text:p>4296312921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2971">
            <text:p>42963129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021">
            <text:p>4296313021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071">
            <text:p>4296313071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165">
            <text:p>4296313165</text:p>
          </table:table-cell>
          <table:table-cell office:value-type="float" office:value="116">
            <text:p>11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215">
            <text:p>4296313215</text:p>
          </table:table-cell>
          <table:table-cell office:value-type="float" office:value="114">
            <text:p>11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274">
            <text:p>4296313274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324">
            <text:p>4296313324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377">
            <text:p>4296313377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428">
            <text:p>4296313428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478">
            <text:p>4296313478</text:p>
          </table:table-cell>
          <table:table-cell office:value-type="float" office:value="320">
            <text:p>320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528">
            <text:p>4296313528</text:p>
          </table:table-cell>
          <table:table-cell office:value-type="float" office:value="627">
            <text:p>627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578">
            <text:p>4296313578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632">
            <text:p>4296313632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692">
            <text:p>4296313692</text:p>
          </table:table-cell>
          <table:table-cell office:value-type="float" office:value="123">
            <text:p>12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742">
            <text:p>4296313742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792">
            <text:p>429631379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842">
            <text:p>429631384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893">
            <text:p>4296313893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943">
            <text:p>4296313943</text:p>
          </table:table-cell>
          <table:table-cell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3993">
            <text:p>4296313993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048">
            <text:p>4296314048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098">
            <text:p>4296314098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148">
            <text:p>4296314148</text:p>
          </table:table-cell>
          <table:table-cell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198">
            <text:p>4296314198</text:p>
          </table:table-cell>
          <table:table-cell office:value-type="float" office:value="128">
            <text:p>128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248">
            <text:p>429631424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298">
            <text:p>4296314298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348">
            <text:p>429631434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398">
            <text:p>4296314398</text:p>
          </table:table-cell>
          <table:table-cell office:value-type="float" office:value="163">
            <text:p>16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467">
            <text:p>4296314467</text:p>
          </table:table-cell>
          <table:table-cell office:value-type="float" office:value="157">
            <text:p>157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517">
            <text:p>4296314517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567">
            <text:p>4296314567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635">
            <text:p>429631463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685">
            <text:p>4296314685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735">
            <text:p>429631473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785">
            <text:p>4296314785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849">
            <text:p>4296314849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899">
            <text:p>4296314899</text:p>
          </table:table-cell>
          <table:table-cell office:value-type="float" office:value="236">
            <text:p>23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4952">
            <text:p>4296314952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002">
            <text:p>429631500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106">
            <text:p>4296315106</text:p>
          </table:table-cell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157">
            <text:p>429631515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207">
            <text:p>4296315207</text:p>
          </table:table-cell>
          <table:table-cell office:value-type="float" office:value="266">
            <text:p>266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257">
            <text:p>4296315257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307">
            <text:p>4296315307</text:p>
          </table:table-cell>
          <table:table-cell office:value-type="float" office:value="159">
            <text:p>15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357">
            <text:p>4296315357</text:p>
          </table:table-cell>
          <table:table-cell office:value-type="float" office:value="175">
            <text:p>175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407">
            <text:p>4296315407</text:p>
          </table:table-cell>
          <table:table-cell office:value-type="float" office:value="24">
            <text:p>24</text:p>
          </table:table-cell>
          <table:table-cell table:number-columns-repeated="2"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457">
            <text:p>4296315457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507">
            <text:p>4296315507</text:p>
          </table:table-cell>
          <table:table-cell office:value-type="float" office:value="136">
            <text:p>13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557">
            <text:p>4296315557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607">
            <text:p>4296315607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657">
            <text:p>429631565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720">
            <text:p>4296315720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785">
            <text:p>4296315785</text:p>
          </table:table-cell>
          <table:table-cell office:value-type="float" office:value="294">
            <text:p>294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835">
            <text:p>4296315835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885">
            <text:p>429631588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935">
            <text:p>429631593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5985">
            <text:p>429631598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035">
            <text:p>429631603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086">
            <text:p>429631608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136">
            <text:p>4296316136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186">
            <text:p>4296316186</text:p>
          </table:table-cell>
          <table:table-cell office:value-type="float" office:value="152">
            <text:p>152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236">
            <text:p>4296316236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286">
            <text:p>429631628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336">
            <text:p>4296316336</text:p>
          </table:table-cell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386">
            <text:p>4296316386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436">
            <text:p>429631643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486">
            <text:p>4296316486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536">
            <text:p>429631653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586">
            <text:p>4296316586</text:p>
          </table:table-cell>
          <table:table-cell office:value-type="float" office:value="99">
            <text:p>99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636">
            <text:p>4296316636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686">
            <text:p>429631668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736">
            <text:p>429631673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786">
            <text:p>4296316786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870">
            <text:p>429631687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921">
            <text:p>4296316921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6971">
            <text:p>4296316971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021">
            <text:p>429631702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071">
            <text:p>429631707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121">
            <text:p>4296317121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171">
            <text:p>429631717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221">
            <text:p>429631722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271">
            <text:p>4296317271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321">
            <text:p>4296317321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371">
            <text:p>4296317371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421">
            <text:p>4296317421</text:p>
          </table:table-cell>
          <table:table-cell office:value-type="float" office:value="337">
            <text:p>337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471">
            <text:p>4296317471</text:p>
          </table:table-cell>
          <table:table-cell office:value-type="float" office:value="149">
            <text:p>149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521">
            <text:p>4296317521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571">
            <text:p>4296317571</text:p>
          </table:table-cell>
          <table:table-cell office:value-type="float" office:value="164">
            <text:p>164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621">
            <text:p>4296317621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671">
            <text:p>429631767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729">
            <text:p>4296317729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794">
            <text:p>4296317794</text:p>
          </table:table-cell>
          <table:table-cell office:value-type="float" office:value="203">
            <text:p>203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844">
            <text:p>4296317844</text:p>
          </table:table-cell>
          <table:table-cell office:value-type="float" office:value="107">
            <text:p>107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894">
            <text:p>429631789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944">
            <text:p>429631794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7994">
            <text:p>429631799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044">
            <text:p>429631804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094">
            <text:p>429631809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144">
            <text:p>4296318144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194">
            <text:p>429631819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244">
            <text:p>4296318244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294">
            <text:p>429631829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344">
            <text:p>42963183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394">
            <text:p>429631839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444">
            <text:p>4296318444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494">
            <text:p>4296318494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544">
            <text:p>4296318544</text:p>
          </table:table-cell>
          <table:table-cell office:value-type="float" office:value="262">
            <text:p>262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594">
            <text:p>4296318594</text:p>
          </table:table-cell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644">
            <text:p>429631864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694">
            <text:p>4296318694</text:p>
          </table:table-cell>
          <table:table-cell office:value-type="float" office:value="115">
            <text:p>11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744">
            <text:p>429631874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794">
            <text:p>4296318794</text:p>
          </table:table-cell>
          <table:table-cell office:value-type="float" office:value="183">
            <text:p>183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844">
            <text:p>4296318844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894">
            <text:p>429631889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944">
            <text:p>4296318944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8994">
            <text:p>429631899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044">
            <text:p>429631904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094">
            <text:p>429631909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144">
            <text:p>4296319144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194">
            <text:p>4296319194</text:p>
          </table:table-cell>
          <table:table-cell office:value-type="float" office:value="167">
            <text:p>167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244">
            <text:p>429631924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335">
            <text:p>4296319335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385">
            <text:p>429631938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435">
            <text:p>4296319435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485">
            <text:p>4296319485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535">
            <text:p>4296319535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585">
            <text:p>4296319585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635">
            <text:p>4296319635</text:p>
          </table:table-cell>
          <table:table-cell office:value-type="float" office:value="157">
            <text:p>157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685">
            <text:p>4296319685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735">
            <text:p>4296319735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785">
            <text:p>4296319785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835">
            <text:p>4296319835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885">
            <text:p>429631988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935">
            <text:p>4296319935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19985">
            <text:p>4296319985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035">
            <text:p>4296320035</text:p>
          </table:table-cell>
          <table:table-cell office:value-type="float" office:value="215">
            <text:p>21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085">
            <text:p>4296320085</text:p>
          </table:table-cell>
          <table:table-cell office:value-type="float" office:value="251">
            <text:p>25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168">
            <text:p>4296320168</text:p>
          </table:table-cell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218">
            <text:p>429632021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268">
            <text:p>4296320268</text:p>
          </table:table-cell>
          <table:table-cell office:value-type="float" office:value="310">
            <text:p>310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321">
            <text:p>4296320321</text:p>
          </table:table-cell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371">
            <text:p>4296320371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452">
            <text:p>4296320452</text:p>
          </table:table-cell>
          <table:table-cell office:value-type="float" office:value="87">
            <text:p>8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512">
            <text:p>4296320512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564">
            <text:p>4296320564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615">
            <text:p>4296320615</text:p>
          </table:table-cell>
          <table:table-cell office:value-type="float" office:value="259">
            <text:p>259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665">
            <text:p>4296320665</text:p>
          </table:table-cell>
          <table:table-cell office:value-type="float" office:value="160">
            <text:p>160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717">
            <text:p>429632071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767">
            <text:p>4296320767</text:p>
          </table:table-cell>
          <table:table-cell office:value-type="float" office:value="149">
            <text:p>149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817">
            <text:p>4296320817</text:p>
          </table:table-cell>
          <table:table-cell office:value-type="float" office:value="223">
            <text:p>223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893">
            <text:p>429632089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943">
            <text:p>4296320943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0994">
            <text:p>4296320994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044">
            <text:p>429632104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094">
            <text:p>4296321094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144">
            <text:p>4296321144</text:p>
          </table:table-cell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194">
            <text:p>4296321194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244">
            <text:p>4296321244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294">
            <text:p>4296321294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344">
            <text:p>4296321344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394">
            <text:p>4296321394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444">
            <text:p>4296321444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494">
            <text:p>4296321494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544">
            <text:p>4296321544</text:p>
          </table:table-cell>
          <table:table-cell office:value-type="float" office:value="91">
            <text:p>9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594">
            <text:p>429632159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644">
            <text:p>4296321644</text:p>
          </table:table-cell>
          <table:table-cell office:value-type="float" office:value="207">
            <text:p>207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694">
            <text:p>4296321694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744">
            <text:p>4296321744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794">
            <text:p>4296321794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851">
            <text:p>4296321851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901">
            <text:p>4296321901</text:p>
          </table:table-cell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1990">
            <text:p>4296321990</text:p>
          </table:table-cell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040">
            <text:p>4296322040</text:p>
          </table:table-cell>
          <table:table-cell office:value-type="float" office:value="88">
            <text:p>88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090">
            <text:p>4296322090</text:p>
          </table:table-cell>
          <table:table-cell office:value-type="float" office:value="285">
            <text:p>285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140">
            <text:p>4296322140</text:p>
          </table:table-cell>
          <table:table-cell office:value-type="float" office:value="424">
            <text:p>424</text:p>
          </table:table-cell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190">
            <text:p>4296322190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240">
            <text:p>4296322240</text:p>
          </table:table-cell>
          <table:table-cell office:value-type="float" office:value="191">
            <text:p>19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290">
            <text:p>4296322290</text:p>
          </table:table-cell>
          <table:table-cell office:value-type="float" office:value="161">
            <text:p>161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347">
            <text:p>4296322347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399">
            <text:p>4296322399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449">
            <text:p>4296322449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499">
            <text:p>429632249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553">
            <text:p>4296322553</text:p>
          </table:table-cell>
          <table:table-cell office:value-type="float" office:value="190">
            <text:p>190</text:p>
          </table:table-cell>
          <table:table-cell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603">
            <text:p>4296322603</text:p>
          </table:table-cell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671">
            <text:p>429632267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721">
            <text:p>429632272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771">
            <text:p>429632277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834">
            <text:p>429632283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884">
            <text:p>4296322884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934">
            <text:p>429632293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2984">
            <text:p>429632298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045">
            <text:p>4296323045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102">
            <text:p>429632310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152">
            <text:p>4296323152</text:p>
          </table:table-cell>
          <table:table-cell office:value-type="float" office:value="128">
            <text:p>128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273">
            <text:p>4296323273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323">
            <text:p>429632332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373">
            <text:p>42963233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423">
            <text:p>42963234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473">
            <text:p>42963234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523">
            <text:p>42963235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579">
            <text:p>429632357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646">
            <text:p>429632364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696">
            <text:p>429632369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769">
            <text:p>4296323769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819">
            <text:p>4296323819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913">
            <text:p>4296323913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3964">
            <text:p>4296323964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014">
            <text:p>4296324014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067">
            <text:p>42963240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142">
            <text:p>429632414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192">
            <text:p>429632419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242">
            <text:p>429632424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311">
            <text:p>4296324311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375">
            <text:p>429632437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425">
            <text:p>42963244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488">
            <text:p>429632448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538">
            <text:p>4296324538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603">
            <text:p>429632460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667">
            <text:p>429632466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717">
            <text:p>4296324717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767">
            <text:p>4296324767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817">
            <text:p>4296324817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867">
            <text:p>4296324867</text:p>
          </table:table-cell>
          <table:table-cell office:value-type="float" office:value="164">
            <text:p>16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917">
            <text:p>429632491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4967">
            <text:p>429632496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017">
            <text:p>42963250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067">
            <text:p>429632506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117">
            <text:p>429632511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167">
            <text:p>429632516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217">
            <text:p>42963252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280">
            <text:p>42963252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330">
            <text:p>4296325330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380">
            <text:p>4296325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430">
            <text:p>4296325430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512">
            <text:p>4296325512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562">
            <text:p>429632556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612">
            <text:p>4296325612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662">
            <text:p>4296325662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724">
            <text:p>42963257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774">
            <text:p>4296325774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855">
            <text:p>4296325855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905">
            <text:p>429632590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5959">
            <text:p>429632595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009">
            <text:p>42963260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059">
            <text:p>429632605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109">
            <text:p>429632610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159">
            <text:p>429632615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209">
            <text:p>4296326209</text:p>
          </table:table-cell>
          <table:table-cell office:value-type="float" office:value="15">
            <text:p>15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259">
            <text:p>4296326259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309">
            <text:p>429632630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359">
            <text:p>429632635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409">
            <text:p>4296326409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469">
            <text:p>4296326469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519">
            <text:p>429632651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607">
            <text:p>4296326607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657">
            <text:p>4296326657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707">
            <text:p>4296326707</text:p>
          </table:table-cell>
          <table:table-cell office:value-type="float" office:value="46">
            <text:p>46</text:p>
          </table:table-cell>
          <table:table-cell table:number-columns-repeated="2"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757">
            <text:p>42963267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825">
            <text:p>429632682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877">
            <text:p>429632687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927">
            <text:p>429632692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6978">
            <text:p>429632697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055">
            <text:p>429632705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117">
            <text:p>429632711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178">
            <text:p>429632717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250">
            <text:p>42963272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300">
            <text:p>429632730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350">
            <text:p>42963273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400">
            <text:p>429632740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450">
            <text:p>42963274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500">
            <text:p>429632750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550">
            <text:p>42963275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600">
            <text:p>42963276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650">
            <text:p>42963276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700">
            <text:p>429632770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804">
            <text:p>42963278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854">
            <text:p>42963278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929">
            <text:p>4296327929</text:p>
          </table:table-cell>
          <table:table-cell table:number-columns-repeated="3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7979">
            <text:p>4296327979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029">
            <text:p>4296328029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114">
            <text:p>429632811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164">
            <text:p>4296328164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214">
            <text:p>4296328214</text:p>
          </table:table-cell>
          <table:table-cell office:value-type="float" office:value="81">
            <text:p>81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277">
            <text:p>4296328277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327">
            <text:p>4296328327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377">
            <text:p>4296328377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427">
            <text:p>4296328427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477">
            <text:p>42963284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527">
            <text:p>429632852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577">
            <text:p>429632857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627">
            <text:p>4296328627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677">
            <text:p>4296328677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727">
            <text:p>4296328727</text:p>
          </table:table-cell>
          <table:table-cell office:value-type="float" office:value="232">
            <text:p>232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777">
            <text:p>429632877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827">
            <text:p>42963288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877">
            <text:p>429632887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927">
            <text:p>4296328927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8977">
            <text:p>4296328977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027">
            <text:p>4296329027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077">
            <text:p>429632907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127">
            <text:p>429632912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177">
            <text:p>4296329177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227">
            <text:p>4296329227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277">
            <text:p>429632927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329">
            <text:p>4296329329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379">
            <text:p>4296329379</text:p>
          </table:table-cell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429">
            <text:p>429632942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480">
            <text:p>429632948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530">
            <text:p>4296329530</text:p>
          </table:table-cell>
          <table:table-cell office:value-type="float" office:value="136">
            <text:p>13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580">
            <text:p>4296329580</text:p>
          </table:table-cell>
          <table:table-cell office:value-type="float" office:value="149">
            <text:p>149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630">
            <text:p>4296329630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680">
            <text:p>4296329680</text:p>
          </table:table-cell>
          <table:table-cell office:value-type="float" office:value="118">
            <text:p>118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730">
            <text:p>429632973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780">
            <text:p>4296329780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830">
            <text:p>4296329830</text:p>
          </table:table-cell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880">
            <text:p>4296329880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930">
            <text:p>4296329930</text:p>
          </table:table-cell>
          <table:table-cell office:value-type="float" office:value="37">
            <text:p>37</text:p>
          </table:table-cell>
          <table:table-cell table:number-columns-repeated="2"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29980">
            <text:p>4296329980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030">
            <text:p>4296330030</text:p>
          </table:table-cell>
          <table:table-cell office:value-type="float" office:value="202">
            <text:p>202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080">
            <text:p>4296330080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130">
            <text:p>4296330130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184">
            <text:p>429633018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234">
            <text:p>4296330234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284">
            <text:p>4296330284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338">
            <text:p>4296330338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388">
            <text:p>4296330388</text:p>
          </table:table-cell>
          <table:table-cell office:value-type="float" office:value="74">
            <text:p>7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438">
            <text:p>42963304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491">
            <text:p>429633049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542">
            <text:p>4296330542</text:p>
          </table:table-cell>
          <table:table-cell office:value-type="float" office:value="171">
            <text:p>171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592">
            <text:p>429633059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642">
            <text:p>429633064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692">
            <text:p>4296330692</text:p>
          </table:table-cell>
          <table:table-cell office:value-type="float" office:value="108">
            <text:p>10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742">
            <text:p>4296330742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792">
            <text:p>4296330792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842">
            <text:p>4296330842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893">
            <text:p>4296330893</text:p>
          </table:table-cell>
          <table:table-cell office:value-type="float" office:value="22">
            <text:p>22</text:p>
          </table:table-cell>
          <table:table-cell table:number-columns-repeated="2"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943">
            <text:p>4296330943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0993">
            <text:p>429633099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052">
            <text:p>429633105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102">
            <text:p>4296331102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160">
            <text:p>4296331160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211">
            <text:p>4296331211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265">
            <text:p>4296331265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315">
            <text:p>4296331315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365">
            <text:p>429633136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462">
            <text:p>4296331462</text:p>
          </table:table-cell>
          <table:table-cell office:value-type="float" office:value="127">
            <text:p>12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512">
            <text:p>4296331512</text:p>
          </table:table-cell>
          <table:table-cell office:value-type="float" office:value="136">
            <text:p>1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562">
            <text:p>4296331562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612">
            <text:p>4296331612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662">
            <text:p>4296331662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712">
            <text:p>4296331712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762">
            <text:p>4296331762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812">
            <text:p>429633181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879">
            <text:p>429633187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947">
            <text:p>4296331947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1997">
            <text:p>4296331997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048">
            <text:p>42963320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098">
            <text:p>4296332098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148">
            <text:p>429633214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208">
            <text:p>42963322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283">
            <text:p>429633228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333">
            <text:p>429633233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401">
            <text:p>429633240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453">
            <text:p>42963324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503">
            <text:p>4296332503</text:p>
          </table:table-cell>
          <table:table-cell office:value-type="float" office:value="103">
            <text:p>10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553">
            <text:p>42963325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603">
            <text:p>4296332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666">
            <text:p>42963326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720">
            <text:p>429633272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839">
            <text:p>4296332839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889">
            <text:p>4296332889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2949">
            <text:p>429633294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011">
            <text:p>4296333011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091">
            <text:p>429633309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152">
            <text:p>42963331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202">
            <text:p>429633320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269">
            <text:p>4296333269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319">
            <text:p>42963333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369">
            <text:p>42963333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419">
            <text:p>42963334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469">
            <text:p>42963334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519">
            <text:p>42963335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569">
            <text:p>429633356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619">
            <text:p>429633361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733">
            <text:p>429633373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783">
            <text:p>429633378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833">
            <text:p>4296333833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883">
            <text:p>42963338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3941">
            <text:p>429633394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043">
            <text:p>429633404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125">
            <text:p>4296334125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175">
            <text:p>42963341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225">
            <text:p>429633422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275">
            <text:p>42963342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325">
            <text:p>429633432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378">
            <text:p>429633437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428">
            <text:p>42963344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490">
            <text:p>429633449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551">
            <text:p>429633455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601">
            <text:p>429633460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654">
            <text:p>4296334654</text:p>
          </table:table-cell>
          <table:table-cell office:value-type="float" office:value="152">
            <text:p>152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704">
            <text:p>429633470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754">
            <text:p>429633475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804">
            <text:p>4296334804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854">
            <text:p>429633485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904">
            <text:p>429633490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4954">
            <text:p>429633495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007">
            <text:p>4296335007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057">
            <text:p>429633505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130">
            <text:p>42963351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180">
            <text:p>429633518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230">
            <text:p>4296335230</text:p>
          </table:table-cell>
          <table:table-cell office:value-type="float" office:value="97">
            <text:p>97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280">
            <text:p>4296335280</text:p>
          </table:table-cell>
          <table:table-cell office:value-type="float" office:value="109">
            <text:p>10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330">
            <text:p>429633533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409">
            <text:p>4296335409</text:p>
          </table:table-cell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459">
            <text:p>4296335459</text:p>
          </table:table-cell>
          <table:table-cell office:value-type="float" office:value="118">
            <text:p>118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509">
            <text:p>429633550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559">
            <text:p>429633555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609">
            <text:p>4296335609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659">
            <text:p>4296335659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709">
            <text:p>429633570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759">
            <text:p>42963357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810">
            <text:p>4296335810</text:p>
          </table:table-cell>
          <table:table-cell office:value-type="float" office:value="109">
            <text:p>109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860">
            <text:p>429633586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912">
            <text:p>4296335912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5962">
            <text:p>4296335962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012">
            <text:p>4296336012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069">
            <text:p>429633606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126">
            <text:p>4296336126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216">
            <text:p>4296336216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266">
            <text:p>4296336266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337">
            <text:p>42963363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388">
            <text:p>42963363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446">
            <text:p>4296336446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496">
            <text:p>4296336496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547">
            <text:p>4296336547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597">
            <text:p>4296336597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647">
            <text:p>4296336647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697">
            <text:p>429633669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747">
            <text:p>429633674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802">
            <text:p>42963368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910">
            <text:p>42963369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6965">
            <text:p>429633696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015">
            <text:p>4296337015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076">
            <text:p>429633707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127">
            <text:p>4296337127</text:p>
          </table:table-cell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187">
            <text:p>429633718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237">
            <text:p>4296337237</text:p>
          </table:table-cell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287">
            <text:p>4296337287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337">
            <text:p>429633733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390">
            <text:p>4296337390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440">
            <text:p>4296337440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490">
            <text:p>4296337490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540">
            <text:p>42963375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590">
            <text:p>4296337590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650">
            <text:p>429633765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783">
            <text:p>429633778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894">
            <text:p>429633789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7956">
            <text:p>429633795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038">
            <text:p>429633803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119">
            <text:p>429633811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192">
            <text:p>42963381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272">
            <text:p>429633827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357">
            <text:p>4296338357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411">
            <text:p>429633841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464">
            <text:p>429633846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514">
            <text:p>4296338514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571">
            <text:p>429633857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621">
            <text:p>429633862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671">
            <text:p>429633867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721">
            <text:p>429633872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771">
            <text:p>42963387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821">
            <text:p>42963388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871">
            <text:p>429633887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922">
            <text:p>4296338922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8972">
            <text:p>429633897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022">
            <text:p>429633902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085">
            <text:p>429633908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135">
            <text:p>429633913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185">
            <text:p>429633918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244">
            <text:p>429633924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310">
            <text:p>429633931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398">
            <text:p>4296339398</text:p>
          </table:table-cell>
          <table:table-cell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451">
            <text:p>4296339451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506">
            <text:p>4296339506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581">
            <text:p>429633958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631">
            <text:p>4296339631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681">
            <text:p>4296339681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731">
            <text:p>429633973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781">
            <text:p>429633978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831">
            <text:p>4296339831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929">
            <text:p>42963399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39979">
            <text:p>4296339979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029">
            <text:p>429634002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079">
            <text:p>4296340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129">
            <text:p>4296340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179">
            <text:p>4296340179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229">
            <text:p>4296340229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279">
            <text:p>42963402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334">
            <text:p>4296340334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437">
            <text:p>42963404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492">
            <text:p>429634049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550">
            <text:p>4296340550</text:p>
          </table:table-cell>
          <table:table-cell office:value-type="float" office:value="81">
            <text:p>8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607">
            <text:p>429634060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695">
            <text:p>429634069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757">
            <text:p>429634075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807">
            <text:p>4296340807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857">
            <text:p>429634085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0923">
            <text:p>42963409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061">
            <text:p>429634106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111">
            <text:p>4296341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161">
            <text:p>42963411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211">
            <text:p>429634121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261">
            <text:p>429634126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313">
            <text:p>4296341313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371">
            <text:p>429634137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421">
            <text:p>4296341421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482">
            <text:p>429634148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532">
            <text:p>42963415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604">
            <text:p>429634160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654">
            <text:p>429634165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704">
            <text:p>429634170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771">
            <text:p>42963417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821">
            <text:p>429634182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872">
            <text:p>4296341872</text:p>
          </table:table-cell>
          <table:table-cell office:value-type="float" office:value="122">
            <text:p>122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922">
            <text:p>4296341922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1972">
            <text:p>429634197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022">
            <text:p>429634202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072">
            <text:p>429634207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122">
            <text:p>4296342122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172">
            <text:p>4296342172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229">
            <text:p>42963422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279">
            <text:p>429634227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331">
            <text:p>429634233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381">
            <text:p>4296342381</text:p>
          </table:table-cell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431">
            <text:p>4296342431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formula="of:=37/50" office:value-type="float" office:value="0.74">
            <text:p>0.7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481">
            <text:p>4296342481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531">
            <text:p>4296342531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581">
            <text:p>429634258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631">
            <text:p>42963426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681">
            <text:p>4296342681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731">
            <text:p>429634273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781">
            <text:p>429634278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831">
            <text:p>429634283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881">
            <text:p>4296342881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931">
            <text:p>4296342931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2999">
            <text:p>429634299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083">
            <text:p>4296343083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178">
            <text:p>429634317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228">
            <text:p>42963432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278">
            <text:p>42963432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361">
            <text:p>429634336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429">
            <text:p>42963434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482">
            <text:p>4296343482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565">
            <text:p>42963435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646">
            <text:p>429634364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696">
            <text:p>429634369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746">
            <text:p>4296343746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797">
            <text:p>4296343797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850">
            <text:p>4296343850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900">
            <text:p>4296343900</text:p>
          </table:table-cell>
          <table:table-cell office:value-type="float" office:value="150">
            <text:p>15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3957">
            <text:p>4296343957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028">
            <text:p>4296344028</text:p>
          </table:table-cell>
          <table:table-cell office:value-type="float" office:value="143">
            <text:p>143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078">
            <text:p>4296344078</text:p>
          </table:table-cell>
          <table:table-cell office:value-type="float" office:value="128">
            <text:p>12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132">
            <text:p>4296344132</text:p>
          </table:table-cell>
          <table:table-cell office:value-type="float" office:value="122">
            <text:p>122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230">
            <text:p>4296344230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322">
            <text:p>4296344322</text:p>
          </table:table-cell>
          <table:table-cell office:value-type="float" office:value="89">
            <text:p>8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372">
            <text:p>429634437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424">
            <text:p>42963444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481">
            <text:p>4296344481</text:p>
          </table:table-cell>
          <table:table-cell office:value-type="float" office:value="151">
            <text:p>151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532">
            <text:p>4296344532</text:p>
          </table:table-cell>
          <table:table-cell office:value-type="float" office:value="134">
            <text:p>134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585">
            <text:p>4296344585</text:p>
          </table:table-cell>
          <table:table-cell office:value-type="float" office:value="183">
            <text:p>183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641">
            <text:p>4296344641</text:p>
          </table:table-cell>
          <table:table-cell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691">
            <text:p>4296344691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741">
            <text:p>429634474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791">
            <text:p>4296344791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858">
            <text:p>429634485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908">
            <text:p>4296344908</text:p>
          </table:table-cell>
          <table:table-cell office:value-type="float" office:value="106">
            <text:p>106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4958">
            <text:p>4296344958</text:p>
          </table:table-cell>
          <table:table-cell office:value-type="float" office:value="132">
            <text:p>132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table:formula="of:=33/50" office:value-type="float" office:value="0.66">
            <text:p>0.6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011">
            <text:p>4296345011</text:p>
          </table:table-cell>
          <table:table-cell office:value-type="float" office:value="139">
            <text:p>139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076">
            <text:p>4296345076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135">
            <text:p>429634513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185">
            <text:p>4296345185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252">
            <text:p>429634525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390">
            <text:p>429634539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444">
            <text:p>4296345444</text:p>
          </table:table-cell>
          <table:table-cell table:number-columns-repeated="3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494">
            <text:p>429634549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549">
            <text:p>4296345549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601">
            <text:p>4296345601</text:p>
          </table:table-cell>
          <table:table-cell office:value-type="float" office:value="203">
            <text:p>203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652">
            <text:p>4296345652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703">
            <text:p>4296345703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753">
            <text:p>4296345753</text:p>
          </table:table-cell>
          <table:table-cell office:value-type="float" office:value="137">
            <text:p>137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803">
            <text:p>4296345803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858">
            <text:p>429634585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923">
            <text:p>4296345923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5974">
            <text:p>429634597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027">
            <text:p>4296346027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090">
            <text:p>4296346090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148">
            <text:p>4296346148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198">
            <text:p>429634619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275">
            <text:p>4296346275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345">
            <text:p>4296346345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406">
            <text:p>429634640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460">
            <text:p>429634646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510">
            <text:p>4296346510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633">
            <text:p>4296346633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731">
            <text:p>42963467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805">
            <text:p>429634680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855">
            <text:p>429634685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908">
            <text:p>42963469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6992">
            <text:p>429634699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049">
            <text:p>42963470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103">
            <text:p>4296347103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156">
            <text:p>429634715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247">
            <text:p>4296347247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305">
            <text:p>4296347305</text:p>
          </table:table-cell>
          <table:table-cell office:value-type="float" office:value="111">
            <text:p>11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377">
            <text:p>4296347377</text:p>
          </table:table-cell>
          <table:table-cell table:number-columns-repeated="3"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427">
            <text:p>4296347427</text:p>
          </table:table-cell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492">
            <text:p>4296347492</text:p>
          </table:table-cell>
          <table:table-cell office:value-type="float" office:value="148">
            <text:p>148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558">
            <text:p>4296347558</text:p>
          </table:table-cell>
          <table:table-cell office:value-type="float" office:value="138">
            <text:p>13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627">
            <text:p>4296347627</text:p>
          </table:table-cell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813">
            <text:p>4296347813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7877">
            <text:p>429634787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050">
            <text:p>429634805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100">
            <text:p>4296348100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150">
            <text:p>4296348150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200">
            <text:p>4296348200</text:p>
          </table:table-cell>
          <table:table-cell office:value-type="float" office:value="142">
            <text:p>14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261">
            <text:p>4296348261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311">
            <text:p>4296348311</text:p>
          </table:table-cell>
          <table:table-cell office:value-type="float" office:value="124">
            <text:p>12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371">
            <text:p>4296348371</text:p>
          </table:table-cell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422">
            <text:p>4296348422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486">
            <text:p>429634848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537">
            <text:p>42963485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587">
            <text:p>4296348587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680">
            <text:p>429634868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751">
            <text:p>42963487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801">
            <text:p>4296348801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872">
            <text:p>429634887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922">
            <text:p>4296348922</text:p>
          </table:table-cell>
          <table:table-cell office:value-type="float" office:value="169">
            <text:p>169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8986">
            <text:p>4296348986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040">
            <text:p>429634904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097">
            <text:p>4296349097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151">
            <text:p>429634915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222">
            <text:p>4296349222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280">
            <text:p>429634928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346">
            <text:p>429634934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398">
            <text:p>4296349398</text:p>
          </table:table-cell>
          <table:table-cell office:value-type="float" office:value="101">
            <text:p>101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534">
            <text:p>429634953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584">
            <text:p>4296349584</text:p>
          </table:table-cell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649">
            <text:p>4296349649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699">
            <text:p>4296349699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749">
            <text:p>4296349749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826">
            <text:p>4296349826</text:p>
          </table:table-cell>
          <table:table-cell office:value-type="float" office:value="121">
            <text:p>12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876">
            <text:p>429634987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933">
            <text:p>429634993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49983">
            <text:p>4296349983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061">
            <text:p>429635006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130">
            <text:p>429635013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180">
            <text:p>4296350180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277">
            <text:p>4296350277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328">
            <text:p>429635032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378">
            <text:p>429635037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428">
            <text:p>4296350428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478">
            <text:p>429635047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530">
            <text:p>429635053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580">
            <text:p>4296350580</text:p>
          </table:table-cell>
          <table:table-cell office:value-type="float" office:value="196">
            <text:p>196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663">
            <text:p>4296350663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729">
            <text:p>42963507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779">
            <text:p>4296350779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830">
            <text:p>4296350830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923">
            <text:p>42963509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0976">
            <text:p>429635097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027">
            <text:p>429635102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086">
            <text:p>4296351086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171">
            <text:p>4296351171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221">
            <text:p>429635122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271">
            <text:p>4296351271</text:p>
          </table:table-cell>
          <table:table-cell office:value-type="float" office:value="123">
            <text:p>12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325">
            <text:p>4296351325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421">
            <text:p>4296351421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515">
            <text:p>429635151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565">
            <text:p>4296351565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623">
            <text:p>429635162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742">
            <text:p>4296351742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792">
            <text:p>42963517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849">
            <text:p>42963518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907">
            <text:p>429635190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1978">
            <text:p>429635197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039">
            <text:p>429635203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114">
            <text:p>4296352114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164">
            <text:p>429635216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223">
            <text:p>4296352223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273">
            <text:p>4296352273</text:p>
          </table:table-cell>
          <table:table-cell office:value-type="float" office:value="235">
            <text:p>235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327">
            <text:p>4296352327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377">
            <text:p>4296352377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441">
            <text:p>429635244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506">
            <text:p>4296352506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562">
            <text:p>4296352562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620">
            <text:p>42963526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679">
            <text:p>4296352679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734">
            <text:p>42963527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871">
            <text:p>429635287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921">
            <text:p>429635292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2971">
            <text:p>429635297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024">
            <text:p>429635302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083">
            <text:p>4296353083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133">
            <text:p>4296353133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191">
            <text:p>4296353191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242">
            <text:p>429635324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305">
            <text:p>4296353305</text:p>
          </table:table-cell>
          <table:table-cell office:value-type="float" office:value="30">
            <text:p>30</text:p>
          </table:table-cell>
          <table:table-cell table:number-columns-repeated="2"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382">
            <text:p>429635338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452">
            <text:p>4296353452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514">
            <text:p>42963535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592">
            <text:p>429635359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643">
            <text:p>429635364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693">
            <text:p>429635369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743">
            <text:p>4296353743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table:formula="of:=42/50" office:value-type="float" office:value="0.84">
            <text:p>0.8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797">
            <text:p>4296353797</text:p>
          </table:table-cell>
          <table:table-cell office:value-type="float" office:value="207">
            <text:p>207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860">
            <text:p>4296353860</text:p>
          </table:table-cell>
          <table:table-cell office:value-type="float" office:value="185">
            <text:p>185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916">
            <text:p>429635391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3966">
            <text:p>4296353966</text:p>
          </table:table-cell>
          <table:table-cell office:value-type="float" office:value="126">
            <text:p>1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048">
            <text:p>4296354048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111">
            <text:p>42963541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161">
            <text:p>4296354161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211">
            <text:p>4296354211</text:p>
          </table:table-cell>
          <table:table-cell office:value-type="float" office:value="153">
            <text:p>153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289">
            <text:p>4296354289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359">
            <text:p>4296354359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420">
            <text:p>4296354420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470">
            <text:p>429635447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567">
            <text:p>429635456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627">
            <text:p>4296354627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678">
            <text:p>4296354678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728">
            <text:p>4296354728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801">
            <text:p>4296354801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851">
            <text:p>4296354851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907">
            <text:p>4296354907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4985">
            <text:p>429635498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046">
            <text:p>4296355046</text:p>
          </table:table-cell>
          <table:table-cell office:value-type="float" office:value="228">
            <text:p>22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096">
            <text:p>4296355096</text:p>
          </table:table-cell>
          <table:table-cell office:value-type="float" office:value="225">
            <text:p>22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146">
            <text:p>4296355146</text:p>
          </table:table-cell>
          <table:table-cell office:value-type="float" office:value="158">
            <text:p>158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196">
            <text:p>4296355196</text:p>
          </table:table-cell>
          <table:table-cell office:value-type="float" office:value="328">
            <text:p>328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246">
            <text:p>4296355246</text:p>
          </table:table-cell>
          <table:table-cell office:value-type="float" office:value="344">
            <text:p>344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301">
            <text:p>429635530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355">
            <text:p>4296355355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435">
            <text:p>4296355435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491">
            <text:p>4296355491</text:p>
          </table:table-cell>
          <table:table-cell office:value-type="float" office:value="127">
            <text:p>12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548">
            <text:p>4296355548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610">
            <text:p>4296355610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700">
            <text:p>4296355700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756">
            <text:p>4296355756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855">
            <text:p>4296355855</text:p>
          </table:table-cell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5931">
            <text:p>4296355931</text:p>
          </table:table-cell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011">
            <text:p>4296356011</text:p>
          </table:table-cell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061">
            <text:p>4296356061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144">
            <text:p>4296356144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201">
            <text:p>4296356201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363">
            <text:p>429635636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413">
            <text:p>4296356413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463">
            <text:p>4296356463</text:p>
          </table:table-cell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513">
            <text:p>4296356513</text:p>
          </table:table-cell>
          <table:table-cell office:value-type="float" office:value="144">
            <text:p>14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575">
            <text:p>4296356575</text:p>
          </table:table-cell>
          <table:table-cell office:value-type="float" office:value="311">
            <text:p>31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625">
            <text:p>4296356625</text:p>
          </table:table-cell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683">
            <text:p>429635668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762">
            <text:p>4296356762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938">
            <text:p>4296356938</text:p>
          </table:table-cell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6992">
            <text:p>429635699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063">
            <text:p>4296357063</text:p>
          </table:table-cell>
          <table:table-cell office:value-type="float" office:value="102">
            <text:p>10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118">
            <text:p>4296357118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184">
            <text:p>429635718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240">
            <text:p>4296357240</text:p>
          </table:table-cell>
          <table:table-cell office:value-type="float" office:value="165">
            <text:p>165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292">
            <text:p>4296357292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348">
            <text:p>4296357348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402">
            <text:p>4296357402</text:p>
          </table:table-cell>
          <table:table-cell office:value-type="float" office:value="166">
            <text:p>166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453">
            <text:p>4296357453</text:p>
          </table:table-cell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518">
            <text:p>429635751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617">
            <text:p>429635761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679">
            <text:p>4296357679</text:p>
          </table:table-cell>
          <table:table-cell office:value-type="float" office:value="160">
            <text:p>16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729">
            <text:p>429635772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781">
            <text:p>4296357781</text:p>
          </table:table-cell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855">
            <text:p>4296357855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936">
            <text:p>4296357936</text:p>
          </table:table-cell>
          <table:table-cell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7986">
            <text:p>4296357986</text:p>
          </table:table-cell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036">
            <text:p>4296358036</text:p>
          </table:table-cell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086">
            <text:p>429635808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136">
            <text:p>4296358136</text:p>
          </table:table-cell>
          <table:table-cell office:value-type="float" office:value="134">
            <text:p>134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188">
            <text:p>4296358188</text:p>
          </table:table-cell>
          <table:table-cell office:value-type="float" office:value="155">
            <text:p>15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264">
            <text:p>429635826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314">
            <text:p>4296358314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372">
            <text:p>429635837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440">
            <text:p>4296358440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507">
            <text:p>4296358507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565">
            <text:p>4296358565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619">
            <text:p>4296358619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669">
            <text:p>4296358669</text:p>
          </table:table-cell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730">
            <text:p>429635873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780">
            <text:p>429635878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830">
            <text:p>429635883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887">
            <text:p>429635888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8950">
            <text:p>429635895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003">
            <text:p>4296359003</text:p>
          </table:table-cell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065">
            <text:p>429635906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123">
            <text:p>4296359123</text:p>
          </table:table-cell>
          <table:table-cell office:value-type="float" office:value="145">
            <text:p>14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180">
            <text:p>429635918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230">
            <text:p>4296359230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280">
            <text:p>4296359280</text:p>
          </table:table-cell>
          <table:table-cell office:value-type="float" office:value="155">
            <text:p>15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354">
            <text:p>4296359354</text:p>
          </table:table-cell>
          <table:table-cell office:value-type="float" office:value="186">
            <text:p>1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431">
            <text:p>429635943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490">
            <text:p>429635949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552">
            <text:p>4296359552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628">
            <text:p>4296359628</text:p>
          </table:table-cell>
          <table:table-cell office:value-type="float" office:value="241">
            <text:p>24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694">
            <text:p>4296359694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776">
            <text:p>4296359776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830">
            <text:p>429635983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880">
            <text:p>4296359880</text:p>
          </table:table-cell>
          <table:table-cell office:value-type="float" office:value="269">
            <text:p>269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942">
            <text:p>4296359942</text:p>
          </table:table-cell>
          <table:table-cell office:value-type="float" office:value="217">
            <text:p>21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59993">
            <text:p>4296359993</text:p>
          </table:table-cell>
          <table:table-cell office:value-type="float" office:value="281">
            <text:p>281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043">
            <text:p>4296360043</text:p>
          </table:table-cell>
          <table:table-cell office:value-type="float" office:value="456">
            <text:p>45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102">
            <text:p>4296360102</text:p>
          </table:table-cell>
          <table:table-cell office:value-type="float" office:value="404">
            <text:p>404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152">
            <text:p>4296360152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211">
            <text:p>4296360211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261">
            <text:p>4296360261</text:p>
          </table:table-cell>
          <table:table-cell office:value-type="float" office:value="411">
            <text:p>411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361">
            <text:p>4296360361</text:p>
          </table:table-cell>
          <table:table-cell office:value-type="float" office:value="147">
            <text:p>14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425">
            <text:p>429636042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506">
            <text:p>4296360506</text:p>
          </table:table-cell>
          <table:table-cell office:value-type="float" office:value="141">
            <text:p>14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556">
            <text:p>4296360556</text:p>
          </table:table-cell>
          <table:table-cell office:value-type="float" office:value="528">
            <text:p>528</text:p>
          </table:table-cell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614">
            <text:p>4296360614</text:p>
          </table:table-cell>
          <table:table-cell office:value-type="float" office:value="362">
            <text:p>362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table:formula="of:=45/50" office:value-type="float" office:value="0.9">
            <text:p>0.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664">
            <text:p>4296360664</text:p>
          </table:table-cell>
          <table:table-cell office:value-type="float" office:value="410">
            <text:p>410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727">
            <text:p>4296360727</text:p>
          </table:table-cell>
          <table:table-cell office:value-type="float" office:value="471">
            <text:p>471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779">
            <text:p>4296360779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829">
            <text:p>4296360829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879">
            <text:p>4296360879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946">
            <text:p>4296360946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0996">
            <text:p>4296360996</text:p>
          </table:table-cell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077">
            <text:p>429636107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127">
            <text:p>4296361127</text:p>
          </table:table-cell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177">
            <text:p>4296361177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227">
            <text:p>4296361227</text:p>
          </table:table-cell>
          <table:table-cell office:value-type="float" office:value="543">
            <text:p>543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281">
            <text:p>4296361281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332">
            <text:p>4296361332</text:p>
          </table:table-cell>
          <table:table-cell office:value-type="float" office:value="315">
            <text:p>31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382">
            <text:p>429636138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441">
            <text:p>4296361441</text:p>
          </table:table-cell>
          <table:table-cell office:value-type="float" office:value="558">
            <text:p>558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500">
            <text:p>4296361500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550">
            <text:p>4296361550</text:p>
          </table:table-cell>
          <table:table-cell office:value-type="float" office:value="177">
            <text:p>177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600">
            <text:p>4296361600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653">
            <text:p>4296361653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706">
            <text:p>4296361706</text:p>
          </table:table-cell>
          <table:table-cell office:value-type="float" office:value="233">
            <text:p>23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758">
            <text:p>4296361758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808">
            <text:p>4296361808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858">
            <text:p>4296361858</text:p>
          </table:table-cell>
          <table:table-cell office:value-type="float" office:value="230">
            <text:p>23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908">
            <text:p>4296361908</text:p>
          </table:table-cell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1958">
            <text:p>429636195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009">
            <text:p>4296362009</text:p>
          </table:table-cell>
          <table:table-cell office:value-type="float" office:value="183">
            <text:p>183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097">
            <text:p>4296362097</text:p>
          </table:table-cell>
          <table:table-cell office:value-type="float" office:value="417">
            <text:p>417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147">
            <text:p>4296362147</text:p>
          </table:table-cell>
          <table:table-cell office:value-type="float" office:value="646">
            <text:p>646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206">
            <text:p>4296362206</text:p>
          </table:table-cell>
          <table:table-cell office:value-type="float" office:value="132">
            <text:p>13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256">
            <text:p>4296362256</text:p>
          </table:table-cell>
          <table:table-cell office:value-type="float" office:value="884">
            <text:p>884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formula="of:=38/50" office:value-type="float" office:value="0.76">
            <text:p>0.7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306">
            <text:p>4296362306</text:p>
          </table:table-cell>
          <table:table-cell office:value-type="float" office:value="688">
            <text:p>688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356">
            <text:p>4296362356</text:p>
          </table:table-cell>
          <table:table-cell office:value-type="float" office:value="357">
            <text:p>35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406">
            <text:p>429636240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456">
            <text:p>429636245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506">
            <text:p>42963625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559">
            <text:p>4296362559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609">
            <text:p>4296362609</text:p>
          </table:table-cell>
          <table:table-cell office:value-type="float" office:value="455">
            <text:p>455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660">
            <text:p>429636266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733">
            <text:p>4296362733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820">
            <text:p>4296362820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873">
            <text:p>4296362873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938">
            <text:p>4296362938</text:p>
          </table:table-cell>
          <table:table-cell office:value-type="float" office:value="351">
            <text:p>351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2988">
            <text:p>429636298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047">
            <text:p>4296363047</text:p>
          </table:table-cell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103">
            <text:p>4296363103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153">
            <text:p>4296363153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205">
            <text:p>4296363205</text:p>
          </table:table-cell>
          <table:table-cell office:value-type="float" office:value="205">
            <text:p>20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255">
            <text:p>4296363255</text:p>
          </table:table-cell>
          <table:table-cell office:value-type="float" office:value="310">
            <text:p>3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360">
            <text:p>4296363360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428">
            <text:p>4296363428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490">
            <text:p>429636349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540">
            <text:p>4296363540</text:p>
          </table:table-cell>
          <table:table-cell office:value-type="float" office:value="216">
            <text:p>21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594">
            <text:p>4296363594</text:p>
          </table:table-cell>
          <table:table-cell office:value-type="float" office:value="134">
            <text:p>13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644">
            <text:p>4296363644</text:p>
          </table:table-cell>
          <table:table-cell office:value-type="float" office:value="539">
            <text:p>539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694">
            <text:p>4296363694</text:p>
          </table:table-cell>
          <table:table-cell office:value-type="float" office:value="413">
            <text:p>413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762">
            <text:p>4296363762</text:p>
          </table:table-cell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821">
            <text:p>4296363821</text:p>
          </table:table-cell>
          <table:table-cell office:value-type="float" office:value="259">
            <text:p>259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872">
            <text:p>4296363872</text:p>
          </table:table-cell>
          <table:table-cell office:value-type="float" office:value="214">
            <text:p>21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922">
            <text:p>4296363922</text:p>
          </table:table-cell>
          <table:table-cell office:value-type="float" office:value="422">
            <text:p>42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3975">
            <text:p>4296363975</text:p>
          </table:table-cell>
          <table:table-cell office:value-type="float" office:value="228">
            <text:p>22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025">
            <text:p>4296364025</text:p>
          </table:table-cell>
          <table:table-cell office:value-type="float" office:value="317">
            <text:p>317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089">
            <text:p>4296364089</text:p>
          </table:table-cell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139">
            <text:p>4296364139</text:p>
          </table:table-cell>
          <table:table-cell office:value-type="float" office:value="266">
            <text:p>266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192">
            <text:p>4296364192</text:p>
          </table:table-cell>
          <table:table-cell office:value-type="float" office:value="284">
            <text:p>284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242">
            <text:p>4296364242</text:p>
          </table:table-cell>
          <table:table-cell office:value-type="float" office:value="270">
            <text:p>270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292">
            <text:p>4296364292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342">
            <text:p>429636434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392">
            <text:p>4296364392</text:p>
          </table:table-cell>
          <table:table-cell office:value-type="float" office:value="205">
            <text:p>20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442">
            <text:p>4296364442</text:p>
          </table:table-cell>
          <table:table-cell office:value-type="float" office:value="183">
            <text:p>18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492">
            <text:p>4296364492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549">
            <text:p>4296364549</text:p>
          </table:table-cell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616">
            <text:p>4296364616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666">
            <text:p>4296364666</text:p>
          </table:table-cell>
          <table:table-cell office:value-type="float" office:value="169">
            <text:p>169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745">
            <text:p>4296364745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824">
            <text:p>42963648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874">
            <text:p>4296364874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924">
            <text:p>4296364924</text:p>
          </table:table-cell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4974">
            <text:p>42963649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025">
            <text:p>42963650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101">
            <text:p>4296365101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151">
            <text:p>4296365151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206">
            <text:p>4296365206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267">
            <text:p>4296365267</text:p>
          </table:table-cell>
          <table:table-cell office:value-type="float" office:value="148">
            <text:p>14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317">
            <text:p>429636531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397">
            <text:p>429636539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455">
            <text:p>429636545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505">
            <text:p>429636550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555">
            <text:p>42963655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605">
            <text:p>42963656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655">
            <text:p>4296365655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712">
            <text:p>4296365712</text:p>
          </table:table-cell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762">
            <text:p>4296365762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812">
            <text:p>4296365812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862">
            <text:p>42963658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912">
            <text:p>4296365912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5962">
            <text:p>4296365962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012">
            <text:p>429636601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062">
            <text:p>4296366062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112">
            <text:p>429636611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162">
            <text:p>429636616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212">
            <text:p>42963662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262">
            <text:p>4296366262</text:p>
          </table:table-cell>
          <table:table-cell office:value-type="float" office:value="354">
            <text:p>35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312">
            <text:p>4296366312</text:p>
          </table:table-cell>
          <table:table-cell office:value-type="float" office:value="205">
            <text:p>205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362">
            <text:p>4296366362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412">
            <text:p>4296366412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462">
            <text:p>4296366462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512">
            <text:p>4296366512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562">
            <text:p>4296366562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612">
            <text:p>42963666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676">
            <text:p>4296366676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726">
            <text:p>4296366726</text:p>
          </table:table-cell>
          <table:table-cell office:value-type="float" office:value="455">
            <text:p>455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776">
            <text:p>4296366776</text:p>
          </table:table-cell>
          <table:table-cell office:value-type="float" office:value="415">
            <text:p>415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826">
            <text:p>4296366826</text:p>
          </table:table-cell>
          <table:table-cell office:value-type="float" office:value="521">
            <text:p>521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 table:formula="of:=35/50" office:value-type="float" office:value="0.7">
            <text:p>0.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876">
            <text:p>4296366876</text:p>
          </table:table-cell>
          <table:table-cell office:value-type="float" office:value="498">
            <text:p>498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table:formula="of:=37/50" office:value-type="float" office:value="0.74">
            <text:p>0.7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926">
            <text:p>4296366926</text:p>
          </table:table-cell>
          <table:table-cell office:value-type="float" office:value="547">
            <text:p>547</text:p>
          </table:table-cell>
          <table:table-cell office:value-type="float" office:value="87">
            <text:p>87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6976">
            <text:p>4296366976</text:p>
          </table:table-cell>
          <table:table-cell office:value-type="float" office:value="333">
            <text:p>333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026">
            <text:p>4296367026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088">
            <text:p>4296367088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138">
            <text:p>4296367138</text:p>
          </table:table-cell>
          <table:table-cell office:value-type="float" office:value="186">
            <text:p>186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198">
            <text:p>4296367198</text:p>
          </table:table-cell>
          <table:table-cell office:value-type="float" office:value="328">
            <text:p>328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248">
            <text:p>4296367248</text:p>
          </table:table-cell>
          <table:table-cell office:value-type="float" office:value="149">
            <text:p>14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298">
            <text:p>4296367298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348">
            <text:p>4296367348</text:p>
          </table:table-cell>
          <table:table-cell office:value-type="float" office:value="319">
            <text:p>319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398">
            <text:p>4296367398</text:p>
          </table:table-cell>
          <table:table-cell office:value-type="float" office:value="329">
            <text:p>329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487">
            <text:p>4296367487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537">
            <text:p>4296367537</text:p>
          </table:table-cell>
          <table:table-cell office:value-type="float" office:value="192">
            <text:p>19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587">
            <text:p>4296367587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637">
            <text:p>4296367637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690">
            <text:p>429636769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750">
            <text:p>4296367750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844">
            <text:p>4296367844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894">
            <text:p>429636789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7995">
            <text:p>4296367995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066">
            <text:p>4296368066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132">
            <text:p>4296368132</text:p>
          </table:table-cell>
          <table:table-cell office:value-type="float" office:value="305">
            <text:p>305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203">
            <text:p>4296368203</text:p>
          </table:table-cell>
          <table:table-cell office:value-type="float" office:value="373">
            <text:p>373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277">
            <text:p>4296368277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375">
            <text:p>429636837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425">
            <text:p>429636842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509">
            <text:p>4296368509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563">
            <text:p>4296368563</text:p>
          </table:table-cell>
          <table:table-cell office:value-type="float" office:value="191">
            <text:p>19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633">
            <text:p>429636863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683">
            <text:p>4296368683</text:p>
          </table:table-cell>
          <table:table-cell office:value-type="float" office:value="193">
            <text:p>19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16/50" office:value-type="float" office:value="0.32">
            <text:p>0.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733">
            <text:p>4296368733</text:p>
          </table:table-cell>
          <table:table-cell office:value-type="float" office:value="149">
            <text:p>149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795">
            <text:p>4296368795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845">
            <text:p>4296368845</text:p>
          </table:table-cell>
          <table:table-cell office:value-type="float" office:value="342">
            <text:p>34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895">
            <text:p>4296368895</text:p>
          </table:table-cell>
          <table:table-cell office:value-type="float" office:value="742">
            <text:p>742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945">
            <text:p>4296368945</text:p>
          </table:table-cell>
          <table:table-cell office:value-type="float" office:value="586">
            <text:p>586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8995">
            <text:p>4296368995</text:p>
          </table:table-cell>
          <table:table-cell office:value-type="float" office:value="707">
            <text:p>707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table:formula="of:=36/50" office:value-type="float" office:value="0.72">
            <text:p>0.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056">
            <text:p>4296369056</text:p>
          </table:table-cell>
          <table:table-cell office:value-type="float" office:value="396">
            <text:p>396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106">
            <text:p>4296369106</text:p>
          </table:table-cell>
          <table:table-cell office:value-type="float" office:value="440">
            <text:p>440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156">
            <text:p>4296369156</text:p>
          </table:table-cell>
          <table:table-cell office:value-type="float" office:value="445">
            <text:p>44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206">
            <text:p>4296369206</text:p>
          </table:table-cell>
          <table:table-cell office:value-type="float" office:value="152">
            <text:p>15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263">
            <text:p>4296369263</text:p>
          </table:table-cell>
          <table:table-cell office:value-type="float" office:value="406">
            <text:p>406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313">
            <text:p>4296369313</text:p>
          </table:table-cell>
          <table:table-cell office:value-type="float" office:value="95">
            <text:p>95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363">
            <text:p>4296369363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413">
            <text:p>4296369413</text:p>
          </table:table-cell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463">
            <text:p>4296369463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520">
            <text:p>4296369520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584">
            <text:p>4296369584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634">
            <text:p>429636963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684">
            <text:p>429636968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734">
            <text:p>4296369734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784">
            <text:p>4296369784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834">
            <text:p>429636983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908">
            <text:p>429636990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69960">
            <text:p>4296369960</text:p>
          </table:table-cell>
          <table:table-cell office:value-type="float" office:value="180">
            <text:p>18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010">
            <text:p>4296370010</text:p>
          </table:table-cell>
          <table:table-cell office:value-type="float" office:value="431">
            <text:p>43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085">
            <text:p>4296370085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145">
            <text:p>4296370145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7/50"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195">
            <text:p>4296370195</text:p>
          </table:table-cell>
          <table:table-cell office:value-type="float" office:value="519">
            <text:p>519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245">
            <text:p>4296370245</text:p>
          </table:table-cell>
          <table:table-cell office:value-type="float" office:value="537">
            <text:p>537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310">
            <text:p>429637031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375">
            <text:p>4296370375</text:p>
          </table:table-cell>
          <table:table-cell office:value-type="float" office:value="570">
            <text:p>570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425">
            <text:p>4296370425</text:p>
          </table:table-cell>
          <table:table-cell office:value-type="float" office:value="1089">
            <text:p>1089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formula="of:=44/50" office:value-type="float" office:value="0.88">
            <text:p>0.8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492">
            <text:p>4296370492</text:p>
          </table:table-cell>
          <table:table-cell office:value-type="float" office:value="730">
            <text:p>730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569">
            <text:p>4296370569</text:p>
          </table:table-cell>
          <table:table-cell office:value-type="float" office:value="355">
            <text:p>35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619">
            <text:p>4296370619</text:p>
          </table:table-cell>
          <table:table-cell office:value-type="float" office:value="510">
            <text:p>51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669">
            <text:p>4296370669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719">
            <text:p>4296370719</text:p>
          </table:table-cell>
          <table:table-cell office:value-type="float" office:value="405">
            <text:p>405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769">
            <text:p>4296370769</text:p>
          </table:table-cell>
          <table:table-cell office:value-type="float" office:value="148">
            <text:p>148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819">
            <text:p>4296370819</text:p>
          </table:table-cell>
          <table:table-cell office:value-type="float" office:value="449">
            <text:p>449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table:formula="of:=37/50" office:value-type="float" office:value="0.74">
            <text:p>0.7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869">
            <text:p>4296370869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919">
            <text:p>4296370919</text:p>
          </table:table-cell>
          <table:table-cell office:value-type="float" office:value="222">
            <text:p>222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0969">
            <text:p>4296370969</text:p>
          </table:table-cell>
          <table:table-cell office:value-type="float" office:value="431">
            <text:p>431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019">
            <text:p>4296371019</text:p>
          </table:table-cell>
          <table:table-cell office:value-type="float" office:value="552">
            <text:p>552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table:formula="of:=34/50" office:value-type="float" office:value="0.68">
            <text:p>0.6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069">
            <text:p>429637106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126">
            <text:p>4296371126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176">
            <text:p>4296371176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226">
            <text:p>429637122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276">
            <text:p>4296371276</text:p>
          </table:table-cell>
          <table:table-cell office:value-type="float" office:value="157">
            <text:p>15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326">
            <text:p>4296371326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388">
            <text:p>4296371388</text:p>
          </table:table-cell>
          <table:table-cell office:value-type="float" office:value="645">
            <text:p>645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table:formula="of:=20/50"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438">
            <text:p>4296371438</text:p>
          </table:table-cell>
          <table:table-cell office:value-type="float" office:value="553">
            <text:p>553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table:formula="of:=41/50" office:value-type="float" office:value="0.82">
            <text:p>0.8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488">
            <text:p>4296371488</text:p>
          </table:table-cell>
          <table:table-cell office:value-type="float" office:value="559">
            <text:p>559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538">
            <text:p>4296371538</text:p>
          </table:table-cell>
          <table:table-cell office:value-type="float" office:value="455">
            <text:p>455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588">
            <text:p>4296371588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638">
            <text:p>429637163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4/50"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688">
            <text:p>4296371688</text:p>
          </table:table-cell>
          <table:table-cell office:value-type="float" office:value="266">
            <text:p>26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750">
            <text:p>4296371750</text:p>
          </table:table-cell>
          <table:table-cell office:value-type="float" office:value="125">
            <text:p>12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801">
            <text:p>4296371801</text:p>
          </table:table-cell>
          <table:table-cell office:value-type="float" office:value="212">
            <text:p>21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851">
            <text:p>4296371851</text:p>
          </table:table-cell>
          <table:table-cell office:value-type="float" office:value="260">
            <text:p>26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1973">
            <text:p>4296371973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038">
            <text:p>4296372038</text:p>
          </table:table-cell>
          <table:table-cell office:value-type="float" office:value="287">
            <text:p>28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088">
            <text:p>4296372088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table:formula="of:=30/50" office:value-type="float" office:value="0.6">
            <text:p>0.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172">
            <text:p>4296372172</text:p>
          </table:table-cell>
          <table:table-cell office:value-type="float" office:value="335">
            <text:p>33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222">
            <text:p>4296372222</text:p>
          </table:table-cell>
          <table:table-cell office:value-type="float" office:value="1143">
            <text:p>1143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table:formula="of:=45/50" office:value-type="float" office:value="0.9">
            <text:p>0.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272">
            <text:p>4296372272</text:p>
          </table:table-cell>
          <table:table-cell office:value-type="float" office:value="660">
            <text:p>660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322">
            <text:p>4296372322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372">
            <text:p>4296372372</text:p>
          </table:table-cell>
          <table:table-cell office:value-type="float" office:value="157">
            <text:p>157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19/50"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422">
            <text:p>42963724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472">
            <text:p>4296372472</text:p>
          </table:table-cell>
          <table:table-cell office:value-type="float" office:value="337">
            <text:p>337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539">
            <text:p>4296372539</text:p>
          </table:table-cell>
          <table:table-cell office:value-type="float" office:value="53">
            <text:p>53</text:p>
          </table:table-cell>
          <table:table-cell table:number-columns-repeated="2"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614">
            <text:p>4296372614</text:p>
          </table:table-cell>
          <table:table-cell office:value-type="float" office:value="194">
            <text:p>19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696">
            <text:p>429637269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5/50"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746">
            <text:p>4296372746</text:p>
          </table:table-cell>
          <table:table-cell office:value-type="float" office:value="456">
            <text:p>456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table:formula="of:=31/50"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796">
            <text:p>4296372796</text:p>
          </table:table-cell>
          <table:table-cell office:value-type="float" office:value="530">
            <text:p>530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table:formula="of:=32/50" office:value-type="float" office:value="0.64">
            <text:p>0.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846">
            <text:p>4296372846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table:formula="of:=29/50" office:value-type="float" office:value="0.58">
            <text:p>0.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896">
            <text:p>4296372896</text:p>
          </table:table-cell>
          <table:table-cell office:value-type="float" office:value="215">
            <text:p>215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formula="of:=23/50"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946">
            <text:p>4296372946</text:p>
          </table:table-cell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table:formula="of:=21/50" office:value-type="float" office:value="0.42">
            <text:p>0.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2996">
            <text:p>4296372996</text:p>
          </table:table-cell>
          <table:table-cell office:value-type="float" office:value="309">
            <text:p>309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formula="of:=28/50" office:value-type="float" office:value="0.56">
            <text:p>0.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047">
            <text:p>4296373047</text:p>
          </table:table-cell>
          <table:table-cell office:value-type="float" office:value="197">
            <text:p>197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table:formula="of:=25/50" office:value-type="float" office:value="0.5">
            <text:p>0.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097">
            <text:p>4296373097</text:p>
          </table:table-cell>
          <table:table-cell office:value-type="float" office:value="271">
            <text:p>271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147">
            <text:p>4296373147</text:p>
          </table:table-cell>
          <table:table-cell office:value-type="float" office:value="139">
            <text:p>139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14/50"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197">
            <text:p>429637319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2/50"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247">
            <text:p>4296373247</text:p>
          </table:table-cell>
          <table:table-cell office:value-type="float" office:value="304">
            <text:p>30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297">
            <text:p>4296373297</text:p>
          </table:table-cell>
          <table:table-cell office:value-type="float" office:value="221">
            <text:p>22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348">
            <text:p>4296373348</text:p>
          </table:table-cell>
          <table:table-cell office:value-type="float" office:value="324">
            <text:p>32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398">
            <text:p>4296373398</text:p>
          </table:table-cell>
          <table:table-cell office:value-type="float" office:value="208">
            <text:p>20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448">
            <text:p>4296373448</text:p>
          </table:table-cell>
          <table:table-cell office:value-type="float" office:value="328">
            <text:p>328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18/50"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498">
            <text:p>4296373498</text:p>
          </table:table-cell>
          <table:table-cell office:value-type="float" office:value="988">
            <text:p>988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table:formula="of:=46/50" office:value-type="float" office:value="0.92">
            <text:p>0.9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579">
            <text:p>4296373579</text:p>
          </table:table-cell>
          <table:table-cell office:value-type="float" office:value="568">
            <text:p>568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table:formula="of:=27/50" office:value-type="float" office:value="0.54">
            <text:p>0.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650">
            <text:p>4296373650</text:p>
          </table:table-cell>
          <table:table-cell office:value-type="float" office:value="213">
            <text:p>21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709">
            <text:p>4296373709</text:p>
          </table:table-cell>
          <table:table-cell office:value-type="float" office:value="477">
            <text:p>477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22/50"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771">
            <text:p>4296373771</text:p>
          </table:table-cell>
          <table:table-cell office:value-type="float" office:value="266">
            <text:p>266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24/50" office:value-type="float" office:value="0.48">
            <text:p>0.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851">
            <text:p>4296373851</text:p>
          </table:table-cell>
          <table:table-cell office:value-type="float" office:value="511">
            <text:p>511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table:formula="of:=33/50" office:value-type="float" office:value="0.66">
            <text:p>0.6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901">
            <text:p>4296373901</text:p>
          </table:table-cell>
          <table:table-cell office:value-type="float" office:value="497">
            <text:p>497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15/50"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3951">
            <text:p>4296373951</text:p>
          </table:table-cell>
          <table:table-cell office:value-type="float" office:value="312">
            <text:p>312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table:formula="of:=9/50"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001">
            <text:p>42963740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051">
            <text:p>42963740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102">
            <text:p>4296374102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230">
            <text:p>4296374230</text:p>
          </table:table-cell>
          <table:table-cell office:value-type="float" office:value="294">
            <text:p>294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12/50"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320">
            <text:p>429637432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370">
            <text:p>429637437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420">
            <text:p>429637442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494">
            <text:p>42963744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1/50"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550">
            <text:p>4296374550</text:p>
          </table:table-cell>
          <table:table-cell office:value-type="float" office:value="185">
            <text:p>18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8/50"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642">
            <text:p>4296374642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11/50"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698">
            <text:p>4296374698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17/50"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776">
            <text:p>4296374776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3/50"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848">
            <text:p>4296374848</text:p>
          </table:table-cell>
          <table:table-cell office:value-type="float" office:value="196">
            <text:p>19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10/50"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908">
            <text:p>4296374908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6/50"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4976">
            <text:p>4296374976</text:p>
          </table:table-cell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13/50"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028">
            <text:p>4296375028</text:p>
          </table:table-cell>
          <table:table-cell office:value-type="float" office:value="324">
            <text:p>324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formula="of:=26/50" office:value-type="float" office:value="0.52">
            <text:p>0.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078">
            <text:p>429637507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156">
            <text:p>4296375156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206">
            <text:p>4296375206</text:p>
          </table:table-cell>
          <table:table-cell office:value-type="float" office:value="334">
            <text:p>33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290">
            <text:p>4296375290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340">
            <text:p>4296375340</text:p>
          </table:table-cell>
          <table:table-cell office:value-type="float" office:value="455">
            <text:p>455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428">
            <text:p>4296375428</text:p>
          </table:table-cell>
          <table:table-cell office:value-type="float" office:value="314">
            <text:p>31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506">
            <text:p>4296375506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556">
            <text:p>4296375556</text:p>
          </table:table-cell>
          <table:table-cell office:value-type="float" office:value="544">
            <text:p>544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607">
            <text:p>4296375607</text:p>
          </table:table-cell>
          <table:table-cell office:value-type="float" office:value="255">
            <text:p>25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657">
            <text:p>4296375657</text:p>
          </table:table-cell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707">
            <text:p>4296375707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757">
            <text:p>4296375757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807">
            <text:p>429637580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857">
            <text:p>429637585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5947">
            <text:p>4296375947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047">
            <text:p>4296376047</text:p>
          </table:table-cell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097">
            <text:p>429637609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147">
            <text:p>4296376147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197">
            <text:p>4296376197</text:p>
          </table:table-cell>
          <table:table-cell office:value-type="float" office:value="177">
            <text:p>17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247">
            <text:p>4296376247</text:p>
          </table:table-cell>
          <table:table-cell office:value-type="float" office:value="242">
            <text:p>24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300">
            <text:p>4296376300</text:p>
          </table:table-cell>
          <table:table-cell office:value-type="float" office:value="602">
            <text:p>60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372">
            <text:p>4296376372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429">
            <text:p>4296376429</text:p>
          </table:table-cell>
          <table:table-cell office:value-type="float" office:value="422">
            <text:p>42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485">
            <text:p>429637648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535">
            <text:p>4296376535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589">
            <text:p>4296376589</text:p>
          </table:table-cell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639">
            <text:p>4296376639</text:p>
          </table:table-cell>
          <table:table-cell office:value-type="float" office:value="287">
            <text:p>28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689">
            <text:p>4296376689</text:p>
          </table:table-cell>
          <table:table-cell office:value-type="float" office:value="657">
            <text:p>65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0.44">
            <text:p>0.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741">
            <text:p>4296376741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792">
            <text:p>4296376792</text:p>
          </table:table-cell>
          <table:table-cell office:value-type="float" office:value="266">
            <text:p>26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873">
            <text:p>4296376873</text:p>
          </table:table-cell>
          <table:table-cell office:value-type="float" office:value="312">
            <text:p>31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923">
            <text:p>4296376923</text:p>
          </table:table-cell>
          <table:table-cell office:value-type="float" office:value="314">
            <text:p>31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6973">
            <text:p>42963769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023">
            <text:p>42963770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073">
            <text:p>42963770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123">
            <text:p>42963771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173">
            <text:p>42963771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223">
            <text:p>42963772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273">
            <text:p>42963772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323">
            <text:p>42963773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373">
            <text:p>42963773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423">
            <text:p>4296377423</text:p>
          </table:table-cell>
          <table:table-cell office:value-type="float" office:value="601">
            <text:p>60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473">
            <text:p>42963774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523">
            <text:p>42963775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573">
            <text:p>429637757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623">
            <text:p>429637762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674">
            <text:p>4296377674</text:p>
          </table:table-cell>
          <table:table-cell office:value-type="float" office:value="224">
            <text:p>22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724">
            <text:p>4296377724</text:p>
          </table:table-cell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774">
            <text:p>4296377774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824">
            <text:p>4296377824</text:p>
          </table:table-cell>
          <table:table-cell office:value-type="float" office:value="699">
            <text:p>699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874">
            <text:p>429637787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924">
            <text:p>429637792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7974">
            <text:p>4296377974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024">
            <text:p>4296378024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080">
            <text:p>4296378080</text:p>
          </table:table-cell>
          <table:table-cell office:value-type="float" office:value="168">
            <text:p>16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130">
            <text:p>4296378130</text:p>
          </table:table-cell>
          <table:table-cell office:value-type="float" office:value="630">
            <text:p>630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180">
            <text:p>4296378180</text:p>
          </table:table-cell>
          <table:table-cell office:value-type="float" office:value="441">
            <text:p>44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230">
            <text:p>4296378230</text:p>
          </table:table-cell>
          <table:table-cell office:value-type="float" office:value="613">
            <text:p>61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280">
            <text:p>42963782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330">
            <text:p>42963783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380">
            <text:p>42963783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430">
            <text:p>42963784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480">
            <text:p>42963784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530">
            <text:p>42963785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580">
            <text:p>42963785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630">
            <text:p>42963786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680">
            <text:p>42963786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730">
            <text:p>42963787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780">
            <text:p>42963787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830">
            <text:p>4296378830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880">
            <text:p>4296378880</text:p>
          </table:table-cell>
          <table:table-cell office:value-type="float" office:value="672">
            <text:p>672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930">
            <text:p>4296378930</text:p>
          </table:table-cell>
          <table:table-cell office:value-type="float" office:value="229">
            <text:p>22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8980">
            <text:p>42963789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030">
            <text:p>42963790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080">
            <text:p>42963790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130">
            <text:p>42963791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180">
            <text:p>42963791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230">
            <text:p>42963792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280">
            <text:p>4296379280</text:p>
          </table:table-cell>
          <table:table-cell office:value-type="float" office:value="1113">
            <text:p>1113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330">
            <text:p>4296379330</text:p>
          </table:table-cell>
          <table:table-cell office:value-type="float" office:value="547">
            <text:p>54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380">
            <text:p>42963793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430">
            <text:p>42963794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480">
            <text:p>42963794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530">
            <text:p>42963795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580">
            <text:p>42963795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630">
            <text:p>42963796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680">
            <text:p>42963796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730">
            <text:p>42963797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780">
            <text:p>42963797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830">
            <text:p>429637983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880">
            <text:p>4296379880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949">
            <text:p>4296379949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79999">
            <text:p>4296379999</text:p>
          </table:table-cell>
          <table:table-cell office:value-type="float" office:value="628">
            <text:p>62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049">
            <text:p>42963800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099">
            <text:p>42963800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149">
            <text:p>42963801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199">
            <text:p>42963801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249">
            <text:p>42963802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299">
            <text:p>42963802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349">
            <text:p>4296380349</text:p>
          </table:table-cell>
          <table:table-cell office:value-type="float" office:value="294">
            <text:p>29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399">
            <text:p>4296380399</text:p>
          </table:table-cell>
          <table:table-cell office:value-type="float" office:value="378">
            <text:p>37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449">
            <text:p>4296380449</text:p>
          </table:table-cell>
          <table:table-cell office:value-type="float" office:value="672">
            <text:p>672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499">
            <text:p>42963804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549">
            <text:p>42963805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599">
            <text:p>42963805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649">
            <text:p>42963806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699">
            <text:p>42963806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749">
            <text:p>42963807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799">
            <text:p>42963807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849">
            <text:p>42963808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899">
            <text:p>42963808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949">
            <text:p>42963809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0999">
            <text:p>4296380999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049">
            <text:p>4296381049</text:p>
          </table:table-cell>
          <table:table-cell office:value-type="float" office:value="327">
            <text:p>32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099">
            <text:p>4296381099</text:p>
          </table:table-cell>
          <table:table-cell office:value-type="float" office:value="218">
            <text:p>21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149">
            <text:p>42963811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199">
            <text:p>42963811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249">
            <text:p>42963812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299">
            <text:p>42963812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349">
            <text:p>42963813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399">
            <text:p>42963813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449">
            <text:p>4296381449</text:p>
          </table:table-cell>
          <table:table-cell office:value-type="float" office:value="1063">
            <text:p>1063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499">
            <text:p>4296381499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549">
            <text:p>42963815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599">
            <text:p>42963815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649">
            <text:p>42963816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699">
            <text:p>42963816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749">
            <text:p>42963817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799">
            <text:p>42963817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849">
            <text:p>42963818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899">
            <text:p>42963818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949">
            <text:p>42963819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1999">
            <text:p>429638199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049">
            <text:p>4296382049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138">
            <text:p>429638213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188">
            <text:p>4296382188</text:p>
          </table:table-cell>
          <table:table-cell office:value-type="float" office:value="552">
            <text:p>55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238">
            <text:p>42963822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288">
            <text:p>429638228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338">
            <text:p>42963823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388">
            <text:p>429638238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438">
            <text:p>4296382438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491">
            <text:p>4296382491</text:p>
          </table:table-cell>
          <table:table-cell office:value-type="float" office:value="733">
            <text:p>73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541">
            <text:p>4296382541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591">
            <text:p>42963825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641">
            <text:p>42963826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691">
            <text:p>42963826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741">
            <text:p>42963827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791">
            <text:p>42963827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841">
            <text:p>42963828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891">
            <text:p>42963828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941">
            <text:p>42963829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2991">
            <text:p>42963829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041">
            <text:p>42963830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091">
            <text:p>42963830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141">
            <text:p>42963831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191">
            <text:p>429638319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241">
            <text:p>42963832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291">
            <text:p>42963832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341">
            <text:p>42963833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391">
            <text:p>42963833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441">
            <text:p>42963834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491">
            <text:p>42963834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541">
            <text:p>429638354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591">
            <text:p>4296383591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641">
            <text:p>4296383641</text:p>
          </table:table-cell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691">
            <text:p>42963836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741">
            <text:p>42963837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791">
            <text:p>42963837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841">
            <text:p>42963838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891">
            <text:p>42963838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941">
            <text:p>42963839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3991">
            <text:p>42963839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041">
            <text:p>42963840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091">
            <text:p>42963840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141">
            <text:p>42963841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191">
            <text:p>42963841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241">
            <text:p>42963842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291">
            <text:p>42963842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341">
            <text:p>42963843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391">
            <text:p>42963843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441">
            <text:p>42963844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491">
            <text:p>42963844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541">
            <text:p>429638454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591">
            <text:p>429638459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96384641">
            <text:p>429638464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read</text:p>
          </table:table-cell>
          <table:table-cell office:value-type="float" office:value="1918">
            <text:p>1918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20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3T20:29:06.77</dc:date>
    <dc:creator>Holly Decker</dc:creator>
    <meta:generator>OpenOffice.org/3.2$Win32 OpenOffice.org_project/320m12$Build-9483</meta:generator>
    <meta:editing-duration>PT04H29M14S</meta:editing-duration>
    <meta:editing-cycles>21</meta:editing-cycles>
    <meta:document-statistic meta:table-count="2" meta:cell-count="1866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01cm" svg:height="22.908cm" xlink:href=".." chart:class="chart:bar" chart:style-name="ch1">
        <chart:title svg:x="13.105cm" svg:y="0.459cm" chart:style-name="ch2">
          <text:p>Total CPU Utilization</text:p>
        </chart:title>
        <chart:subtitle svg:x="14.587cm" svg:y="1.42cm" chart:style-name="ch3">
          <text:p>N = 1</text:p>
        </chart:subtitle>
        <chart:legend chart:legend-position="end" svg:x="27.076cm" svg:y="11.146cm" chart:style-name="ch4"/>
        <chart:plot-area chart:style-name="ch5" table:cell-range-address="2gb.A3:2gb.A405 2gb.F1:2gb.F1 2gb.F3:2gb.F405" chart:data-source-has-labels="both" svg:x="0.602cm" svg:y="2.329cm" svg:width="25.873cm" svg:height="19.406cm">
          <chart:axis chart:dimension="x" chart:name="primary-x" chart:style-name="ch6">
            <chart:title svg:x="13.114cm" svg:y="21.595cm" chart:style-name="ch7">
              <text:p>Jiffies</text:p>
            </chart:title>
            <chart:categories table:cell-range-address="2gb.A3:2gb.A405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2gb.F3:2gb.F405" chart:label-cell-address="2gb.F1:2gb.F1" chart:class="chart:bar">
            <chart:data-point chart:repeated="40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2gb.F1:2gb.F1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2gb.A3:2gb.A405">4296093458</text:p>
              </table:table-cell>
              <table:table-cell office:value-type="float" office:value="0.4">
                <text:p text:id="2gb.F3:2gb.F405">0.4</text:p>
              </table:table-cell>
            </table:table-row>
            <table:table-row>
              <table:table-cell office:value-type="string">
                <text:p>429609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094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5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0955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095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5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09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5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097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7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5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0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50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099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9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5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00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5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10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5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0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5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03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4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4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5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05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5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55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06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7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7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0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09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1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5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1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5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11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1355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83cm" svg:height="20.764cm" xlink:href=".." chart:class="chart:bar" chart:style-name="ch1">
        <chart:title svg:x="13.046cm" svg:y="0.416cm" chart:style-name="ch2">
          <text:p>Total CPU Utilization</text:p>
        </chart:title>
        <chart:subtitle svg:x="14.528cm" svg:y="1.334cm" chart:style-name="ch3">
          <text:p>N = 5</text:p>
        </chart:subtitle>
        <chart:legend chart:legend-position="end" svg:x="26.935cm" svg:y="10.074cm" chart:style-name="ch4"/>
        <chart:plot-area chart:style-name="ch5" table:cell-range-address="2gb.H3:2gb.H414 2gb.L1:2gb.L1 2gb.L3:2gb.L414" chart:data-source-has-labels="both" svg:x="0.599cm" svg:y="2.2cm" svg:width="25.738cm" svg:height="17.52cm">
          <chart:axis chart:dimension="x" chart:name="primary-x" chart:style-name="ch6">
            <chart:title svg:x="13.044cm" svg:y="19.537cm" chart:style-name="ch7">
              <text:p>Jiffies</text:p>
            </chart:title>
            <chart:categories table:cell-range-address="2gb.H3:2gb.H414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2gb.L3:2gb.L414" chart:label-cell-address="2gb.L1:2gb.L1" chart:class="chart:bar">
            <chart:data-point chart:repeated="4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2gb.L1:2gb.L1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2gb.H3:2gb.H414">4296166664</text:p>
              </table:table-cell>
              <table:table-cell office:value-type="float" office:value="0.84">
                <text:p text:id="2gb.L3:2gb.L414">0.84</text:p>
              </table:table-cell>
            </table:table-row>
            <table:table-row>
              <table:table-cell office:value-type="string">
                <text:p>429616671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1667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16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76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16781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2961678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6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7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886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29616891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16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699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16996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17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09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1710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17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19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1720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17206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17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29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7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06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17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396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74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406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1741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17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11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17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1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17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0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7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1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1771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7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0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7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1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7816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78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0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7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1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7916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79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7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1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18016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8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0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0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11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811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18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0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8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1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18216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8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01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8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1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8316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8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0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8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1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18416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184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4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0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1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1851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185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0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18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1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1861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186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70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187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1871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18717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187225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29cm" svg:height="13.365cm" xlink:href=".." chart:class="chart:bar" chart:style-name="ch1">
        <chart:title svg:x="10.226cm" svg:y="0.268cm" chart:style-name="ch2">
          <text:p>Case 2</text:p>
        </chart:title>
        <chart:subtitle svg:x="9.154cm" svg:y="1.038cm" chart:style-name="ch3">
          <text:p>Total Utilization for N</text:p>
        </chart:subtitle>
        <chart:legend chart:legend-position="end" svg:x="20.558cm" svg:y="6.374cm" chart:style-name="ch4"/>
        <chart:plot-area chart:style-name="ch5" table:cell-range-address="casestudy2.A426:casestudy2.A429 casestudy2.B427:casestudy2.B429" chart:data-source-has-labels="both" svg:x="0.436cm" svg:y="1.756cm" svg:width="19.687cm" svg:height="11.009cm">
          <chart:axis chart:dimension="x" chart:name="primary-x" chart:style-name="ch6">
            <chart:title svg:x="9.406cm" svg:y="12.434cm" chart:style-name="ch7">
              <text:p>N instances</text:p>
            </chart:title>
            <chart:categories table:cell-range-address="casestudy2.A427:casestudy2.A42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casestudy2.B427:casestudy2.B429" chart:label-cell-address="casestudy2.A426:casestudy2.A42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A426:casestudy2.A426">N</text:p>
              </table:table-cell>
            </table:table-row>
          </table:table-header-rows>
          <table:table-rows>
            <table:table-row>
              <table:table-cell office:value-type="string">
                <text:p text:id="casestudy2.A427:casestudy2.A429">1</text:p>
              </table:table-cell>
              <table:table-cell office:value-type="float" office:value="104">
                <text:p text:id="casestudy2.B427:casestudy2.B429"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5">
                <text:p>1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476cm" svg:height="23.401cm" xlink:href=".." chart:class="chart:bar" chart:style-name="ch1">
        <chart:title svg:x="17.714cm" svg:y="0.469cm" chart:style-name="ch2">
          <text:p>Total Utilization N = 1</text:p>
        </chart:title>
        <chart:legend chart:legend-position="end" svg:x="36.238cm" svg:y="11.392cm" chart:style-name="ch3"/>
        <chart:plot-area chart:style-name="ch4" table:cell-range-address="casestudy2.A3:casestudy2.A404 casestudy2.D2:casestudy2.D404" chart:data-source-has-labels="both" svg:x="0.789cm" svg:y="1.44cm" svg:width="34.661cm" svg:height="20.758cm">
          <chart:axis chart:dimension="x" chart:name="primary-x" chart:style-name="ch5">
            <chart:title svg:x="17.695cm" svg:y="22.068cm" chart:style-name="ch6">
              <text:p>Jiffies</text:p>
            </chart:title>
            <chart:categories table:cell-range-address="casestudy2.A3:casestudy2.A40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D3:casestudy2.D404" chart:label-cell-address="casestudy2.D2:casestudy2.D2" chart:class="chart:bar">
            <chart:data-point chart:repeated="4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D2:casestudy2.D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A3:casestudy2.A404">4295779882</text:p>
              </table:table-cell>
              <table:table-cell office:value-type="float" office:value="28">
                <text:p text:id="casestudy2.D3:casestudy2.D404">28</text:p>
              </table:table-cell>
            </table:table-row>
            <table:table-row>
              <table:table-cell office:value-type="string">
                <text:p>429577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7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8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780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78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9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78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578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578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784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785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5786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8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8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578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79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9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77cm" svg:height="26.012cm" xlink:href=".." chart:class="chart:bar" chart:style-name="ch1">
        <chart:title svg:x="18.564cm" svg:y="0.521cm" chart:style-name="ch2">
          <text:p>Total Utilization N = 5</text:p>
        </chart:title>
        <chart:legend chart:legend-position="end" svg:x="37.905cm" svg:y="12.698cm" chart:style-name="ch3"/>
        <chart:plot-area chart:style-name="ch4" table:cell-range-address="casestudy2.E3:casestudy2.E412 casestudy2.H2:casestudy2.H412" chart:data-source-has-labels="both" svg:x="0.823cm" svg:y="1.544cm" svg:width="36.26cm" svg:height="23.109cm">
          <chart:axis chart:dimension="x" chart:name="primary-x" chart:style-name="ch5">
            <chart:title svg:x="18.529cm" svg:y="24.575cm" chart:style-name="ch6">
              <text:p>Jiffies</text:p>
            </chart:title>
            <chart:categories table:cell-range-address="casestudy2.E3:casestudy2.E4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H3:casestudy2.H412" chart:label-cell-address="casestudy2.H2:casestudy2.H2" chart:class="chart:bar">
            <chart:data-point chart:repeated="4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H2:casestudy2.H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E3:casestudy2.E412">4295905264</text:p>
              </table:table-cell>
              <table:table-cell office:value-type="float" office:value="42">
                <text:p text:id="casestudy2.H3:casestudy2.H412">42</text:p>
              </table:table-cell>
            </table:table-row>
            <table:table-row>
              <table:table-cell office:value-type="string">
                <text:p>42959053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59053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90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3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5906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5906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906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959075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9590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5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5908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590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5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95909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10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591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6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591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91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6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5913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4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5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5915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6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7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1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8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9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19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20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20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1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2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23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4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2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59256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95925715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533cm" svg:height="19.237cm" xlink:href=".." chart:class="chart:bar" chart:style-name="ch1">
        <chart:title svg:x="21.623cm" svg:y="0.385cm" chart:style-name="ch2">
          <text:p>Total Utilization N = 11</text:p>
        </chart:title>
        <chart:legend chart:legend-position="end" svg:x="44.134cm" svg:y="9.31cm" chart:style-name="ch3"/>
        <chart:plot-area chart:style-name="ch4" table:cell-range-address="casestudy2.I3:casestudy2.I421 casestudy2.L2:casestudy2.L421" chart:data-source-has-labels="both" svg:x="0.95cm" svg:y="1.272cm" svg:width="42.235cm" svg:height="17.014cm">
          <chart:axis chart:dimension="x" chart:name="primary-x" chart:style-name="ch5">
            <chart:title svg:x="21.643cm" svg:y="18.072cm" chart:style-name="ch6">
              <text:p>Jiffies</text:p>
            </chart:title>
            <chart:categories table:cell-range-address="casestudy2.I3:casestudy2.I4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L3:casestudy2.L421" chart:label-cell-address="casestudy2.L2:casestudy2.L2" chart:class="chart:bar">
            <chart:data-point chart:repeated="4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L2:casestudy2.L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I3:casestudy2.I421">4296075568</text:p>
              </table:table-cell>
              <table:table-cell office:value-type="float" office:value="34">
                <text:p text:id="casestudy2.L3:casestudy2.L421">34</text:p>
              </table:table-cell>
            </table:table-row>
            <table:table-row>
              <table:table-cell office:value-type="string">
                <text:p>42960756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960756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57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57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5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5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7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5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8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960768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60769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69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70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96077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60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0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96078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8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9607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78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7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6079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60791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9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7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9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7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0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02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96080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0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9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1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1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608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0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2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2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22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6082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608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608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5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608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6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3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6086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7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7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7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8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9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9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0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0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1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9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2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2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3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4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9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5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609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6096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6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63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964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96469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88cm" svg:height="19.145cm" xlink:href=".." chart:class="chart:bar" chart:style-name="ch1">
        <chart:title svg:x="11.749cm" svg:y="0.383cm" chart:style-name="ch2">
          <text:p>Total CPU Utilization</text:p>
        </chart:title>
        <chart:subtitle svg:x="13.125cm" svg:y="1.268cm" chart:style-name="ch3">
          <text:p>N = 11</text:p>
        </chart:subtitle>
        <chart:legend chart:legend-position="end" svg:x="24.392cm" svg:y="9.264cm" chart:style-name="ch4"/>
        <chart:plot-area chart:style-name="ch5" table:cell-range-address="2gb.N3:2gb.N1920 2gb.R1:2gb.R1 2gb.R3:2gb.R1920" chart:data-source-has-labels="both" svg:x="0.547cm" svg:y="2.101cm" svg:width="23.299cm" svg:height="16.099cm">
          <chart:axis chart:dimension="x" chart:name="primary-x" chart:style-name="ch6">
            <chart:title svg:x="11.772cm" svg:y="17.984cm" chart:style-name="ch7">
              <text:p>Jiffies</text:p>
            </chart:title>
            <chart:categories table:cell-range-address="2gb.N3:2gb.N1920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2gb.R3:2gb.R1920" chart:label-cell-address="2gb.R1:2gb.R1" chart:class="chart:bar">
            <chart:data-point chart:repeated="19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2gb.R1:2gb.R1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2gb.N3:2gb.N1920">4296277483</text:p>
              </table:table-cell>
              <table:table-cell office:value-type="float" office:value="0.82">
                <text:p text:id="2gb.R3:2gb.R1920">0.82</text:p>
              </table:table-cell>
            </table:table-row>
            <table:table-row>
              <table:table-cell office:value-type="string">
                <text:p>42962775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77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2776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77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2777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7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7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6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787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6278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2788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788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8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798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2799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799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8003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28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088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09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09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810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2810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2962811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29628118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2962812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28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19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2819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820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18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22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28228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28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68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429628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29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8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03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4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83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35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2836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836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373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96283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8383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838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8393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39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840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284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4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44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6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46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8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76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2848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28486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84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496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850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0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2851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5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46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55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855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6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69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857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857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5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59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59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86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6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8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36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74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7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62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7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77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78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79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8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0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19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882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8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4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8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8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888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8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89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9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1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2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8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39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894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4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895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5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69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897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97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8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8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89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8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0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009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3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43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048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05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06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06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07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07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0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0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10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112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117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2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13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13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144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5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15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164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16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7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8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1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21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224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22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23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4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24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25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25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28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285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29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295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300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30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31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2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328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3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3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4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3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5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69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37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37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0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40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41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19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42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2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3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43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44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44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45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460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48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485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49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49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50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50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51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5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20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52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5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3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54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54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55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5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6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566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5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58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958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59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60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61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62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62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63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637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964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64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65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65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66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667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672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67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68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9688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69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69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703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70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7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1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29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34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2973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7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5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75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76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7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799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80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2980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21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3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84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847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85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2985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86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86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2987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87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298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88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2989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29899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2990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91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91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2992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92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29930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29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2994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2994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95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95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29961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29966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2997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2997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2998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2998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2999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29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0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007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0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17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022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027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0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4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05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05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06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06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074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07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0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0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1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30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13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140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14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15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15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16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170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017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18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18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19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195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020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20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211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21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22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22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23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23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024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251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025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0261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271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27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29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305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3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31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322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033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48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3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36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37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37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383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38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39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03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408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41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42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42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433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438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44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044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4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7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478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4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48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493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498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50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05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52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052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53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538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5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548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055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055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056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56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57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59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605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61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18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0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628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3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638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4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648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65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658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663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668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67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0678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0684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0689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0694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06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3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74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2963074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75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7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60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77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776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0781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786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7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79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80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807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081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081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82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0827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83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837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084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85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855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86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0865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87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08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88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885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089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89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9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090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91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91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09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92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093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093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94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094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095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095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096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09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0973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097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098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098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993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099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00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00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013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101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02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02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03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03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04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04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053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05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06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06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07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07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08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0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1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12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132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13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14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149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154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6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17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1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19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120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1209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214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21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22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23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239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247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125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25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26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26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1272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277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282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28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29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30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30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316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32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327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33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337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34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34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1352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357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36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36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37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3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3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38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394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399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40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40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41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419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42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429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43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43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44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45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456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46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46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47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47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48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489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49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50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510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515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52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52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1530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53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1540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54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550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555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560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565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57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157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60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613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1618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62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628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163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63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643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164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16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65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166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66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6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67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68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69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697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70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1707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71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71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17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2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732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737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74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747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75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75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76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7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7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77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7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1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181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182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8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3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1844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84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185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859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86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187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187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188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88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89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89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1904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91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1919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924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93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193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1943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1948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195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1958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1963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196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197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1978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198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1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199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1998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00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008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016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02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026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203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037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2045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05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05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06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206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07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07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2081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08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09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099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10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109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114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211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12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12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13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213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144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2149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215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15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16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216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174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2179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2185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190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19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20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20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221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221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22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29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23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39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24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49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255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260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26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27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27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28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28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229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04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310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31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232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33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3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364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36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376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238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391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39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40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1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3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437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44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53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4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471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247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248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48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249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49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50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1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5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33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5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4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55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55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561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256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57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577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585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5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59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6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62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62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63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63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64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64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65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66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665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670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67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68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68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69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2697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70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71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2717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72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73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7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6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765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7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8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27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79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797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802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281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281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82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2827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3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837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2842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2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5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57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286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67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287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2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89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897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90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907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29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291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292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2927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93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29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294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2948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295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958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296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2968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297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2978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2983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29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99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299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00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3008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013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01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023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302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3033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303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049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05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305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064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06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307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07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08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089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094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099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105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110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116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12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12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13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136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146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3151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315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316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16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3171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317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18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187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19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19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20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209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321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22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228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2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240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24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25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6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29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301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309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31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32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326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3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7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37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38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394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404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4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42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427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432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43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442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44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45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460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3465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34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475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348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485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49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49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50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52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3528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53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54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54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5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55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560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356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581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3586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359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359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60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360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61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62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626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363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63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64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64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365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3659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3664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366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367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68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69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69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70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707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712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3718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723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3728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37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739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74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3749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75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75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765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3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8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87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3882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887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89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897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90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90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91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391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3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93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3939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394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3950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3958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396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3968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3973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3978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398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39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3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0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01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017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2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0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4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04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55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406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6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0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08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09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106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4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116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12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13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13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14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148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15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16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165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170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17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182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18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4192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419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20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420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21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421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227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233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238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243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9634248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25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4258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426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268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4273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28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288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429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299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430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27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4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34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5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6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3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7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37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3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39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39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40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40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4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442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43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4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44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44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445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458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46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4469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4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47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485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49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4495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3450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507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4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518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52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53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54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549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55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4560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4565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57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4575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4580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4585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4592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59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60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609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4614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61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634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64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464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6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66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6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68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685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69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699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70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71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471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72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730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73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742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4749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4755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762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4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7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26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83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483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8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68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8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88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488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89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4898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904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49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15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492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4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496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4974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498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498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499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4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4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05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5058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506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0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0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08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117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27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13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142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515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156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162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174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184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190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519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20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211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521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27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523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6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28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29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297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530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308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31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5319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532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330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33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34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35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35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36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36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374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29635379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5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39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396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40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35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44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447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45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4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467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547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5480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5485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549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49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50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5509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551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5519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552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553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53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5543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54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554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56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57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557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55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593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60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606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561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56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66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67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69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56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740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745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575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76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767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772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5778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578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79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579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580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80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5813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581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582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83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83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844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85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5856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861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866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5873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587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883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588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589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900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590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591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591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592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9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93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59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598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5994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5999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004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010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6015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0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026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036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04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050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05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606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63606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07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6077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0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08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09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09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10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112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117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122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128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13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138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144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615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155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1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165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170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18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618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190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6195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200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209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21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622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225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2963623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623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240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24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255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260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626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27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28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304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31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315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320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6325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33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34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349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35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35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364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369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376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38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638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639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39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640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408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41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424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6429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43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439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44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44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645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46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466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647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48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48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6492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4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5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51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515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520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52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65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53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545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55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55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560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56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57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57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58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58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59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59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60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606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661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61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62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62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63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63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64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646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65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65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666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666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672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677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668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29636687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9636692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6697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670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70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713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719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72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729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73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6739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74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753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75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676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676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775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678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789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799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806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81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8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827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683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84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85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85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686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868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963687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687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88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6894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899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29636905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6910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6915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6920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92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693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93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694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6946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952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695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96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696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697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697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699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699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00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00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01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701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024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031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037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704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963704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056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06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06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707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7076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081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963708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709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096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7101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963710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11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117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712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127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13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13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143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2963714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7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715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16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16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175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180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185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19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203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20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9637217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22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2963722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723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237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247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253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261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2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727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29637279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9637284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9637289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7294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2963729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2963730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2963730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7314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31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32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329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33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733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734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7349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29637357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29637365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370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377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9637385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29637390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395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7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23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4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449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45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464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469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47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48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49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497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7502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637507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51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520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529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753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542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55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55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9637560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56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57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57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5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5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59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604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6376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6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61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762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63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3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64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65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658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663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6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2963767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679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68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9637692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29637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4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7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767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77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777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782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78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779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779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780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808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81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81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963782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78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43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78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883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2963788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2963789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8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2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7928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9637933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79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7994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29637999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96380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2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963803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29638039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29638044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9638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09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10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810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4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29638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1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821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29638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49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2963825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1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9638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5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835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29638364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296383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384641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